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Sans Pro" svg:font-family="'Source Sans Pro'" style:font-family-generic="swiss" style:font-pitch="variable"/>
    <style:font-face style:name="Source Sans Pro Black" svg:font-family="'Source Sans Pro Black'" style:font-adornments="Negra" style:font-pitch="variable"/>
    <style:font-face style:name="Source Sans Pro Black1" svg:font-family="'Source Sans Pro Black'" style:font-family-generic="system" style:font-pitch="variable"/>
    <style:font-face style:name="Source Sans Pro Black2" svg:font-family="'Source Sans Pro Black'" style:font-adornments="Negra" style:font-family-generic="system" style:font-pitch="variable"/>
    <style:font-face style:name="Source Sans Pro Light" svg:font-family="'Source Sans Pro Light'" style:font-adornments="Ligera" style:font-pitch="variable"/>
    <style:font-face style:name="Source Sans Pro Light1" svg:font-family="'Source Sans Pro Light'" style:font-adornments="Ligera" style:font-family-generic="system" style:font-pitch="variable"/>
    <style:font-face style:name="Source Sans Pro Light2" svg:font-family="'Source Sans Pro Light'" style:font-family-generic="system" style:font-pitch="variable"/>
    <style:font-face style:name="Source Sans Pro1" svg:font-family="'Source Sans Pro'" style:font-family-generic="swiss"/>
    <style:font-face style:name="Source Sans Pro2" svg:font-family="'Source Sans Pro'" style:font-pitch="variable"/>
    <style:font-face style:name="Source Sans Pro3" svg:font-family="'Source Sans Pro'" style:font-family-generic="system" style:font-pitch="variable"/>
    <style:font-face style:name="Tahoma" svg:font-family="Tahoma" style:font-family-generic="system" style:font-pitch="variable"/>
    <style:font-face style:name="Tahoma1" svg:font-family="Tahoma" style:font-family-generic="swiss"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4.333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9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36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style:paragraph-properties fo:margin-left="0cm" fo:margin-right="0cm" fo:margin-top="0cm" fo:margin-bottom="0.396cm" fo:text-indent="0cm"/>
    </style:style>
    <style:style style:name="P6" style:family="paragraph">
      <style:paragraph-properties fo:margin-left="0cm" fo:margin-right="0cm" fo:margin-top="0cm" fo:margin-bottom="0.298cm" fo:text-indent="0cm"/>
    </style:style>
    <style:style style:name="P7" style:family="paragraph">
      <style:paragraph-properties fo:line-height="100%"/>
    </style:style>
    <style:style style:name="P8" style:family="paragraph">
      <style:paragraph-properties fo:margin-left="0cm" fo:margin-right="0cm" fo:margin-top="0cm" fo:margin-bottom="0.298cm" fo:line-height="100%" fo:text-indent="0cm"/>
    </style:style>
    <style:style style:name="P9" style:family="paragraph">
      <style:paragraph-properties fo:margin-left="0cm" fo:margin-right="0cm" fo:margin-top="0cm" fo:margin-bottom="0.396cm" fo:line-height="100%" fo:text-indent="0cm"/>
    </style:style>
    <style:style style:name="P10" style:family="paragraph">
      <loext:graphic-properties draw:fill-color="#ffffff"/>
      <style:paragraph-properties style:writing-mode="lr-tb"/>
      <style:text-properties fo:font-size="96pt" style:font-size-asian="96pt" style:font-size-complex="96pt"/>
    </style:style>
    <style:style style:name="T1" style:family="text">
      <style:text-properties fo:font-size="27pt"/>
    </style:style>
    <style:style style:name="T2" style:family="text">
      <style:text-properties style:text-position="super 58%" fo:font-size="27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666666" loext:opacity="100%" fo:font-weight="normal" style:font-weight-asian="normal" style:font-weight-complex="normal"/>
    </style:style>
    <style:style style:name="T6" style:family="text">
      <style:text-properties fo:color="#999999" loext:opacity="100%" fo:font-weight="normal" style:font-weight-asian="normal" style:font-weight-complex="normal"/>
    </style:style>
    <style:style style:name="T7" style:family="text">
      <style:text-properties fo:color="#999999" loext:opacity="100%" fo:font-weight="bold" style:font-weight-asian="bold" style:font-weight-complex="bold"/>
    </style:style>
    <style:style style:name="T8" style:family="text">
      <style:text-properties fo:color="#666666" loext:opacity="100%"/>
    </style:style>
    <style:style style:name="T9" style:family="text">
      <style:text-properties fo:color="#999999" loext:opacity="100%"/>
    </style:style>
    <style:style style:name="T10" style:family="text">
      <style:text-properties fo:color="#999999" loext:opacity="100%" style:font-name="Source Sans Pro1" style:font-name-asian="Source Sans Pro1" style:font-name-complex="Source Sans Pro1"/>
    </style:style>
    <style:style style:name="T11" style:family="text">
      <style:text-properties fo:color="#999999" loext:opacity="100%" style:font-name="Source Sans Pro2" style:font-name-asian="Source Sans Pro1" style:font-name-complex="Source Sans Pro1"/>
    </style:style>
    <style:style style:name="T12" style:family="text">
      <style:text-properties fo:color="#000000" loext:opacity="100%" style:font-name="Source Sans Pro2" fo:font-style="italic" style:font-name-asian="Source Sans Pro1" style:font-style-asian="italic" style:font-name-complex="Source Sans Pro1" style:font-style-complex="italic"/>
    </style:style>
    <style:style style:name="T13" style:family="text">
      <style:text-properties fo:color="#000000" loext:opacity="100%" style:font-name="Source Sans Pro2" fo:font-style="normal" style:font-name-asian="Source Sans Pro1" style:font-style-asian="normal" style:font-name-complex="Source Sans Pro1" style:font-style-complex="normal"/>
    </style:style>
    <style:style style:name="T14" style:family="text">
      <style:text-properties fo:color="#666666" loext:opacity="100%" style:font-name="Source Sans Pro2" fo:font-style="normal" style:font-name-asian="Source Sans Pro1" style:font-style-asian="normal" style:font-name-complex="Source Sans Pro1" style:font-style-complex="normal"/>
    </style:style>
    <style:style style:name="T15" style:family="text">
      <style:text-properties fo:color="#666666" loext:opacity="100%" style:font-name="Source Sans Pro1" fo:font-style="normal" style:font-name-asian="Source Sans Pro1" style:font-style-asian="normal" style:font-name-complex="Source Sans Pro1" style:font-style-complex="normal"/>
    </style:style>
    <style:style style:name="T16" style:family="text">
      <style:text-properties fo:color="#999999" loext:opacity="100%" style:font-name="Source Sans Pro2" fo:font-style="normal" style:font-name-asian="Source Sans Pro1" style:font-style-asian="normal" style:font-name-complex="Source Sans Pro1" style:font-style-complex="normal"/>
    </style:style>
    <style:style style:name="T17" style:family="text">
      <style:text-properties fo:color="#000000" loext:opacity="100%" style:text-outline="false" style:text-line-through-style="none" style:text-line-through-type="none" style:font-name="Source Sans Pro2"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18" style:family="text">
      <style:text-properties fo:color="#666666" loext:opacity="100%" style:text-outline="false" style:text-line-through-style="none" style:text-line-through-type="none" style:font-name="Source Sans Pro2"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19" style:family="text">
      <style:text-properties fo:color="#000000" loext:opacity="100%" style:font-name="Source Sans Pro1" fo:font-style="normal" style:font-name-asian="Source Sans Pro1" style:font-style-asian="normal" style:font-name-complex="Source Sans Pro1" style:font-style-complex="normal"/>
    </style:style>
    <style:style style:name="T20" style:family="text">
      <style:text-properties fo:color="#999999" loext:opacity="100%" style:font-name="Source Sans Pro1" fo:font-style="normal" style:font-name-asian="Source Sans Pro1" style:font-style-asian="normal" style:font-name-complex="Source Sans Pro1" style:font-style-complex="normal"/>
    </style:style>
    <style:style style:name="T21" style:family="text">
      <style:text-properties fo:color="#000000" loext:opacity="100%" style:text-outline="false" style:text-line-through-style="none" style:text-line-through-type="none"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22" style:family="text">
      <style:text-properties fo:color="#666666" loext:opacity="100%" style:text-outline="false" style:text-line-through-style="none" style:text-line-through-type="none"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23" style:family="text">
      <style:text-properties fo:color="#000000" loext:opacity="100%" style:text-position="33% 58%" style:font-name="Source Sans Pro2" fo:font-style="normal" style:font-name-asian="Source Sans Pro1" style:font-style-asian="normal" style:font-name-complex="Source Sans Pro1" style:font-style-complex="normal"/>
    </style:style>
    <style:style style:name="T24" style:family="text">
      <style:text-properties fo:color="#666666" loext:opacity="100%" style:text-position="33% 58%" style:font-name="Source Sans Pro2" fo:font-style="normal" style:font-name-asian="Source Sans Pro1" style:font-style-asian="normal" style:font-name-complex="Source Sans Pro1" style:font-style-complex="normal"/>
    </style:style>
    <style:style style:name="T25" style:family="text">
      <style:text-properties fo:color="#000000" loext:opacity="100%" style:text-outline="false" style:text-line-through-style="none" style:text-line-through-type="none" style:font-name="Source Sans Pro2"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26" style:family="text">
      <style:text-properties fo:color="#666666" loext:opacity="100%" style:text-outline="false" style:text-line-through-style="none" style:text-line-through-type="none" style:font-name="Source Sans Pro2"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27" style:family="text">
      <style:text-properties fo:color="#666666" loext:opacity="100%" style:text-outline="false" style:text-line-through-style="none" style:text-line-through-type="none"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28" style:family="text">
      <style:text-properties fo:color="#666666" loext:opacity="100%" style:text-outline="false" style:text-line-through-style="none" style:text-line-through-type="none" style:text-position="33% 58%" style:font-name="Source Sans Pro2"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29" style:family="text">
      <style:text-properties fo:color="#999999" loext:opacity="100%" style:text-outline="false" style:text-line-through-style="none" style:text-line-through-type="none" style:font-name="Source Sans Pro2"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30" style:family="text">
      <style:text-properties fo:color="#999999" loext:opacity="100%" style:text-position="33% 58%" style:font-name="Source Sans Pro2" fo:font-style="normal" style:font-name-asian="Source Sans Pro1" style:font-style-asian="normal" style:font-name-complex="Source Sans Pro1" style:font-style-complex="normal"/>
    </style:style>
    <style:style style:name="T31" style:family="text">
      <style:text-properties fo:font-size="28pt" style:font-size-asian="28pt" style:font-size-complex="28pt"/>
    </style:style>
    <style:style style:name="T32" style:family="text">
      <style:text-properties fo:color="#666666" loext:opacity="100%" fo:font-size="28pt" fo:font-style="italic" style:font-size-asian="28pt" style:font-style-asian="italic" style:font-size-complex="28pt" style:font-style-complex="italic"/>
    </style:style>
    <style:style style:name="T33" style:family="text">
      <style:text-properties fo:color="#999999" loext:opacity="100%" fo:font-size="28pt" fo:font-style="italic" style:font-size-asian="28pt" style:font-style-asian="italic" style:font-size-complex="28pt" style:font-style-complex="italic"/>
    </style:style>
    <style:style style:name="T34" style:family="text">
      <style:text-properties fo:color="#666666" loext:opacity="100%" style:font-name="Source Sans Pro1" fo:font-size="28pt" fo:font-style="italic" fo:background-color="#ffff00" style:font-name-asian="Source Sans Pro1" style:font-size-asian="28pt" style:font-style-asian="italic" style:font-name-complex="Source Sans Pro1" style:font-size-complex="28pt" style:font-style-complex="italic"/>
    </style:style>
    <style:style style:name="T35" style:family="text">
      <style:text-properties fo:color="#666666" loext:opacity="100%" style:font-name="Source Sans Pro2" fo:font-size="28pt" fo:font-style="italic" fo:background-color="#ffff00" style:font-name-asian="Source Sans Pro1" style:font-size-asian="28pt" style:font-style-asian="italic" style:font-name-complex="Source Sans Pro1" style:font-size-complex="28pt" style:font-style-complex="italic"/>
    </style:style>
    <style:style style:name="T36" style:family="text">
      <style:text-properties fo:color="#666666" loext:opacity="100%" style:text-position="33% 58%" style:font-name="Source Sans Pro2" fo:font-size="28pt" fo:font-style="italic" fo:background-color="#ffff00" style:font-name-asian="Source Sans Pro1" style:font-size-asian="28pt" style:font-style-asian="italic" style:font-name-complex="Source Sans Pro1" style:font-size-complex="28pt" style:font-style-complex="italic"/>
    </style:style>
    <style:style style:name="T37" style:family="text">
      <style:text-properties fo:color="#666666" loext:opacity="100%" style:text-position="0% 100%" style:font-name="Source Sans Pro2" fo:font-size="28pt" fo:font-style="italic" style:font-name-asian="Source Sans Pro1" style:font-size-asian="28pt" style:font-style-asian="italic" style:font-name-complex="Source Sans Pro1" style:font-size-complex="28pt" style:font-style-complex="italic"/>
    </style:style>
    <style:style style:name="T38" style:family="text">
      <style:text-properties fo:color="#666666" loext:opacity="100%" style:font-name="Source Sans Pro2" fo:font-size="28pt" fo:font-style="normal" style:font-name-asian="Source Sans Pro1" style:font-size-asian="28pt" style:font-style-asian="normal" style:font-name-complex="Source Sans Pro1" style:font-size-complex="28pt" style:font-style-complex="normal"/>
    </style:style>
    <style:style style:name="T39" style:family="text">
      <style:text-properties fo:color="#000000" loext:opacity="100%" fo:font-weight="normal" style:font-weight-asian="normal" style:font-weight-complex="normal"/>
    </style:style>
    <style:style style:name="T40" style:family="text">
      <style:text-properties fo:color="#666666" loext:opacity="100%" style:text-position="33% 58%" fo:font-weight="normal" style:font-weight-asian="normal" style:font-weight-complex="normal"/>
    </style:style>
    <style:style style:name="T41" style:family="text">
      <style:text-properties fo:color="#000000" loext:opacity="100%" style:text-outline="false" style:text-line-through-style="none" style:text-line-through-type="non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42" style:family="text">
      <style:text-properties fo:color="#666666" loext:opacity="100%" style:text-outline="false" style:text-line-through-style="none" style:text-line-through-type="non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43" style:family="text">
      <style:text-properties fo:color="#666666" loext:opacity="100%" style:text-outline="false" style:text-line-through-style="none" style:text-line-through-type="none" style:text-position="33% 58%"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44" style:family="text">
      <style:text-properties fo:color="#999999" loext:opacity="100%" style:text-outline="false" style:text-line-through-style="none" style:text-line-through-type="none"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45" style:family="text">
      <style:text-properties fo:color="#999999" loext:opacity="100%" style:text-outline="false" style:text-line-through-style="none" style:text-line-through-type="none" style:font-name="Source Sans Pro1" fo:font-size="28pt" fo:font-style="normal" fo:text-shadow="none" style:text-underline-style="solid" style:text-underline-width="auto" style:text-underline-color="font-color"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46" style:family="text">
      <style:text-properties fo:color="#999999" loext:opacity="100%" style:text-outline="false" style:text-line-through-style="none" style:text-line-through-type="none" style:text-position="33% 58%"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47" style:family="text">
      <style:text-properties fo:color="#cccccc" loext:opacity="100%" style:text-outline="false" style:text-line-through-style="none" style:text-line-through-type="none" style:text-position="0% 100%"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48" style:family="text">
      <style:text-properties fo:color="#cccccc" loext:opacity="100%" style:text-position="0% 100%" style:font-name="Source Sans Pro1" fo:font-weight="normal" style:font-name-asian="Source Sans Pro1" style:font-weight-asian="normal" style:font-name-complex="Source Sans Pro1" style:font-weight-complex="normal"/>
    </style:style>
    <style:style style:name="T49" style:family="text">
      <style:text-properties fo:color="#cccccc" loext:opacity="100%" style:text-position="33% 58%" style:font-name="Source Sans Pro1" fo:font-weight="normal" style:font-name-asian="Source Sans Pro1" style:font-weight-asian="normal" style:font-name-complex="Source Sans Pro1" style:font-weight-complex="normal"/>
    </style:style>
    <style:style style:name="T50" style:family="text">
      <style:text-properties fo:color="#000000" loext:opacity="100%" style:text-position="0% 100%" style:font-name="Source Sans Pro1" fo:font-weight="normal" style:font-name-asian="Source Sans Pro1" style:font-weight-asian="normal" style:font-name-complex="Source Sans Pro1" style:font-weight-complex="normal"/>
    </style:style>
    <style:style style:name="T51" style:family="text">
      <style:text-properties fo:color="#000000" loext:opacity="100%" style:text-outline="false" style:text-line-through-style="none" style:text-line-through-type="none" style:text-position="0% 100%"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52" style:family="text">
      <style:text-properties fo:color="#666666" loext:opacity="100%" style:text-outline="false" style:text-line-through-style="none" style:text-line-through-type="none" style:text-position="0% 100%"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53" style:family="text">
      <style:text-properties fo:color="#999999" loext:opacity="100%" style:text-outline="false" style:text-line-through-style="none" style:text-line-through-type="none" style:text-position="0% 100%"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54" style:family="text">
      <style:text-properties fo:color="#999999" loext:opacity="100%" style:text-outline="false" style:text-line-through-style="none" style:text-line-through-type="none" style:text-position="0% 100%" style:font-name="Source Sans Pro1" fo:font-size="28pt" fo:font-style="normal" fo:text-shadow="none" style:text-underline-style="solid" style:text-underline-width="auto" style:text-underline-color="font-color"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55" style:family="text">
      <style:text-properties fo:color="#cccccc" loext:opacity="100%" style:text-outline="false" style:text-line-through-style="none" style:text-line-through-type="none" style:text-position="33% 58%" style:font-name="Source Sans Pro1" fo:font-size="28pt" fo:font-style="normal" fo:text-shadow="none" style:text-underline-style="none"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56" style:family="text">
      <style:text-properties fo:color="#666666" loext:opacity="100%" style:text-outline="false" style:text-line-through-style="none" style:text-line-through-type="none" style:text-position="0% 100%" style:font-name="Source Sans Pro1" fo:font-size="28pt" fo:font-style="normal" fo:text-shadow="none" style:text-underline-style="solid" style:text-underline-width="auto" style:text-underline-color="font-color" fo:font-weight="normal" style:letter-kerning="true"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57" style:family="text">
      <style:text-properties fo:color="#333333" loext:opacity="100%"/>
    </style:style>
    <style:style style:name="T58" style:family="text">
      <style:text-properties fo:color="#333333" loext:opacity="100%" style:text-position="-8% 58%"/>
    </style:style>
    <style:style style:name="T59" style:family="text">
      <style:text-properties fo:color="#333333" loext:opacity="100%" style:font-name="Source Sans Pro1" style:font-name-asian="Source Sans Pro1" style:font-name-complex="Source Sans Pro1"/>
    </style:style>
    <style:style style:name="T60" style:family="text">
      <style:text-properties fo:color="#333333" loext:opacity="100%" style:font-name="Source Sans Pro2" style:font-name-asian="Source Sans Pro1" style:font-name-complex="Source Sans Pro1"/>
    </style:style>
    <style:style style:name="T61" style:family="text">
      <style:text-properties style:font-name="Source Sans Pro2" style:font-name-asian="Source Sans Pro1" style:font-name-complex="Source Sans Pro1"/>
    </style:style>
    <style:style style:name="T62" style:family="text">
      <style:text-properties style:font-name="Source Sans Pro2" fo:letter-spacing="0.06cm" style:font-name-asian="Source Sans Pro1" style:font-name-complex="Source Sans Pro1"/>
    </style:style>
    <style:style style:name="T63" style:family="text">
      <style:text-properties style:font-name="Source Sans Pro2" fo:letter-spacing="0.12cm" fo:font-style="italic" style:font-name-asian="Source Sans Pro1" style:font-style-asian="italic" style:font-name-complex="Source Sans Pro1" style:font-style-complex="italic"/>
    </style:style>
    <style:style style:name="T64" style:family="text">
      <style:text-properties fo:color="#666666" loext:opacity="100%" style:font-name="Source Sans Pro2" style:font-name-asian="Source Sans Pro1" style:font-name-complex="Source Sans Pro1"/>
    </style:style>
    <style:style style:name="T65" style:family="text">
      <style:text-properties fo:background-color="#ff0000"/>
    </style:style>
    <style:style style:name="T66" style:family="text">
      <style:text-properties style:font-name-asian="Source Sans Pro1" style:font-name-complex="Source Sans Pro1"/>
    </style:style>
    <style:style style:name="T67" style:family="text">
      <style:text-properties fo:color="#666666" loext:opacity="100%" style:font-name-asian="Source Sans Pro1" style:font-name-complex="Source Sans Pro1"/>
    </style:style>
    <style:style style:name="T68" style:family="text">
      <style:text-properties fo:color="#666666" loext:opacity="100%" style:font-name="Source Sans Pro1" style:font-name-asian="Source Sans Pro1" style:font-name-complex="Source Sans Pro1"/>
    </style:style>
    <style:style style:name="T69" style:family="text">
      <style:text-properties fo:color="#666666" loext:opacity="100%" style:font-name="Source Sans Pro2" fo:background-color="#ff0000" style:font-name-asian="Source Sans Pro1" style:font-name-complex="Source Sans Pro1"/>
    </style:style>
    <style:style style:name="T70" style:family="text">
      <style:text-properties fo:color="#999999" loext:opacity="100%" style:font-name="Source Sans Pro2" fo:font-style="italic" style:font-name-asian="Source Sans Pro1" style:font-style-asian="italic" style:font-name-complex="Source Sans Pro1" style:font-style-complex="italic"/>
    </style:style>
    <style:style style:name="T71" style:family="text">
      <style:text-properties fo:background-color="#ffbf00"/>
    </style:style>
    <style:style style:name="T72" style:family="text">
      <style:text-properties fo:background-color="transparent"/>
    </style:style>
    <style:style style:name="T73" style:family="text">
      <style:text-properties style:use-window-font-color="true" loext:opacity="0%" style:text-outline="false" style:text-line-through-style="none" style:text-line-through-type="none" style:font-name="Source Sans Pro2"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74" style:family="text">
      <style:text-properties fo:color="#666666" loext:opacity="100%" style:text-outline="false" style:text-line-through-style="none" style:text-line-through-type="none" style:font-name="Source Sans Pro1" fo:font-size="24pt" fo:font-style="normal" fo:text-shadow="none" style:text-underline-style="none" fo:font-weight="normal" style:letter-kerning="true" fo:background-color="#ffbf00"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75" style:family="text">
      <style:text-properties style:use-window-font-color="true" loext:opacity="0%" style:text-outline="false" style:text-line-through-style="none" style:text-line-through-type="none"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76" style:family="text">
      <style:text-properties fo:color="#999999" loext:opacity="100%" style:text-outline="false" style:text-line-through-style="none" style:text-line-through-type="none"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77" style:family="text">
      <style:text-properties style:font-name="Source Sans Pro1" style:font-name-asian="Source Sans Pro1" style:font-name-complex="Source Sans Pro1"/>
    </style:style>
    <style:style style:name="T78" style:family="text">
      <style:text-properties style:text-position="33% 58%"/>
    </style:style>
    <style:style style:name="T79" style:family="text">
      <style:text-properties style:use-window-font-color="true" loext:opacity="0%" style:text-outline="false" style:text-line-through-style="none" style:text-line-through-type="none" style:font-name="Source Sans Pro2"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80" style:family="text">
      <style:text-properties style:text-underline-style="none" fo:background-color="#ff0000"/>
    </style:style>
    <style:style style:name="T81" style:family="text">
      <style:text-properties fo:color="#666666" loext:opacity="100%" fo:font-style="italic" style:font-style-asian="italic" style:font-style-complex="italic"/>
    </style:style>
    <style:style style:name="T82" style:family="text">
      <style:text-properties fo:color="#666666" loext:opacity="100%" style:text-outline="false" style:text-line-through-style="none" style:text-line-through-type="none" style:font-name="Source Sans Pro2" fo:font-size="24pt" fo:font-style="normal" fo:text-shadow="none" style:text-underline-style="none" fo:font-weight="normal" style:letter-kerning="true" fo:background-color="#ff0000"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83" style:family="text">
      <style:text-properties fo:color="#808080" loext:opacity="100%"/>
    </style:style>
    <style:style style:name="T84" style:family="text">
      <style:text-properties fo:color="#666666" loext:opacity="100%" style:font-name="Source Sans Pro1" fo:background-color="#ff0000" style:font-name-asian="Source Sans Pro1" style:font-name-complex="Source Sans Pro1"/>
    </style:style>
    <style:style style:name="T85" style:family="text">
      <style:text-properties fo:color="#999999" loext:opacity="100%" style:font-name="Source Sans Pro1" fo:font-style="italic" fo:background-color="#ff0000" style:font-name-asian="Source Sans Pro1" style:font-style-asian="italic" style:font-name-complex="Source Sans Pro1" style:font-style-complex="italic"/>
    </style:style>
    <style:style style:name="T86" style:family="text">
      <style:text-properties fo:color="#999999" loext:opacity="100%" style:text-position="33% 58%" style:font-name="Source Sans Pro1" style:font-name-asian="Source Sans Pro1" style:font-name-complex="Source Sans Pro1"/>
    </style:style>
    <style:style style:name="T87" style:family="text">
      <style:text-properties style:text-underline-style="none" fo:background-color="transparent"/>
    </style:style>
    <style:style style:name="T88" style:family="text">
      <style:text-properties style:font-name="Source Sans Pro1" fo:font-style="italic" style:font-name-asian="Source Sans Pro1" style:font-style-asian="italic" style:font-name-complex="Source Sans Pro1" style:font-style-complex="italic"/>
    </style:style>
    <style:style style:name="T89" style:family="text">
      <style:text-properties style:text-position="-8% 58%" style:font-name="Source Sans Pro1" style:font-name-asian="Source Sans Pro1" style:font-name-complex="Source Sans Pro1"/>
    </style:style>
    <style:style style:name="T90" style:family="text">
      <style:text-properties style:text-position="0% 100%" style:font-name="Source Sans Pro1" style:font-name-asian="Source Sans Pro1" style:font-name-complex="Source Sans Pro1"/>
    </style:style>
    <style:style style:name="T91" style:family="text">
      <style:text-properties style:use-window-font-color="true" loext:opacity="0%" style:text-outline="false" style:text-line-through-style="none" style:text-line-through-type="none" style:text-position="0% 100%"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92" style:family="text">
      <style:text-properties style:use-window-font-color="true" loext:opacity="0%" style:text-outline="false" style:text-line-through-style="none" style:text-line-through-type="none" style:text-position="-8% 58%"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93" style:family="text">
      <style:text-properties style:use-window-font-color="true" loext:opacity="0%" style:text-outline="false" style:text-line-through-style="none" style:text-line-through-type="none" style:text-position="33% 58%"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94" style:family="text">
      <style:text-properties style:text-position="33% 58%" style:font-name="Source Sans Pro1" style:font-name-asian="Source Sans Pro1" style:font-name-complex="Source Sans Pro1"/>
    </style:style>
    <style:style style:name="T95" style:family="text">
      <style:text-properties fo:color="#999999" loext:opacity="100%" style:text-outline="false" style:text-line-through-style="none" style:text-line-through-type="none"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6" style:family="text">
      <style:text-properties fo:color="#666666" loext:opacity="100%" style:text-outline="false" style:text-line-through-style="none" style:text-line-through-type="none"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7" style:family="text">
      <style:text-properties fo:color="#cccccc" loext:opacity="100%" style:text-outline="false" style:text-line-through-style="none" style:text-line-through-type="none"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8" style:family="text">
      <style:text-properties fo:color="#ff0000" loext:opacity="100%"/>
    </style:style>
    <style:style style:name="T99" style:family="text">
      <style:text-properties fo:color="#2a6099" loext:opacity="100%"/>
    </style:style>
    <style:style style:name="T100" style:family="text">
      <style:text-properties fo:color="#ff0000" loext:opacity="100%" style:font-name="Source Sans Pro1" fo:background-color="#ffff00" style:font-name-asian="Source Sans Pro1" style:font-name-complex="Source Sans Pro1"/>
    </style:style>
    <style:style style:name="T101" style:family="text">
      <style:text-properties style:use-window-font-color="true" loext:opacity="0%" style:text-outline="false" style:text-line-through-style="none" style:text-line-through-type="none" style:font-name="Source Sans Pro1" fo:font-size="24pt" fo:font-style="normal" fo:text-shadow="none" style:text-underline-style="none" fo:font-weight="bold" style:letter-kerning="true" fo:background-color="#ffff00" style:font-name-asian="Source Sans Pro1" style:font-size-asian="24pt" style:font-style-asian="normal" style:font-weight-asian="bold" style:font-name-complex="Source Sans Pro1" style:font-size-complex="24pt" style:font-style-complex="normal" style:font-weight-complex="bold" style:text-emphasize="none" style:font-relief="none" style:text-overline-style="none" style:text-overline-color="font-color"/>
    </style:style>
    <style:style style:name="T102" style:family="text">
      <style:text-properties fo:color="#2a6099" loext:opacity="100%" style:font-name="Source Sans Pro1" fo:background-color="#ffff00" style:font-name-asian="Source Sans Pro1" style:font-name-complex="Source Sans Pro1"/>
    </style:style>
    <style:style style:name="T103" style:family="text">
      <style:text-properties fo:color="#000000" loext:opacity="100%" style:font-name="Source Sans Pro1" fo:font-style="italic" fo:background-color="transparent" style:font-name-asian="Source Sans Pro1" style:font-style-asian="italic" style:font-name-complex="Source Sans Pro1" style:font-style-complex="italic"/>
    </style:style>
    <style:style style:name="T104" style:family="text">
      <style:text-properties fo:color="#ff0000" loext:opacity="100%" style:text-position="33% 58%" style:font-name="Source Sans Pro1" fo:background-color="#ffff00" style:font-name-asian="Source Sans Pro1" style:font-name-complex="Source Sans Pro1"/>
    </style:style>
    <style:style style:name="T105" style:family="text">
      <style:text-properties fo:color="#2a6099" loext:opacity="100%" style:text-position="33% 58%" style:font-name="Source Sans Pro1" fo:background-color="#ffff00" style:font-name-asian="Source Sans Pro1" style:font-name-complex="Source Sans Pro1"/>
    </style:style>
    <style:style style:name="T106" style:family="text">
      <style:text-properties fo:color="#000000" loext:opacity="100%" style:font-name="Source Sans Pro1" fo:font-style="normal" fo:background-color="transparent" style:font-name-asian="Source Sans Pro1" style:font-style-asian="normal" style:font-name-complex="Source Sans Pro1" style:font-style-complex="normal"/>
    </style:style>
    <style:style style:name="T107" style:family="text">
      <style:text-properties fo:color="#000000" loext:opacity="100%" style:text-position="33% 58%" style:font-name="Source Sans Pro1" fo:font-style="normal" fo:background-color="transparent" style:font-name-asian="Source Sans Pro1" style:font-style-asian="normal" style:font-name-complex="Source Sans Pro1" style:font-style-complex="normal"/>
    </style:style>
    <style:style style:name="T108" style:family="text">
      <style:text-properties fo:color="#ff0000" loext:opacity="100%" style:font-name="Source Sans Pro1" fo:font-style="normal" fo:background-color="#ffff00" style:font-name-asian="Source Sans Pro1" style:font-style-asian="normal" style:font-name-complex="Source Sans Pro1" style:font-style-complex="normal"/>
    </style:style>
    <style:style style:name="T109" style:family="text">
      <style:text-properties fo:color="#2a6099" loext:opacity="100%" style:font-name="Source Sans Pro1" fo:font-style="normal" fo:background-color="#ffff00" style:font-name-asian="Source Sans Pro1" style:font-style-asian="normal" style:font-name-complex="Source Sans Pro1" style:font-style-complex="normal"/>
    </style:style>
    <style:style style:name="T110" style:family="text">
      <style:text-properties fo:color="#000000" loext:opacity="100%" style:text-outline="false" style:text-line-through-style="none" style:text-line-through-type="none" style:font-name="Source Sans Pro1" fo:font-size="28pt" fo:font-style="normal" fo:text-shadow="none" style:text-underline-style="none" fo:font-weight="normal" style:letter-kerning="true" fo:background-color="transparent" style:font-name-asian="Source Sans Pro1" style:font-size-asian="28pt" style:font-style-asian="normal" style:font-weight-asian="normal" style:font-name-complex="Source Sans Pro1" style:font-size-complex="28pt" style:font-style-complex="normal" style:font-weight-complex="normal" style:text-emphasize="none" style:font-relief="none" style:text-overline-style="none" style:text-overline-color="font-color"/>
    </style:style>
    <style:style style:name="T111" style:family="text">
      <style:text-properties fo:color="#000000" loext:opacity="100%" style:text-outline="false" style:text-line-through-style="none" style:text-line-through-type="none" style:font-name="Source Sans Pro1" fo:font-size="24pt" fo:font-style="italic" fo:text-shadow="none" style:text-underline-style="none" fo:font-weight="normal" style:letter-kerning="true" fo:background-color="transparent" style:font-name-asian="Source Sans Pro1" style:font-size-asian="24pt" style:font-style-asian="italic" style:font-weight-asian="normal" style:font-name-complex="Source Sans Pro1" style:font-size-complex="24pt" style:font-style-complex="italic" style:font-weight-complex="normal" style:text-emphasize="none" style:font-relief="none" style:text-overline-style="none" style:text-overline-color="font-color"/>
    </style:style>
    <style:style style:name="T112" style:family="text">
      <style:text-properties fo:color="#000000" loext:opacity="100%" style:font-name="Source Sans Pro1" fo:font-style="normal" fo:font-weight="normal" fo:background-color="transparent" style:font-name-asian="Source Sans Pro1" style:font-style-asian="normal" style:font-weight-asian="normal" style:font-name-complex="Source Sans Pro1" style:font-style-complex="normal" style:font-weight-complex="normal"/>
    </style:style>
    <style:style style:name="T113" style:family="text">
      <style:text-properties fo:color="#000000" loext:opacity="100%" style:font-name="Source Sans Pro1" fo:font-style="normal" fo:font-weight="bold" fo:background-color="transparent" style:font-name-asian="Source Sans Pro1" style:font-style-asian="normal" style:font-weight-asian="bold" style:font-name-complex="Source Sans Pro1" style:font-style-complex="normal" style:font-weight-complex="bold"/>
    </style:style>
    <style:style style:name="T114" style:family="text">
      <style:text-properties fo:color="#ff0000" loext:opacity="100%" style:font-name="Source Sans Pro1" fo:font-style="normal" fo:background-color="transparent" style:font-name-asian="Source Sans Pro1" style:font-style-asian="normal" style:font-name-complex="Source Sans Pro1" style:font-style-complex="normal"/>
    </style:style>
    <style:style style:name="T115" style:family="text">
      <style:text-properties fo:color="#00a933" loext:opacity="100%" style:font-name="Source Sans Pro1" fo:font-style="normal" fo:background-color="transparent" style:font-name-asian="Source Sans Pro1" style:font-style-asian="normal" style:font-name-complex="Source Sans Pro1" style:font-style-complex="normal"/>
    </style:style>
    <style:style style:name="T116" style:family="text">
      <style:text-properties fo:color="#2a6099" loext:opacity="100%" style:font-name="Source Sans Pro1" fo:font-style="normal" fo:background-color="transparent" style:font-name-asian="Source Sans Pro1" style:font-style-asian="normal" style:font-name-complex="Source Sans Pro1" style:font-style-complex="normal"/>
    </style:style>
    <style:style style:name="T117" style:family="text">
      <style:text-properties fo:color="#800080" loext:opacity="100%" style:font-name="Source Sans Pro1" fo:font-style="normal" fo:background-color="transparent" style:font-name-asian="Source Sans Pro1" style:font-style-asian="normal" style:font-name-complex="Source Sans Pro1" style:font-style-complex="normal"/>
    </style:style>
    <style:style style:name="T118" style:family="text">
      <style:text-properties fo:color="#800080" loext:opacity="100%"/>
    </style:style>
    <style:style style:name="T119" style:family="text">
      <style:text-properties fo:color="#00a933" loext:opacity="100%"/>
    </style:style>
    <style:style style:name="T120" style:family="text">
      <style:text-properties fo:color="#ff8000" loext:opacity="100%"/>
    </style:style>
    <style:style style:name="T121" style:family="text">
      <style:text-properties fo:color="#000000" loext:opacity="100%"/>
    </style:style>
    <style:style style:name="T122" style:family="text">
      <style:text-properties fo:color="#00a933" loext:opacity="100%" fo:font-weight="bold" style:font-weight-asian="bold" style:font-weight-complex="bold"/>
    </style:style>
    <style:style style:name="T123" style:family="text">
      <style:text-properties fo:color="#800080" loext:opacity="100%" fo:letter-spacing="0.06cm" fo:font-weight="bold" style:font-weight-asian="bold" style:font-weight-complex="bold"/>
    </style:style>
    <style:style style:name="T124" style:family="text">
      <style:text-properties fo:color="#00a933" loext:opacity="100%" style:text-position="33% 58%"/>
    </style:style>
    <style:style style:name="T125" style:family="text">
      <style:text-properties fo:color="#800080" loext:opacity="100%" style:text-position="33% 58%"/>
    </style:style>
    <style:style style:name="T126" style:family="text">
      <style:text-properties fo:color="#ff8000" loext:opacity="100%" fo:letter-spacing="0.06cm" fo:font-weight="bold" style:font-weight-asian="bold" style:font-weight-complex="bold"/>
    </style:style>
    <style:style style:name="T127" style:family="text">
      <style:text-properties fo:color="#ff8000" loext:opacity="100%" style:text-position="33% 58%"/>
    </style:style>
    <style:style style:name="T128" style:family="text">
      <style:text-properties style:use-window-font-color="true" loext:opacity="0%" style:text-outline="false" style:text-line-through-style="none" style:text-line-through-type="none"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29" style:family="text">
      <style:text-properties fo:color="#ff8000" loext:opacity="100%" style:text-outline="false" style:text-line-through-style="none" style:text-line-through-type="none"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30" style:family="text">
      <style:text-properties style:text-outline="false" style:text-line-through-style="none" style:text-line-through-type="none"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31" style:family="text">
      <style:text-properties fo:color="#00a933" loext:opacity="100%" style:text-outline="false" style:text-line-through-style="none" style:text-line-through-type="none"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32" style:family="text">
      <style:text-properties fo:color="#808080" loext:opacity="100%" fo:font-weight="bold" style:font-weight-asian="bold" style:font-weight-complex="bold"/>
    </style:style>
    <style:style style:name="T133" style:family="text">
      <style:text-properties fo:font-style="italic" style:font-style-asian="italic" style:font-style-complex="italic"/>
    </style:style>
    <style:style style:name="T134" style:family="text">
      <style:text-properties fo:color="#666666" loext:opacity="100%" style:text-position="33% 58%" style:font-name="Source Sans Pro2" style:font-name-asian="Source Sans Pro1" style:font-name-complex="Source Sans Pro1"/>
    </style:style>
    <style:style style:name="T135" style:family="text">
      <style:text-properties fo:color="#000000" loext:opacity="100%" style:font-name="Source Sans Pro1" fo:font-style="italic" style:font-name-asian="Source Sans Pro1" style:font-style-asian="italic" style:font-name-complex="Source Sans Pro1" style:font-style-complex="italic"/>
    </style:style>
    <style:style style:name="T136" style:family="text">
      <style:text-properties fo:color="#666666" loext:opacity="100%" style:text-outline="false" style:text-line-through-style="none" style:text-line-through-type="none" style:font-name="Source Sans Pro1" fo:font-size="24pt" fo:font-style="normal" fo:text-shadow="none" style:text-underline-style="none" fo:font-weight="bold" style:letter-kerning="true" style:font-name-asian="Source Sans Pro1" style:font-size-asian="24pt" style:font-style-asian="normal" style:font-weight-asian="bold" style:font-name-complex="Source Sans Pro1" style:font-size-complex="24pt" style:font-style-complex="normal" style:font-weight-complex="bold" style:text-emphasize="none" style:font-relief="none" style:text-overline-style="none" style:text-overline-color="font-color"/>
    </style:style>
    <style:style style:name="T137" style:family="text">
      <style:text-properties fo:color="#666666" loext:opacity="100%" style:font-name="Source Sans Pro1" fo:font-style="normal" fo:font-weight="bold" style:font-name-asian="Source Sans Pro1" style:font-style-asian="normal" style:font-weight-asian="bold" style:font-name-complex="Source Sans Pro1" style:font-style-complex="normal" style:font-weight-complex="bold"/>
    </style:style>
    <style:style style:name="T138" style:family="text">
      <style:text-properties fo:color="#666666" loext:opacity="100%" style:text-position="33% 58%" style:font-name="Source Sans Pro1" fo:font-style="normal" fo:font-weight="bold" style:font-name-asian="Source Sans Pro1" style:font-style-asian="normal" style:font-weight-asian="bold" style:font-name-complex="Source Sans Pro1" style:font-style-complex="normal" style:font-weight-complex="bold"/>
    </style:style>
    <style:style style:name="T139" style:family="text">
      <style:text-properties fo:color="#666666" loext:opacity="100%" style:font-name="Source Sans Pro1" fo:font-style="italic" style:font-name-asian="Source Sans Pro1" style:font-style-asian="italic" style:font-name-complex="Source Sans Pro1" style:font-style-complex="italic"/>
    </style:style>
    <style:style style:name="T140" style:family="text">
      <style:text-properties fo:color="#666666" loext:opacity="100%" style:text-position="33% 58%" style:font-name="Source Sans Pro1" fo:font-style="normal" style:font-name-asian="Source Sans Pro1" style:font-style-asian="normal" style:font-name-complex="Source Sans Pro1" style:font-style-complex="normal"/>
    </style:style>
    <style:style style:name="T141" style:family="text">
      <style:text-properties fo:color="#666666" loext:opacity="100%" style:text-position="0% 100%" style:font-name="Source Sans Pro1" fo:font-style="normal" style:font-name-asian="Source Sans Pro1" style:font-style-asian="normal" style:font-name-complex="Source Sans Pro1" style:font-style-complex="normal"/>
    </style:style>
    <style:style style:name="T142" style:family="text">
      <style:text-properties fo:color="#666666" loext:opacity="100%" style:text-outline="false" style:text-line-through-style="none" style:text-line-through-type="none" style:text-position="33% 58%"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143" style:family="text">
      <style:text-properties fo:color="#666666" loext:opacity="100%" style:text-outline="false" style:text-line-through-style="none" style:text-line-through-type="none" style:text-position="0% 100%"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144" style:family="text">
      <style:text-properties fo:color="#000000" loext:opacity="100%" style:font-name="Source Sans Pro1" fo:font-style="normal" fo:font-weight="normal" style:font-name-asian="Source Sans Pro1" style:font-style-asian="normal" style:font-weight-asian="normal" style:font-name-complex="Source Sans Pro1" style:font-style-complex="normal" style:font-weight-complex="normal"/>
    </style:style>
    <style:style style:name="T145" style:family="text">
      <style:text-properties fo:color="#000000" loext:opacity="100%" style:font-name="Source Sans Pro1" fo:font-style="normal" fo:font-weight="bold" style:font-name-asian="Source Sans Pro1" style:font-style-asian="normal" style:font-weight-asian="bold" style:font-name-complex="Source Sans Pro1" style:font-style-complex="normal" style:font-weight-complex="bold"/>
    </style:style>
    <style:style style:name="T146" style:family="text">
      <style:text-properties fo:color="#666666" loext:opacity="100%" style:text-position="-8% 58%"/>
    </style:style>
    <style:style style:name="T147" style:family="text">
      <style:text-properties fo:color="#666666" loext:opacity="100%" style:text-position="0% 100%"/>
    </style:style>
    <style:style style:name="T148" style:family="text">
      <style:text-properties fo:color="#666666" loext:opacity="100%" style:text-position="0% 100%" fo:font-weight="bold" style:font-weight-asian="bold" style:font-weight-complex="bold"/>
    </style:style>
    <style:style style:name="T149" style:family="text">
      <style:text-properties fo:color="#666666" loext:opacity="100%" style:text-position="-8% 58%" fo:font-weight="bold" style:font-weight-asian="bold" style:font-weight-complex="bold"/>
    </style:style>
    <style:style style:name="T150" style:family="text">
      <style:text-properties fo:color="#000000" loext:opacity="100%" style:text-position="0% 100%" fo:font-weight="normal" style:font-weight-asian="normal" style:font-weight-complex="normal"/>
    </style:style>
    <style:style style:name="T151" style:family="text">
      <style:text-properties fo:color="#000000" loext:opacity="100%" style:text-position="0% 100%" fo:font-style="italic" fo:font-weight="normal" style:font-style-asian="italic" style:font-weight-asian="normal" style:font-style-complex="italic" style:font-weight-complex="normal"/>
    </style:style>
    <style:style style:name="T152" style:family="text">
      <style:text-properties fo:color="#000000" loext:opacity="100%" style:text-position="0% 100%" fo:font-weight="bold" style:font-weight-asian="bold" style:font-weight-complex="bold"/>
    </style:style>
    <style:style style:name="T153" style:family="text">
      <style:text-properties fo:background-color="#ff7b59"/>
    </style:style>
    <style:style style:name="T154" style:family="text">
      <style:text-properties fo:color="#666666" loext:opacity="100%" fo:background-color="#ff7b59"/>
    </style:style>
    <style:style style:name="T155" style:family="text">
      <style:text-properties fo:color="#b2b2b2" loext:opacity="100%"/>
    </style:style>
    <style:style style:name="T156" style:family="text">
      <style:text-properties fo:background-color="#729fcf"/>
    </style:style>
    <style:style style:name="T157" style:family="text">
      <style:text-properties fo:font-weight="bold" fo:background-color="#ff7b59" style:font-weight-asian="bold" style:font-weight-complex="bold"/>
    </style:style>
    <style:style style:name="T158" style:family="text">
      <style:text-properties fo:color="#666666" loext:opacity="100%" style:text-outline="false" style:text-line-through-style="none" style:text-line-through-type="none" style:font-name="Source Sans Pro2" fo:font-size="24pt" fo:font-style="normal" fo:text-shadow="none" style:text-underline-style="none" fo:font-weight="normal" style:letter-kerning="true" fo:background-color="#ff7b59"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9" style:family="text">
      <style:text-properties fo:color="#666666" loext:opacity="100%" style:text-outline="false" style:text-line-through-style="none" style:text-line-through-type="none" style:text-position="33% 58%"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0" style:family="text">
      <style:text-properties fo:color="#666666" loext:opacity="100%" style:text-position="33% 58%"/>
    </style:style>
    <style:style style:name="T161" style:family="text">
      <style:text-properties fo:color="#666666" loext:opacity="100%" style:text-outline="false" style:text-line-through-style="none" style:text-line-through-type="none" style:text-position="0% 100%" style:font-name="Source Sans Pro2"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62" style:family="text">
      <style:text-properties fo:color="#000000" loext:opacity="100%" style:text-outline="false" style:text-line-through-style="none" style:text-line-through-type="none" style:text-position="0% 100%"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3" style:family="text">
      <style:text-properties fo:color="#000000" loext:opacity="100%" style:text-outline="false" style:text-line-through-style="none" style:text-line-through-type="none" style:text-position="0% 100%" style:font-name="Source Sans Pro2"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4" style:family="text">
      <style:text-properties fo:color="#000000" loext:opacity="100%" style:text-outline="false" style:text-line-through-style="none" style:text-line-through-type="none" style:text-position="0% 100%" style:font-name="Source Sans Pro2"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65" style:family="text">
      <style:text-properties fo:color="#000000" loext:opacity="100%" style:text-outline="false" style:text-line-through-style="none" style:text-line-through-type="none" style:text-position="0% 100%" style:font-name="Source Sans Pro2" fo:font-size="24pt" fo:font-style="normal" fo:text-shadow="none" style:text-underline-style="none" fo:font-weight="normal" style:letter-kerning="true" fo:background-color="#ff7b59"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6" style:family="text">
      <style:text-properties fo:color="#666666" loext:opacity="100%" style:text-outline="false" style:text-line-through-style="none" style:text-line-through-type="none" style:text-position="0% 100%"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7" style:family="text">
      <style:text-properties fo:background-color="#ff972f"/>
    </style:style>
    <style:style style:name="T168" style:family="text">
      <style:text-properties fo:background-color="#77bc65"/>
    </style:style>
    <style:style style:name="T169" style:family="text">
      <style:text-properties fo:color="#666666" loext:opacity="100%" style:text-outline="false" style:text-line-through-style="none" style:text-line-through-type="none" style:font-name="Source Sans Pro2" fo:font-size="24pt" fo:font-style="normal" fo:text-shadow="none" style:text-underline-style="none" fo:font-weight="normal" style:letter-kerning="true" fo:background-color="#77bc65"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70" style:family="text">
      <style:text-properties fo:color="#666666" loext:opacity="100%" style:text-outline="false" style:text-line-through-style="none" style:text-line-through-type="none" style:font-name="Source Sans Pro2" fo:font-size="24pt" fo:font-style="normal" fo:text-shadow="none" style:text-underline-style="none" fo:font-weight="normal" style:letter-kerning="true" fo:background-color="#ff972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71" style:family="text">
      <style:text-properties fo:color="#666666" loext:opacity="100%" fo:background-color="#ff972f"/>
    </style:style>
    <style:style style:name="T172" style:family="text">
      <style:text-properties fo:color="#666666" loext:opacity="100%" fo:font-weight="bold" style:font-weight-asian="bold" style:font-weight-complex="bold"/>
    </style:style>
    <style:style style:name="T173" style:family="text">
      <style:text-properties fo:color="#666666" loext:opacity="100%" style:text-outline="false" style:text-line-through-style="none" style:text-line-through-type="none" style:font-name="Source Sans Pro2"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74" style:family="text">
      <style:text-properties fo:color="#666666" loext:opacity="100%" style:text-outline="false" style:text-line-through-style="none" style:text-line-through-type="none" style:text-position="33% 58%" style:font-name="Source Sans Pro2"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75" style:family="text">
      <style:text-properties fo:color="#666666" loext:opacity="100%" fo:background-color="transparent"/>
    </style:style>
    <style:style style:name="T176" style:family="text">
      <style:text-properties fo:color="#666666" loext:opacity="100%" style:text-outline="false" style:text-line-through-style="none" style:text-line-through-type="none" style:font-name="Source Sans Pro2"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77" style:family="text">
      <style:text-properties style:text-position="-8% 58%"/>
    </style:style>
    <style:style style:name="T178" style:family="text">
      <style:text-properties fo:color="#666666" loext:opacity="100%" style:text-outline="false" style:text-line-through-style="none" style:text-line-through-type="none" style:text-position="-8% 58%" style:font-name="Source Sans Pro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79" style:family="text">
      <style:text-properties fo:color="#666666" loext:opacity="100%" style:text-position="-8% 58%" style:font-name="Source Sans Pro1" style:font-name-asian="Source Sans Pro1" style:font-name-complex="Source Sans Pro1"/>
    </style:style>
    <style:style style:name="T180" style:family="text">
      <style:text-properties fo:color="#666666" loext:opacity="100%" style:text-position="0% 100%" style:font-name="Source Sans Pro1" style:font-name-asian="Source Sans Pro1" style:font-name-complex="Source Sans Pro1"/>
    </style:style>
    <style:style style:name="T181" style:family="text">
      <style:text-properties fo:color="#666666" loext:opacity="100%" style:text-outline="false" style:text-line-through-style="none" style:text-line-through-type="none" style:text-position="0% 100%" style:font-name="Source Sans Pro2"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182" style:family="text">
      <style:text-properties fo:color="#666666" loext:opacity="100%" style:text-outline="false" style:text-line-through-style="none" style:text-line-through-type="none" style:text-position="-8% 58%"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183" style:family="text">
      <style:text-properties fo:color="#000000" loext:opacity="100%" style:text-outline="false" style:text-line-through-style="none" style:text-line-through-type="none" style:text-position="0% 100%" style:font-name="Source Sans Pro1" fo:font-size="28pt" fo:font-style="italic" fo:text-shadow="none" style:text-underline-style="none" fo:font-weight="normal" style:letter-kerning="true" style:font-name-asian="Source Sans Pro1" style:font-size-asian="28pt" style:font-style-asian="italic" style:font-weight-asian="normal" style:font-name-complex="Source Sans Pro1" style:font-size-complex="28pt" style:font-style-complex="italic" style:font-weight-complex="normal" style:text-emphasize="none" style:font-relief="none" style:text-overline-style="none" style:text-overline-color="font-color"/>
    </style:style>
    <style:style style:name="T184" style:family="text">
      <style:text-properties fo:color="#000000" loext:opacity="100%" style:text-outline="false" style:text-line-through-style="none" style:text-line-through-type="none" style:text-position="0% 100%"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185" style:family="text">
      <style:text-properties fo:color="#000000" loext:opacity="100%" style:text-outline="false" style:text-line-through-style="none" style:text-line-through-type="none" style:text-position="0% 100%" style:font-name="Source Sans Pro1" fo:font-size="24pt" fo:font-style="italic" fo:text-shadow="none" style:text-underline-style="none" fo:font-weight="normal" style:letter-kerning="true" style:font-name-asian="Source Sans Pro1" style:font-size-asian="24pt" style:font-style-asian="italic" style:font-weight-asian="normal" style:font-name-complex="Source Sans Pro1" style:font-size-complex="24pt" style:font-style-complex="italic" style:font-weight-complex="normal" style:text-emphasize="none" style:font-relief="none" style:text-overline-style="none" style:text-overline-color="font-color"/>
    </style:style>
    <style:style style:name="T186" style:family="text">
      <style:text-properties fo:color="#666666" loext:opacity="100%" style:text-outline="false" style:text-line-through-style="none" style:text-line-through-type="none" style:text-position="0% 100%" style:font-name="Source Sans Pro1" fo:font-size="24pt" fo:font-style="normal" fo:text-shadow="none" style:text-underline-style="none" fo:font-weight="bold" style:letter-kerning="true" style:font-name-asian="Source Sans Pro1" style:font-size-asian="24pt" style:font-style-asian="normal" style:font-weight-asian="bold" style:font-name-complex="Source Sans Pro1" style:font-size-complex="24pt" style:font-style-complex="normal" style:font-weight-complex="bold" style:text-emphasize="none" style:font-relief="none" style:text-overline-style="none" style:text-overline-color="font-color"/>
    </style:style>
    <style:style style:name="T187" style:family="text">
      <style:text-properties fo:color="#999999" loext:opacity="100%" style:text-outline="false" style:text-line-through-style="none" style:text-line-through-type="none" style:text-position="0% 100%"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188" style:family="text">
      <style:text-properties fo:color="#000000" loext:opacity="100%" style:text-outline="false" style:text-line-through-style="none" style:text-line-through-type="none" style:text-position="-8% 58%" style:font-name="Source Sans Pro1" fo:font-size="24pt" fo:font-style="normal" fo:text-shadow="none" style:text-underline-style="none" fo:font-weight="normal" style:letter-kerning="true" style:font-name-asian="Source Sans Pro1" style:font-size-asian="24pt" style:font-style-asian="normal" style:font-weight-asian="normal" style:font-name-complex="Source Sans Pro1" style:font-size-complex="24pt" style:font-style-complex="normal" style:font-weight-complex="normal" style:text-emphasize="none" style:font-relief="none" style:text-overline-style="none" style:text-overline-color="font-color"/>
    </style:style>
    <style:style style:name="T189" style:family="text">
      <style:text-properties fo:color="#666666" loext:opacity="100%" style:text-outline="false" style:text-line-through-style="none" style:text-line-through-type="none" style:font-name="Source Sans Pro2"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90" style:family="text">
      <style:text-properties fo:color="#666666" loext:opacity="100%" style:text-position="33% 58%" fo:font-weight="bold" style:font-weight-asian="bold" style:font-weight-complex="bold"/>
    </style:style>
    <style:style style:name="T191" style:family="text">
      <style:text-properties fo:color="#000000" loext:opacity="100%" fo:font-style="italic" style:font-style-asian="italic" style:font-style-complex="italic"/>
    </style:style>
    <style:style style:name="T192" style:family="text">
      <style:text-properties fo:color="#000000" loext:opacity="100%" fo:font-weight="bold" style:font-weight-asian="bold" style:font-weight-complex="bold"/>
    </style:style>
    <style:style style:name="T193" style:family="text">
      <style:text-properties style:text-position="0% 100%" fo:font-size="24pt" style:font-size-asian="24pt" style:font-size-complex="24pt"/>
    </style:style>
    <style:style style:name="T194" style:family="text">
      <style:text-properties fo:color="#000000" loext:opacity="100%" fo:background-color="#ff7b59"/>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fo:font-weight="normal" style:font-style-asian="normal" style:font-weight-asian="normal" style:font-style-complex="normal" style:font-weight-complex="normal"/>
    </style:style>
    <style:style style:name="T197" style:family="text">
      <style:text-properties fo:color="#999999" loext:opacity="100%" style:text-outline="false" style:text-line-through-style="none" style:text-line-through-type="none" style:font-name="Source Sans Pro2"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98" style:family="text">
      <style:text-properties fo:color="#999999" loext:opacity="100%" style:text-outline="false" style:text-line-through-style="none" style:text-line-through-type="none" style:text-position="33% 58%" style:font-name="Source Sans Pro2"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99" style:family="text">
      <style:text-properties fo:color="#000000" loext:opacity="100%" style:text-outline="false" style:text-line-through-style="none" style:text-line-through-type="none" style:font-name="Source Sans Pro2"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200" style:family="text">
      <style:text-properties fo:color="#666666" loext:opacity="100%" style:text-outline="false" style:text-line-through-style="none" style:text-line-through-type="none" style:font-name="Source Sans Pro2"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201" style:family="text">
      <style:text-properties fo:color="#666666" loext:opacity="100%" style:text-outline="false" style:text-line-through-style="none" style:text-line-through-type="none" style:font-name="Source Sans Pro2" fo:font-size="28pt"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202" style:family="text">
      <style:text-properties fo:color="#666666" loext:opacity="100%" style:text-outline="false" style:text-line-through-style="none" style:text-line-through-type="none" style:text-position="33% 58%" style:font-name="Source Sans Pro2"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3" style:family="text">
      <style:text-properties fo:font-size="187.199996948242pt" style:font-size-asian="187.199996948242pt" style:font-size-complex="187.1999969482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12cm" svg:x="1.25cm" svg:y="1cm" presentation:class="title">
          <draw:text-box>
            <text:p text:style-name="P1">2GA3 Tutorial #1</text:p>
          </draw:text-box>
        </draw:frame>
        <draw:frame presentation:style-name="pr2" draw:text-style-name="P2" draw:layer="layout" svg:width="25cm" svg:height="4.333cm" svg:x="1.25cm" svg:y="14.333cm" presentation:class="subtitle" presentation:user-transformed="true">
          <draw:text-box>
            <text:p><text:span text:style-name="T1">DATE: September 17</text:span><text:span text:style-name="T2">th</text:span><text:span text:style-name="T1">, 2021</text:span></text:p>
            <text:p><text:span text:style-name="T1">TA: Jatin Chowdhary</text:span></text:p>
            <text:p><text:span text:style-name="T1">TOPIC: Introduction</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ick Note</text:p>
          </draw:text-box>
        </draw:frame>
        <draw:frame presentation:style-name="pr5" draw:text-style-name="P1" draw:layer="layout" svg:width="25.061cm" svg:height="12.955cm" svg:x="1.397cm" svg:y="5.333cm" presentation:class="outline" presentation:user-transformed="true">
          <draw:text-box>
            <text:list text:style-name="L2">
              <text:list-item>
                <text:p>These slides were made after tutorial</text:p>
              </text:list-item>
              <text:list-item>
                <text:p>If you notice anything unusual or wrong, please let me know</text:p>
              </text:list-item>
              <text:list-item>
                <text:p>If something is unclear, please do not hesitate to inform me</text:p>
              </text:list-item>
              <text:list-item>
                <text:p>If you have a suggestion, I would love to hear it!</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Consider three different processors P1, P2, and P3 executing the same instruction set. P1 has a 3 GHz clock rate and a CPI of 1.5. P2 has a 2.5 GHz clock rate and a CPI of 1.0. P3 has a 4.0 GHz clock rate and has a CPI of 2.2.</text:p>
                <text:list>
                  <text:list-item>
                    <text:p>a. Which processor has the highest performance expressed in instructions per second?</text:p>
                  </text:list-item>
                  <text:list-item>
                    <text:p>b. If the processors each execute a program in 10 seconds, find the number of cycles and the number of instructions.</text:p>
                  </text:list-item>
                  <text:list-item>
                    <text:p>c. We are trying to reduce the execution time by 30%, but this leads to an increase of 20% in the CPI. What clock rate should we have to get this time reduction?</text:p>
                  </text:list-item>
                </text:list>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4"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Precursor #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Precursor:</text:span></text:p>
                <text:list>
                  <text:list-item>
                    <text:p><text:span text:style-name="T4">There are 3 different processors: P1, P2, &amp; P3</text:span></text:p>
                    <text:list>
                      <text:list-item>
                        <text:p><text:span text:style-name="T5">The instruction set across all 3 processors is the same</text:span></text:p>
                      </text:list-item>
                    </text:list>
                  </text:list-item>
                  <text:list-item>
                    <text:p><text:span text:style-name="T4">P1 has a clock rate of 3.0 GHz and a CPI of 1.5</text:span></text:p>
                  </text:list-item>
                  <text:list-item>
                    <text:p><text:span text:style-name="T4">P2 has a clock rate of 2.5 GHz and a CPI of 1.0</text:span></text:p>
                  </text:list-item>
                  <text:list-item>
                    <text:p><text:span text:style-name="T4">P3 has a clock rate of 4.0 GHz and a CPI of 2.2</text:span></text:p>
                  </text:list-item>
                  <text:list-item>
                    <text:p><text:span text:style-name="T4">Clock rate is “speed”</text:span></text:p>
                    <text:list>
                      <text:list-item>
                        <text:p><text:span text:style-name="T5">Technically, it is the frequency at which the clock generator of a processor can generate pulses</text:span></text:p>
                      </text:list-item>
                    </text:list>
                  </text:list-item>
                  <text:list-item>
                    <text:p><text:span text:style-name="T4">CPI stands for </text:span><text:span text:style-name="T3">C</text:span><text:span text:style-name="T4">ycles </text:span><text:span text:style-name="T3">P</text:span><text:span text:style-name="T4">er </text:span><text:span text:style-name="T3">I</text:span><text:span text:style-name="T4">nstruction </text:span><text:span text:style-name="T6">(Or </text:span><text:span text:style-name="T7">C</text:span><text:span text:style-name="T6">lock </text:span><text:span text:style-name="T7">C</text:span><text:span text:style-name="T6">ycles </text:span><text:span text:style-name="T7">P</text:span><text:span text:style-name="T6">er </text:span><text:span text:style-name="T7">I</text:span><text:span text:style-name="T6">nstruction)</text:span></text:p>
                    <text:list>
                      <text:list-item>
                        <text:p><text:span text:style-name="T5">How many cycles does it take to execute an instruction?</text:span></text:p>
                      </text:list-item>
                      <text:list-item>
                        <text:p><text:span text:style-name="T5">More cycles = Slower performanc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4"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1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Which processor has the highest performance expressed in instructions per second?</text:p>
              </text:list-item>
              <text:list-item>
                <text:p><text:span text:style-name="T3">Answer (1A): </text:span></text:p>
                <text:list>
                  <text:list-item>
                    <text:p>To determine which processor has the highest performance, we need to use the clock rate and CPI</text:p>
                    <text:list>
                      <text:list-item>
                        <text:p><text:span text:style-name="T8">The clock rate tells us how “fast” the processor is, and CPI is about efficiency. Hence, we need to divide CPI by clock rate</text:span></text:p>
                        <text:list>
                          <text:list-item>
                            <text:p><text:span text:style-name="T9">i.e. Performance (P) = Clock Rate </text:span><text:span text:style-name="T10">÷</text:span><text:span text:style-name="T11"> CPI</text:span></text:p>
                          </text:list-item>
                        </text:list>
                      </text:list-item>
                    </text:list>
                  </text:list-item>
                  <text:list-item>
                    <text:p><text:span text:style-name="T12">Next slide</text:span></text:p>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6" draw:text-style-name="P4"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1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Which processor has the highest performance expressed in instructions per second?</text:p>
              </text:list-item>
              <text:list-item>
                <text:p><text:span text:style-name="T3">Answer (1A): </text:span></text:p>
                <text:list>
                  <text:list-item>
                    <text:p><text:span text:style-name="T13">Performance Of P1 </text:span><text:span text:style-name="T14">= 3.0 GHz </text:span><text:span text:style-name="T15">÷</text:span><text:span text:style-name="T14"> 1.5</text:span><text:span text:style-name="T13"> </text:span><text:span text:style-name="T16">= 2.0</text:span></text:p>
                  </text:list-item>
                  <text:list-item>
                    <text:p text:style-name="P5"><text:span text:style-name="T17">Performance Of P2 </text:span><text:span text:style-name="T18">= 2.5 GHz </text:span><text:span text:style-name="T15">÷ 1.0</text:span><text:span text:style-name="T19"> </text:span><text:span text:style-name="T20">= 2.5</text:span></text:p>
                  </text:list-item>
                  <text:list-item>
                    <text:p text:style-name="P5"><text:span text:style-name="T21">Performance Of P3 </text:span><text:span text:style-name="T22">= 4.0 GHz </text:span><text:span text:style-name="T15">÷ 2.2</text:span><text:span text:style-name="T19"> </text:span><text:span text:style-name="T20">= 1.8</text:span></text:p>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6" draw:text-style-name="P4"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1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Which processor has the highest performance expressed in instructions per second?</text:p>
              </text:list-item>
              <text:list-item>
                <text:p><text:span text:style-name="T3">Answer (1A): </text:span></text:p>
                <text:list>
                  <text:list-item>
                    <text:p><text:span text:style-name="T13">But wait, the textbook multiplied the clock rate by 10</text:span><text:span text:style-name="T23">9</text:span><text:span text:style-name="T13"> and then calculated the performance.</text:span></text:p>
                    <text:list>
                      <text:list-item>
                        <text:p><text:span text:style-name="T14">If you want to do that, you can. But it won’t change the outcome of the answer, which is P2 has the best performance</text:span></text:p>
                      </text:list-item>
                      <text:list-item>
                        <text:p><text:span text:style-name="T14">10</text:span><text:span text:style-name="T24">9</text:span><text:span text:style-name="T14"> is a constant. When you multiply 3.0 GHz with 10</text:span><text:span text:style-name="T24">9</text:span><text:span text:style-name="T14">, you are converting it into MHz</text:span></text:p>
                        <text:list>
                          <text:list-item>
                            <text:p><text:span text:style-name="T16">GHz = Gigahertz</text:span></text:p>
                          </text:list-item>
                          <text:list-item>
                            <text:p><text:span text:style-name="T16">MHz = Megahertz</text:span></text:p>
                          </text:list-item>
                        </text:list>
                      </text:list-item>
                    </text:list>
                  </text:list-item>
                  <text:list-item>
                    <text:p><text:span text:style-name="T13">Note: Whether it is GHz or MHz, both are ways to express the “speed” of a processor. Likewise, we use kilometers per hour and meters per second to express the speed of a moving object</text:span></text:p>
                  </text:list-item>
                </text:list>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6" draw:text-style-name="P4"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1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Which processor has the highest performance expressed in instructions per second?</text:p>
              </text:list-item>
              <text:list-item>
                <text:p><text:span text:style-name="T3">Answer (1A): </text:span></text:p>
                <text:list>
                  <text:list-item>
                    <text:p><text:span text:style-name="T13">If you wanted to convert the clock rate from GHz to MHz, and then perform the calculation, it would look something like this:</text:span></text:p>
                    <text:list>
                      <text:list-item>
                        <text:p text:style-name="P6"><text:span text:style-name="T25">Performance Of P1 </text:span><text:span text:style-name="T26">= (3.0 </text:span><text:span text:style-name="T27">× </text:span><text:span text:style-name="T26">10</text:span><text:span text:style-name="T28">9</text:span><text:span text:style-name="T26">) </text:span><text:span text:style-name="T27">÷</text:span><text:span text:style-name="T26"> 1.5</text:span><text:span text:style-name="T25"> </text:span><text:span text:style-name="T29">= 2.0 </text:span><text:span text:style-name="T20">× </text:span><text:span text:style-name="T16">10</text:span><text:span text:style-name="T30">9</text:span></text:p>
                      </text:list-item>
                      <text:list-item>
                        <text:p text:style-name="P6"><text:span text:style-name="T25">Performance Of P2 </text:span><text:span text:style-name="T26">= (2.5 </text:span><text:span text:style-name="T27">× </text:span><text:span text:style-name="T26">10</text:span><text:span text:style-name="T28">9</text:span><text:span text:style-name="T26">) </text:span><text:span text:style-name="T27">÷</text:span><text:span text:style-name="T26"> 1.0</text:span><text:span text:style-name="T25"> </text:span><text:span text:style-name="T29">= 2.5 </text:span><text:span text:style-name="T20">× </text:span><text:span text:style-name="T16">10</text:span><text:span text:style-name="T30">9</text:span></text:p>
                      </text:list-item>
                      <text:list-item>
                        <text:p text:style-name="P6"><text:span text:style-name="T25">Performance Of P3 </text:span><text:span text:style-name="T26">= (4.0 </text:span><text:span text:style-name="T27">× </text:span><text:span text:style-name="T26">10</text:span><text:span text:style-name="T28">9</text:span><text:span text:style-name="T26">) </text:span><text:span text:style-name="T27">÷</text:span><text:span text:style-name="T26"> 2.2</text:span><text:span text:style-name="T25"> </text:span><text:span text:style-name="T29">= 1.8 </text:span><text:span text:style-name="T20">× </text:span><text:span text:style-name="T16">10</text:span><text:span text:style-name="T30">9</text:span></text:p>
                      </text:list-item>
                    </text:list>
                  </text:list-item>
                  <text:list-item>
                    <text:p><text:span text:style-name="T31">As you can see, the answer remains the same, regardless of whether you convert from GHz to MHz, because P2 is still the better processor with respect to performance</text:span></text:p>
                    <text:list>
                      <text:list-item>
                        <text:p><text:span text:style-name="T31">The only difference is: </text:span><text:span text:style-name="T32">(</text:span><text:span text:style-name="T33">N</text:span><text:span text:style-name="T32"> </text:span><text:span text:style-name="T34">×</text:span><text:span text:style-name="T35"> 10</text:span><text:span text:style-name="T36">9</text:span><text:span text:style-name="T37">)</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6" draw:text-style-name="P4"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1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Which processor has the highest performance expressed in instructions per second?</text:p>
              </text:list-item>
              <text:list-item>
                <text:p><text:span text:style-name="T3">Answer (1A): </text:span></text:p>
                <text:list>
                  <text:list-item>
                    <text:p text:style-name="P5"><text:span text:style-name="T13">“</text:span><text:span text:style-name="T13">Should I convert from GHz to MHz?”</text:span></text:p>
                    <text:list>
                      <text:list-item>
                        <text:p><text:span text:style-name="T38">If the subsequent question requires you to use the value from before, then yes. Otherwise, you do not need to. This is somewhat a shortcut. But for the next question you will see a different case.</text:span></text:p>
                      </text:list-item>
                    </text:list>
                  </text:list-item>
                  <text:list-item>
                    <text:p><text:span text:style-name="T13">If you do convert from GHz to MHz, then you can say that the answer is in </text:span><text:span text:style-name="T12">Instructions Per Second</text:span></text:p>
                  </text:list-item>
                  <text:list-item>
                    <text:p><text:span text:style-name="T13">On a multiple choice test, it is helpful to skip the conversion, because it saves precious time</text:span></text:p>
                  </text:list-item>
                </text:list>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6" draw:text-style-name="P4"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1B</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If the processors each execute a program in 10 seconds, find the number of cycles and the number of instructions.</text:p>
              </text:list-item>
              <text:list-item>
                <text:p><text:span text:style-name="T3">Answer (1B):</text:span></text:p>
                <text:list>
                  <text:list-item>
                    <text:p><text:span text:style-name="T39">To find the number of cycles in 10 seconds, multiply the clock rate (in MHz) by 10 seconds</text:span></text:p>
                    <text:list>
                      <text:list-item>
                        <text:p><text:span text:style-name="T5">Here, you need to convert the clock rate from GHz to MHz, because 1 GHz is 1 billion cycles per second. Hence you multiply by 10</text:span><text:span text:style-name="T40">9</text:span><text:span text:style-name="T5">.</text:span></text:p>
                      </text:list-item>
                    </text:list>
                  </text:list-item>
                  <text:list-item>
                    <text:p><text:span text:style-name="T39">To find the number of instructions, take your answer from before and divide it by CPI</text:span></text:p>
                    <text:list>
                      <text:list-item>
                        <text:p><text:span text:style-name="T5">Once you know how many cycles are executed in 10 seconds, you need to divide it by CPI (clock cycles per instruction), to get how many instructions are executed in 10 seconds</text:span></text:p>
                        <text:list>
                          <text:list-item>
                            <text:p><text:span text:style-name="T6">Remember: CPI is about efficiency. Some processors do not execute one instruction every cycle; it may take more than 1 clock cycle to complete an instruction</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6" draw:text-style-name="P4"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1B</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If the processors each execute a program in 10 seconds, find the number of cycles and the number of instructions.</text:p>
              </text:list-item>
              <text:list-item>
                <text:p><text:span text:style-name="T3">Answer (1B):</text:span></text:p>
                <text:list>
                  <text:list-item>
                    <text:p text:style-name="P5"><text:span text:style-name="T41">Number Of Cycles For P1</text:span><text:span text:style-name="T42"> = (3.0 </text:span><text:span text:style-name="T22">× 10</text:span><text:span text:style-name="T43">9</text:span><text:span text:style-name="T22">) × 10</text:span><text:span text:style-name="T44"> = </text:span><text:span text:style-name="T45">30 × 10</text:span><text:span text:style-name="T46">9</text:span><text:span text:style-name="T47"> = 3.0 </text:span><text:span text:style-name="T48">× 10</text:span><text:span text:style-name="T49">10</text:span><text:span text:style-name="T48"> </text:span><text:span text:style-name="T50"><text:s/></text:span></text:p>
                  </text:list-item>
                  <text:list-item>
                    <text:p text:style-name="P5"><text:span text:style-name="T51">Number Of Cycles For P2</text:span><text:span text:style-name="T52"> = (2.5 × 10</text:span><text:span text:style-name="T43">9</text:span><text:span text:style-name="T52">) × 10</text:span><text:span text:style-name="T53"> = </text:span><text:span text:style-name="T54">25 × 10</text:span><text:span text:style-name="T46">9</text:span><text:span text:style-name="T47"> = 2.5 </text:span><text:span text:style-name="T48">× 10</text:span><text:span text:style-name="T49">10</text:span><text:span text:style-name="T48"> </text:span><text:span text:style-name="T50"><text:s/></text:span></text:p>
                  </text:list-item>
                  <text:list-item>
                    <text:p text:style-name="P5"><text:span text:style-name="T51">Number Of Cycles For P3</text:span><text:span text:style-name="T52"> = (4.0 × 10</text:span><text:span text:style-name="T43">9</text:span><text:span text:style-name="T52">) × 10</text:span><text:span text:style-name="T53"> = </text:span><text:span text:style-name="T54">40 × 10</text:span><text:span text:style-name="T46">9</text:span><text:span text:style-name="T47"> = 4.0 × 10</text:span><text:span text:style-name="T55">10</text:span><text:span text:style-name="T47"> </text:span></text:p>
                  </text:list-item>
                  <text:list-item>
                    <text:p text:style-name="P5"><text:span text:style-name="T51">Number Of Instructions For P1</text:span><text:span text:style-name="T52"> = (</text:span><text:span text:style-name="T56">30 × 10</text:span><text:span text:style-name="T43">9</text:span><text:span text:style-name="T52">) ÷ 1.5</text:span><text:span text:style-name="T53"> = 20 × 10</text:span><text:span text:style-name="T46">9</text:span><text:span text:style-name="T47"> = 2.0 × 10</text:span><text:span text:style-name="T55">10</text:span><text:span text:style-name="T47"> </text:span></text:p>
                  </text:list-item>
                  <text:list-item>
                    <text:p text:style-name="P5"><text:span text:style-name="T51">Number Of Instructions For P2</text:span><text:span text:style-name="T52"> = (</text:span><text:span text:style-name="T56">25 × 10</text:span><text:span text:style-name="T43">9</text:span><text:span text:style-name="T52">) ÷ 1.0</text:span><text:span text:style-name="T53"> = 25 × 10</text:span><text:span text:style-name="T46">9</text:span><text:span text:style-name="T47"> = 2.5 × 10</text:span><text:span text:style-name="T55">10</text:span><text:span text:style-name="T47"> </text:span></text:p>
                  </text:list-item>
                  <text:list-item>
                    <text:p text:style-name="P5"><text:span text:style-name="T51">Number Of Instructions For P3</text:span><text:span text:style-name="T52"> = (</text:span><text:span text:style-name="T56">40 × 10</text:span><text:span text:style-name="T43">9</text:span><text:span text:style-name="T52">) ÷ 2.2</text:span><text:span text:style-name="T53"> = 18.18 × 10</text:span><text:span text:style-name="T46">9</text:span><text:span text:style-name="T47"> = 1.818 </text:span><text:span text:style-name="T48">× 10</text:span><text:span text:style-name="T49">10</text:span><text:span text:style-name="T48"> </text:span></text:p>
                  </text:list-item>
                </text:list>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6" draw:text-style-name="P4"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1C</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We are trying to reduce the execution time by 30%, but this leads to an increase of 20% in the CPI. What clock rate should we have to get this time reduction?</text:p>
              </text:list-item>
              <text:list-item>
                <text:p><text:span text:style-name="T3">Answer (1C): </text:span></text:p>
                <text:list>
                  <text:list-item>
                    <text:p>The question does not say this but 1C is an extension of 1B</text:p>
                    <text:list>
                      <text:list-item>
                        <text:p><text:span text:style-name="T8">The execution time in 1B is 10 seconds, and we want to reduce it by 30%. So, we are trying to achieve an execution time of 7 seconds.</text:span></text:p>
                      </text:list-item>
                    </text:list>
                  </text:list-item>
                  <text:list-item>
                    <text:p>In our attempt to reduce the execution time, the CPI increases by 20%</text:p>
                    <text:list>
                      <text:list-item>
                        <text:p><text:span text:style-name="T8">This can be modeled via the following equation: </text:span><text:span text:style-name="T57">CPI</text:span><text:span text:style-name="T58">new</text:span><text:span text:style-name="T57"> = CPI</text:span><text:span text:style-name="T58">old</text:span><text:span text:style-name="T57"> </text:span><text:span text:style-name="T59">×</text:span><text:span text:style-name="T60"> 1.2</text:span></text:p>
                      </text:list-item>
                    </text:list>
                  </text:list-item>
                  <text:list-item>
                    <text:p><text:span text:style-name="T61">We need to find the clock rate </text:span><text:span text:style-name="T62">(</text:span><text:span text:style-name="T63">f</text:span><text:span text:style-name="T61">) that will yield the time reduction (30%) we are seeking; we also need to factor in the new CPI</text:span></text:p>
                    <text:list>
                      <text:list-item>
                        <text:p><text:span text:style-name="T64">The following equation will be used: </text:span><text:span text:style-name="T60">f = ((Number of Instructions) </text:span><text:span text:style-name="T59">× </text:span><text:span text:style-name="T60">CPI) </text:span><text:span text:style-name="T59">÷</text:span><text:span text:style-name="T60"> (Execution Tim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6" draw:text-style-name="P4"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1C</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We are trying to reduce the execution time by 30%, but this leads to an <text:span text:style-name="T65">increase of 20% in the CPI</text:span>. What clock rate should we have to get this time reduction?</text:p>
              </text:list-item>
              <text:list-item>
                <text:p><text:span text:style-name="T3">Answer (1C): </text:span></text:p>
                <text:list>
                  <text:list-item>
                    <text:p>First, let’s calculate the <text:span text:style-name="T65">new CPI</text:span>:</text:p>
                    <text:list>
                      <text:list-item>
                        <text:p text:style-name="P6"><text:span text:style-name="T66">New CPI Of P1 </text:span><text:span text:style-name="T67">= 1.5 </text:span><text:span text:style-name="T68">×</text:span><text:span text:style-name="T64"> </text:span><text:span text:style-name="T69">1.2</text:span><text:span text:style-name="T61"> </text:span><text:span text:style-name="T11">= 1.80</text:span></text:p>
                      </text:list-item>
                      <text:list-item>
                        <text:p text:style-name="P6"><text:span text:style-name="T66">New CPI Of P2 </text:span><text:span text:style-name="T67">= 1.0 </text:span><text:span text:style-name="T68">×</text:span><text:span text:style-name="T64"> </text:span><text:span text:style-name="T69">1.2</text:span><text:span text:style-name="T61"> </text:span><text:span text:style-name="T11">= 1.20</text:span></text:p>
                      </text:list-item>
                      <text:list-item>
                        <text:p><text:span text:style-name="T66">New CPI Of P3 </text:span><text:span text:style-name="T67">= 2.2 </text:span><text:span text:style-name="T68">×</text:span><text:span text:style-name="T64"> </text:span><text:span text:style-name="T69">1.2</text:span><text:span text:style-name="T61"> </text:span><text:span text:style-name="T11">= 2.64</text:span></text:p>
                      </text:list-item>
                    </text:list>
                  </text:list-item>
                  <text:list-item>
                    <text:p><text:span text:style-name="T61">Next, we use the formula for clock rate to calculate it:</text:span></text:p>
                    <text:list>
                      <text:list-item>
                        <text:p><text:span text:style-name="T64">f = ((Number of Instructions) × CPI) ÷ (Execution Time)</text:span></text:p>
                        <text:list>
                          <text:list-item>
                            <text:p><text:span text:style-name="T70">Next slide</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6" draw:text-style-name="P4"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1C</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We are trying to <text:span text:style-name="T71">reduce the execution time by 30%</text:span><text:span text:style-name="T72">, but this leads to an increase of 20% in the CPI. What clock rate should we </text:span>have to get this time reduction?</text:p>
              </text:list-item>
              <text:list-item>
                <text:p><text:span text:style-name="T3">Answer (1C): </text:span></text:p>
                <text:list>
                  <text:list-item>
                    <text:p><text:span text:style-name="T61">Calculate the clock rate </text:span><text:span text:style-name="T62">(</text:span><text:span text:style-name="T63">f</text:span><text:span text:style-name="T61">) of each processor:</text:span></text:p>
                    <text:list>
                      <text:list-item>
                        <text:p text:style-name="P6"><text:span text:style-name="T73">Clock Rate of P1 </text:span><text:span text:style-name="T26">= (20 </text:span><text:span text:style-name="T27">×</text:span><text:span text:style-name="T26"> 10</text:span><text:span text:style-name="T28">9</text:span><text:span text:style-name="T26"> </text:span><text:span text:style-name="T27">× 1.8) ÷ </text:span><text:span text:style-name="T74">7</text:span><text:span text:style-name="T75"> </text:span><text:span text:style-name="T76">= 5142857142.85 MHz</text:span></text:p>
                        <text:list>
                          <text:list-item>
                            <text:p><text:span text:style-name="T27">5142857142.85 MHz</text:span><text:span text:style-name="T75"> </text:span><text:span text:style-name="T76">= 5.14 GHz</text:span></text:p>
                          </text:list-item>
                        </text:list>
                      </text:list-item>
                      <text:list-item>
                        <text:p text:style-name="P6"><text:span text:style-name="T73">Clock Rate of P2 </text:span><text:span text:style-name="T26">= (25 </text:span><text:span text:style-name="T27">×</text:span><text:span text:style-name="T26"> 10</text:span><text:span text:style-name="T28">9</text:span><text:span text:style-name="T26"> </text:span><text:span text:style-name="T27">× 1.2) ÷ </text:span><text:span text:style-name="T74">7</text:span><text:span text:style-name="T75"> </text:span><text:span text:style-name="T76">= 4285714285.71 MHz</text:span></text:p>
                        <text:list>
                          <text:list-item>
                            <text:p><text:span text:style-name="T27">4285714285.71 MHz</text:span><text:span text:style-name="T75"> </text:span><text:span text:style-name="T76">= 4.28 GHz</text:span></text:p>
                          </text:list-item>
                        </text:list>
                      </text:list-item>
                      <text:list-item>
                        <text:p text:style-name="P6"><text:span text:style-name="T73">Clock Rate of P3 </text:span><text:span text:style-name="T26">= (18.18 </text:span><text:span text:style-name="T27">×</text:span><text:span text:style-name="T26"> 10</text:span><text:span text:style-name="T28">9</text:span><text:span text:style-name="T26"> </text:span><text:span text:style-name="T27">× 2.6) ÷ </text:span><text:span text:style-name="T74">7</text:span><text:span text:style-name="T75"> </text:span><text:span text:style-name="T76">= 6752571428.57 MHz</text:span></text:p>
                        <text:list>
                          <text:list-item>
                            <text:p><text:span text:style-name="T27">6752571428.57 MHz</text:span><text:span text:style-name="T75"> </text:span><text:span text:style-name="T76">= 6.75 GHz</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6" draw:text-style-name="P4"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Compilers can have a profound impact on the performance of an application. Assume that for a program, compiler A results in a dynamic instruction count of 1.0E9 and has an execution time of 1.1 s, while compiler B results in a dynamic instruction count of 1.2E9 and an execution time of 1.5 s.</text:p>
                <text:list>
                  <text:list-item>
                    <text:p>a. Find the average CPI for each program given that the processor has a clock cycle time of 1 ns.</text:p>
                  </text:list-item>
                  <text:list-item>
                    <text:p>b. Assume the compiled programs run on two different processors. If the execution times on the two processors are the same, how much faster is the clock rate of the processor running compiler A’s code versus the clock rate of the processor running compiler B’s code?</text:p>
                  </text:list-item>
                  <text:list-item>
                    <text:p>c. A new compiler is developed that uses only 6.0E8 instructions and has an average CPI of 1.1. What is the speedup of using this new compiler versus using compiler A or B on the original processor?</text:p>
                  </text:list-item>
                </text:list>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6" draw:text-style-name="P4"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Precursor #2</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Precursor:</text:span> </text:p>
                <text:list>
                  <text:list-item>
                    <text:p>Dealing with 2 compilers:</text:p>
                    <text:list>
                      <text:list-item>
                        <text:p>Compiler A</text:p>
                      </text:list-item>
                      <text:list-item>
                        <text:p>Compiler B</text:p>
                      </text:list-item>
                    </text:list>
                  </text:list-item>
                  <text:list-item>
                    <text:p>Compiler A has a dynamic instruction count of 1.0 <text:span text:style-name="T77">×</text:span> 10<text:span text:style-name="T78">9</text:span></text:p>
                    <text:list>
                      <text:list-item>
                        <text:p>And an execution time of 1.1 seconds</text:p>
                      </text:list-item>
                    </text:list>
                  </text:list-item>
                  <text:list-item>
                    <text:p><text:span text:style-name="T79">Compiler B has a dynamic instruction count of 1.2 </text:span><text:span text:style-name="T77">×</text:span> 10<text:span text:style-name="T78">9</text:span></text:p>
                    <text:list>
                      <text:list-item>
                        <text:p>And an execution time of 1.5 seconds</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6" draw:text-style-name="P4"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2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Find the average CPI for each program given that the processor has a <text:span text:style-name="T65">clock cycle time of </text:span><text:span text:style-name="T80">1 ns</text:span>.</text:p>
              </text:list-item>
              <text:list-item>
                <text:p><text:span text:style-name="T3">Answer(A): </text:span></text:p>
                <text:list>
                  <text:list-item>
                    <text:p>We need to calculate the CPIs of a program that is compiled with different compilers, A and B</text:p>
                    <text:list>
                      <text:list-item>
                        <text:p><text:span text:style-name="T8">This results in 2 </text:span><text:span text:style-name="T81">different</text:span><text:span text:style-name="T8"> programs</text:span></text:p>
                        <text:list>
                          <text:list-item>
                            <text:p><text:span text:style-name="T9">Note: The programs are not inherently different</text:span></text:p>
                          </text:list-item>
                        </text:list>
                      </text:list-item>
                    </text:list>
                  </text:list-item>
                  <text:list-item>
                    <text:p>We will use 2 formulas:</text:p>
                    <text:list>
                      <text:list-item>
                        <text:p text:style-name="P6"><text:span text:style-name="T82">Clock Cycle Time</text:span><text:span text:style-name="T26"> = 1 </text:span><text:span text:style-name="T68">÷</text:span><text:span text:style-name="T64"> Clock Rate</text:span></text:p>
                      </text:list-item>
                      <text:list-item>
                        <text:p><text:span text:style-name="T8">CPI = Execution Time </text:span><text:span text:style-name="T68">×</text:span><text:span text:style-name="T64"> ((Clock Rate) </text:span><text:span text:style-name="T68">÷</text:span><text:span text:style-name="T64"> (Number Of Instructions))</text:span></text:p>
                      </text:list-item>
                    </text:list>
                  </text:list-item>
                  <text:list-item>
                    <text:p><text:span text:style-name="T12">Next slide</text:span></text:p>
                  </text:list-item>
                </text:list>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6" draw:text-style-name="P4"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2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Find the average CPI for each program given that the processor has a <text:span text:style-name="T65">clock cycle time of </text:span><text:span text:style-name="T80">1 ns</text:span>.</text:p>
              </text:list-item>
              <text:list-item>
                <text:p><text:span text:style-name="T3">Answer(A): </text:span></text:p>
                <text:list>
                  <text:list-item>
                    <text:p>The first thing we need to do is calculate the Clock Rate from the Clock Cycle Time</text:p>
                    <text:list>
                      <text:list-item>
                        <text:p>We can rearrange the following formula:</text:p>
                        <text:p text:style-name="P6"><text:span text:style-name="T82">Clock Cycle Time</text:span><text:span text:style-name="T26"> = 1 </text:span><text:span text:style-name="T68">÷</text:span><text:span text:style-name="T64"> Clock Rate</text:span></text:p>
                        <text:p text:style-name="P6"><text:span text:style-name="T64"><text:s text:c="24"/></text:span><text:span text:style-name="T70">(rearrange)</text:span></text:p>
                        <text:p text:style-name="P6"><text:span text:style-name="T26">Clock Rate = 1 </text:span><text:span text:style-name="T68">÷</text:span><text:span text:style-name="T64"> </text:span><text:span text:style-name="T69">Clock Cycle Time</text:span></text:p>
                      </text:list-item>
                    </text:list>
                  </text:list-item>
                  <text:list-item>
                    <text:p><text:span text:style-name="T12">Next slide</text:span></text:p>
                  </text:list-item>
                </text:list>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6" draw:text-style-name="P4"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2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Find the average CPI for each program given that the processor has a <text:span text:style-name="T65">clock cycle time of </text:span><text:span text:style-name="T80">1 ns</text:span>.</text:p>
              </text:list-item>
              <text:list-item>
                <text:p><text:span text:style-name="T3">Answer(A): </text:span></text:p>
                <text:list>
                  <text:list-item>
                    <text:p>The Clock Rate, <text:span text:style-name="T83">in GHz,</text:span> is:</text:p>
                    <text:list>
                      <text:list-item>
                        <text:p><text:span text:style-name="T8">Clock Rate (GHz) = 1 </text:span><text:span text:style-name="T68">÷</text:span><text:span text:style-name="T64"> </text:span><text:span text:style-name="T69">Clock Cycle Time</text:span></text:p>
                      </text:list-item>
                      <text:list-item>
                        <text:p text:style-name="P6"><text:span text:style-name="T26">Clock Rate (GHz) = 1 </text:span><text:span text:style-name="T68">÷ </text:span><text:span text:style-name="T84">1 </text:span><text:span text:style-name="T85">ns</text:span></text:p>
                      </text:list-item>
                      <text:list-item>
                        <text:p text:style-name="P6"><text:span text:style-name="T68">Clock Rate = 1 GHz</text:span><text:span text:style-name="T10"> = 10</text:span><text:span text:style-name="T86">9</text:span><text:span text:style-name="T10"> MHz</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6" draw:text-style-name="P4"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2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Find the average CPI for each program given that the processor has a <text:span text:style-name="T72">clock cycle time of </text:span><text:span text:style-name="T87">1 ns</text:span><text:span text:style-name="T72">.</text:span></text:p>
              </text:list-item>
              <text:list-item>
                <text:p><text:span text:style-name="T3">Answer(A): </text:span></text:p>
                <text:list>
                  <text:list-item>
                    <text:p><text:span text:style-name="T77">Now that we have the Clock Rate of the processor, we can calculate the CPI of each program when compiled using a different compiler</text:span></text:p>
                  </text:list-item>
                  <text:list-item>
                    <text:p><text:span text:style-name="T77">First, we calculate the CPI of the program when compiled via </text:span><text:span text:style-name="T88">Compiler_A</text:span></text:p>
                    <text:list>
                      <text:list-item>
                        <text:p><text:span text:style-name="T77">CPI</text:span><text:span text:style-name="T89">Compiler_A</text:span><text:span text:style-name="T90"> = Execution Time × ((Clock Rate) ÷ (Number Of Instructions))</text:span></text:p>
                      </text:list-item>
                      <text:list-item>
                        <text:p text:style-name="P6"><text:span text:style-name="T91">CPI</text:span><text:span text:style-name="T92">Compiler_A</text:span><text:span text:style-name="T91"> = 1.1 × (10</text:span><text:span text:style-name="T93">9</text:span><text:span text:style-name="T91"> ÷ (1 </text:span><text:span text:style-name="T90">× 10</text:span><text:span text:style-name="T94">9</text:span><text:span text:style-name="T90">))</text:span></text:p>
                      </text:list-item>
                      <text:list-item>
                        <text:p text:style-name="P6"><text:span text:style-name="T91">CPI</text:span><text:span text:style-name="T92">Compiler_A</text:span><text:span text:style-name="T91"> = 1.1 × (10</text:span><text:span text:style-name="T93">9</text:span><text:span text:style-name="T91"> ÷ </text:span><text:span text:style-name="T90">10</text:span><text:span text:style-name="T94">9</text:span><text:span text:style-name="T90">)</text:span></text:p>
                      </text:list-item>
                      <text:list-item>
                        <text:p text:style-name="P6"><text:span text:style-name="T91">CPI</text:span><text:span text:style-name="T92">Compiler_A</text:span><text:span text:style-name="T91"> = 1.1 × 1</text:span></text:p>
                      </text:list-item>
                      <text:list-item>
                        <text:p text:style-name="P6"><text:span text:style-name="T91">CPI</text:span><text:span text:style-name="T92">Compiler_A</text:span><text:span text:style-name="T91"> = 1.1</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6" draw:text-style-name="P4"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Answer #2A</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Find the average CPI for each program given that the processor has a <text:span text:style-name="T72">clock cycle time of </text:span><text:span text:style-name="T87">1 ns</text:span><text:span text:style-name="T72">.</text:span></text:p>
              </text:list-item>
              <text:list-item>
                <text:p><text:span text:style-name="T3">Answer(A): </text:span></text:p>
                <text:list>
                  <text:list-item>
                    <text:p><text:span text:style-name="T77">Then, we calculate the CPI of the program when compiled via </text:span><text:span text:style-name="T88">Compiler_B</text:span></text:p>
                    <text:list>
                      <text:list-item>
                        <text:p><text:span text:style-name="T77">CPI</text:span><text:span text:style-name="T89">Compiler_B</text:span><text:span text:style-name="T90"> = Execution Time × ((Clock Rate) ÷ (Number Of Instructions))</text:span></text:p>
                      </text:list-item>
                      <text:list-item>
                        <text:p text:style-name="P6"><text:span text:style-name="T91">CPI</text:span><text:span text:style-name="T92">Compiler_B</text:span><text:span text:style-name="T91"> = 1.5 × (10</text:span><text:span text:style-name="T93">9</text:span><text:span text:style-name="T91"> ÷ (1.2 </text:span><text:span text:style-name="T90">× 10</text:span><text:span text:style-name="T94">9</text:span><text:span text:style-name="T90">))</text:span></text:p>
                      </text:list-item>
                      <text:list-item>
                        <text:p text:style-name="P6"><text:span text:style-name="T91">CPI</text:span><text:span text:style-name="T92">Compiler_B</text:span><text:span text:style-name="T91"> = 1.5 × (0.83333333333</text:span><text:span text:style-name="T90">)</text:span></text:p>
                      </text:list-item>
                      <text:list-item>
                        <text:p text:style-name="P6"><text:span text:style-name="T91">CPI</text:span><text:span text:style-name="T92">Compiler_B</text:span><text:span text:style-name="T91"> = 1.25</text:span></text:p>
                      </text:list-item>
                    </text:list>
                  </text:list-item>
                  <text:list-item>
                    <text:p><text:span text:style-name="T91">Our final answer is:</text:span></text:p>
                    <text:list>
                      <text:list-item>
                        <text:p text:style-name="P6"><text:span text:style-name="T91">CPI</text:span><text:span text:style-name="T92">Compiler_A</text:span><text:span text:style-name="T91"> = 1.1</text:span></text:p>
                      </text:list-item>
                      <text:list-item>
                        <text:p text:style-name="P6"><text:span text:style-name="T91">CPI</text:span><text:span text:style-name="T92">Compiler_B</text:span><text:span text:style-name="T91"> = 1.25</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6" draw:text-style-name="P4"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B</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Assume the compiled programs run on two different processors. If the execution times on the two processors are the same, how much faster is the clock rate of the processor running compiler A’s code versus the clock rate of the processor running compiler B’s code?</text:p>
              </text:list-item>
              <text:list-item>
                <text:p><text:span text:style-name="T3">Answer (B):</text:span></text:p>
                <text:list>
                  <text:list-item>
                    <text:p>The question does not state this, but we will use the values from part (A) to calculate the speed up. Plus, we will use the equation from part (A), it is:</text:p>
                    <text:list>
                      <text:list-item>
                        <text:p><text:span text:style-name="T8">CPI = Execution Time × ((Clock Rate) ÷ (Number Of Instructions))</text:span></text:p>
                      </text:list-item>
                    </text:list>
                  </text:list-item>
                  <text:list-item>
                    <text:p>However, we need to rearrange the equation above and solve for Clock Rate. This is because we need to find out how much faster is one compiler over the other compiler, assuming execution time is the same across both processors.</text:p>
                    <text:list>
                      <text:list-item>
                        <text:p><text:span text:style-name="T8">Hence, we arrange the equation above for Clock Rate because this is what we are solving for. We already have CPI and Number of Instructions, and Execution Time is the same.</text:span></text:p>
                        <text:list>
                          <text:list-item>
                            <text:p><text:span text:style-name="T9">Next slide</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6" draw:text-style-name="P4"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B</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Assume the compiled programs run on two different processors. If the execution times on the two processors are the same, how much faster is the clock rate of the processor running compiler A’s code versus the clock rate of the processor running compiler B’s code?</text:p>
              </text:list-item>
              <text:list-item>
                <text:p><text:span text:style-name="T3">Answer (B):</text:span></text:p>
                <text:list>
                  <text:list-item>
                    <text:p>Rearranging the formula for Clock Rate is as follows:</text:p>
                    <text:list>
                      <text:list-item>
                        <text:p text:style-name="P6"><text:span text:style-name="T8">CPI = Execution Time × ((Clock Rate) ÷ (Number Of Instructions))</text:span></text:p>
                      </text:list-item>
                      <text:list-item>
                        <text:p text:style-name="P6"><text:span text:style-name="T95">((Clock Rate) ÷ (Number Of Instructions)) = (CPI ÷ (Execution Time))</text:span></text:p>
                      </text:list-item>
                      <text:list-item>
                        <text:p text:style-name="P6"><text:span text:style-name="T95">(Clock Rate) = (CPI ÷ (Execution Time)) × (Number Of Instructions)</text:span></text:p>
                      </text:list-item>
                      <text:list-item>
                        <text:p text:style-name="P6"><text:span text:style-name="T96">(Clock Rate) = (CPI × (Number Of Instructions)) ÷ (Execution Time)</text:span></text:p>
                        <text:list>
                          <text:list-item>
                            <text:p><text:span text:style-name="T97">This is our new equation; we will use this to solve the question</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6" draw:text-style-name="P4"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B</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Assume the compiled programs run on two different processors. If the execution times on the two processors are the same, how much faster is the clock rate of the processor running compiler A’s code versus the clock rate of the processor running compiler B’s code?</text:p>
              </text:list-item>
              <text:list-item>
                <text:p><text:span text:style-name="T3">Answer (B):</text:span></text:p>
                <text:list>
                  <text:list-item>
                    <text:p>Since we need to find how much faster is one processor <text:span text:style-name="T98">(P1)</text:span> over another <text:span text:style-name="T99">(P2)</text:span>, we divide the equations:</text:p>
                    <text:list>
                      <text:list-header>
                        <text:p text:style-name="P7"><text:span text:style-name="T100">(CPI × (Number Of Instructions)) ÷ (Execution Time)</text:span></text:p>
                        <text:p text:style-name="P8"><text:span text:style-name="T101">⸻⸻⸻⸻⸻⸻⸻⸻⸻⸻</text:span></text:p>
                        <text:p text:style-name="P7"><text:span text:style-name="T102">(CPI × (Number Of Instructions)) ÷ (Execution Time)</text:span></text:p>
                      </text:list-header>
                    </text:list>
                  </text:list-item>
                  <text:list-item>
                    <text:p><text:span text:style-name="T77">But wait, since we know that the execution time is the same, we can cancel it right now:</text:span></text:p>
                    <text:list>
                      <text:list-header>
                        <text:p text:style-name="P6"><text:span text:style-name="T100">(CPI × (Number Of Instructions))</text:span></text:p>
                        <text:p text:style-name="P6"><text:span text:style-name="T101">⸻⸻⸻⸻⸻⸻</text:span></text:p>
                        <text:p text:style-name="P6"><text:span text:style-name="T102">(CPI × (Number Of Instructions))</text:span></text:p>
                      </text:list-header>
                    </text:list>
                  </text:list-item>
                  <text:list-item>
                    <text:p><text:span text:style-name="T103">Next slide</text:span></text:p>
                  </text:list-item>
                </text:list>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6" draw:text-style-name="P4"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B</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Assume the compiled programs run on two different processors. If the execution times on the two processors are the same, how much faster is the clock rate of the processor running compiler A’s code versus the clock rate of the processor running compiler B’s code?</text:p>
              </text:list-item>
              <text:list-item>
                <text:p><text:span text:style-name="T3">Answer (B):</text:span></text:p>
                <text:list>
                  <text:list-item>
                    <text:p>Now we substitute values for <text:span text:style-name="T98">P1</text:span> &amp; <text:span text:style-name="T99">P2</text:span> and solve!</text:p>
                    <text:list>
                      <text:list-header>
                        <text:p text:style-name="P7"><text:span text:style-name="T100">(1.1 × (1.0 × 10</text:span><text:span text:style-name="T104">9</text:span><text:span text:style-name="T100">))</text:span></text:p>
                        <text:p text:style-name="P8"><text:span text:style-name="T101">⸻⸻⸻⸻</text:span></text:p>
                        <text:p text:style-name="P7"><text:span text:style-name="T102">(1.25 × (1.2 × 10</text:span><text:span text:style-name="T105">9</text:span><text:span text:style-name="T102">))</text:span></text:p>
                      </text:list-header>
                    </text:list>
                  </text:list-item>
                  <text:list-item>
                    <text:p><text:span text:style-name="T77">After doing some simple math we get:</text:span></text:p>
                    <text:list>
                      <text:list-header>
                        <text:p text:style-name="P8"><text:span text:style-name="T100">(1.1 × 10</text:span><text:span text:style-name="T104">9</text:span><text:span text:style-name="T100">)</text:span></text:p>
                        <text:p text:style-name="P8"><text:span text:style-name="T101">⸻⸻</text:span></text:p>
                        <text:p text:style-name="P8"><text:span text:style-name="T102">(1.5 × 10</text:span><text:span text:style-name="T105">9</text:span><text:span text:style-name="T102">)</text:span></text:p>
                      </text:list-header>
                    </text:list>
                  </text:list-item>
                  <text:list-item>
                    <text:p><text:span text:style-name="T106">For clarity, we can cancel the 10</text:span><text:span text:style-name="T107">9</text:span><text:span text:style-name="T106"> from both numerator and denominator</text:span></text:p>
                    <text:list>
                      <text:list-header>
                        <text:p text:style-name="P7"><text:span text:style-name="T108">(1.1)</text:span></text:p>
                        <text:p text:style-name="P7"><text:span text:style-name="T101">⸻</text:span></text:p>
                        <text:p text:style-name="P7"><text:span text:style-name="T109">(1.5)</text:span></text:p>
                      </text:list-header>
                    </text:list>
                  </text:list-item>
                  <text:list-item>
                    <text:p text:style-name="P9"><text:span text:style-name="T110">Answer?</text:span></text:p>
                    <text:list>
                      <text:list-item>
                        <text:p text:style-name="P8"><text:span text:style-name="T111">Next slid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5" presentation:class="page"/>
          <draw:frame presentation:style-name="pr6" draw:text-style-name="P4"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B</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 </text:span>Assume the compiled programs run on two different processors. If the execution times on the two processors are the same, how much faster is the clock rate of the processor running compiler A’s code versus the clock rate of the processor running compiler B’s code?</text:p>
              </text:list-item>
              <text:list-item>
                <text:p><text:span text:style-name="T3">Answer (B):</text:span></text:p>
                <text:list>
                  <text:list-item>
                    <text:p><text:span text:style-name="T112">The answer is: </text:span><text:span text:style-name="T113">0.7333333333</text:span></text:p>
                    <text:list>
                      <text:list-item>
                        <text:p text:style-name="P7"><text:span text:style-name="T106">What does this mean?</text:span></text:p>
                        <text:list>
                          <text:list-item>
                            <text:p text:style-name="P7"><text:span text:style-name="T106">This means that </text:span><text:span text:style-name="T114">P1</text:span><text:span text:style-name="T106"> is roughly 0.73 times </text:span><text:span text:style-name="T115">slower</text:span><text:span text:style-name="T106"> than </text:span><text:span text:style-name="T116">P2</text:span></text:p>
                          </text:list-item>
                        </text:list>
                      </text:list-item>
                      <text:list-item>
                        <text:p text:style-name="P7"><text:span text:style-name="T106">If we take the inverse of 0.73, we get 1.3636363636</text:span></text:p>
                        <text:list>
                          <text:list-item>
                            <text:p text:style-name="P7"><text:span text:style-name="T106">This means that </text:span><text:span text:style-name="T116">P2</text:span><text:span text:style-name="T106"> is roughly 1.36 times </text:span><text:span text:style-name="T117">faster</text:span><text:span text:style-name="T106"> than </text:span><text:span text:style-name="T114">P1</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6" presentation:class="page"/>
          <draw:frame presentation:style-name="pr6" draw:text-style-name="P4"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C</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A new compiler is developed that uses only 6.0E8 instructions and has an average CPI of 1.1. What is the speedup of using this new compiler versus using compiler A or B on the original processor?</text:p>
              </text:list-item>
              <text:list-item>
                <text:p><text:span text:style-name="T3">Answer (C): </text:span></text:p>
                <text:list>
                  <text:list-item>
                    <text:p>We will use the equation from 1B to compare the speedup, but we need to rearrange it for execution time.</text:p>
                    <text:list>
                      <text:list-item>
                        <text:p><text:span text:style-name="T8">This is because all 3 compilers are used on the original processor, and we need to find the speed up, which is the difference in execution time</text:span></text:p>
                      </text:list-item>
                    </text:list>
                  </text:list-item>
                  <text:list-item>
                    <text:p>The steps are:</text:p>
                    <text:list>
                      <text:list-item>
                        <text:p>i. Rearrange the equation from 1B to solve for ExecutionTime</text:p>
                      </text:list-item>
                      <text:list-item>
                        <text:p>ii. Compare the speedup between <text:span text:style-name="T118">CompilerA</text:span> and <text:span text:style-name="T119">CompilerNew</text:span></text:p>
                      </text:list-item>
                      <text:list-item>
                        <text:p>iii. Compare the speedup between <text:span text:style-name="T120">CompilerB</text:span> and <text:span text:style-name="T119">CompilerNew</text:span></text:p>
                      </text:list-item>
                    </text:list>
                    <text:p/>
                  </text:list-item>
                </text:list>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6" draw:text-style-name="P4" draw:layer="layout" svg:width="15.199cm" svg:height="12.464cm" svg:x="2.9cm" svg:y="14.157cm" presentation:class="notes" presentation:placeholder="true">
            <draw:text-box/>
          </draw:frame>
        </presentation:notes>
      </draw:page>
      <draw:page draw:name="page2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C</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A new compiler is developed that uses only 6.0E8 instructions and has an average CPI of 1.1. What is the speedup of using this new compiler versus using compiler A or B on the original processor?</text:p>
              </text:list-item>
              <text:list-item>
                <text:p><text:span text:style-name="T3">Answer (C): </text:span></text:p>
                <text:list>
                  <text:list-item>
                    <text:p>The equation from 1B is:</text:p>
                    <text:list>
                      <text:list-item>
                        <text:p><text:span text:style-name="T8">(Clock Rate) = (CPI × (Number Of Instructions)) ÷ (Execution Time)</text:span></text:p>
                      </text:list-item>
                    </text:list>
                  </text:list-item>
                  <text:list-item>
                    <text:p>We rearrange it to solve for Execution Time:</text:p>
                    <text:list>
                      <text:list-item>
                        <text:p><text:span text:style-name="T8">(Clock Rate) = (CPI × (Number Of Instructions)) ÷ (Execution Time)</text:span></text:p>
                      </text:list-item>
                      <text:list-item>
                        <text:p text:style-name="P6"><text:span text:style-name="T96">(Execution Time) = (CPI × (Number Of Instructions)) ÷ </text:span><text:span text:style-name="T8">(Clock Rate)</text:span></text:p>
                      </text:list-item>
                    </text:list>
                  </text:list-item>
                  <text:list-item>
                    <text:p><text:span text:style-name="T121">But wait, since all 3 compilers are used on the same processor, we can eliminate Clock Rate, and simplify the equation:</text:span></text:p>
                    <text:list>
                      <text:list-item>
                        <text:p><text:span text:style-name="T8">(Execution Time) = (CPI × (Number Of Instructions))</text:span></text:p>
                      </text:list-item>
                    </text:list>
                    <text:p/>
                  </text:list-item>
                </text:list>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6" draw:text-style-name="P4" draw:layer="layout" svg:width="15.199cm" svg:height="12.464cm" svg:x="2.9cm" svg:y="14.157cm" presentation:class="notes" presentation:placeholder="true">
            <draw:text-box/>
          </draw:frame>
        </presentation:notes>
      </draw:page>
      <draw:page draw:name="page2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C</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A new compiler is developed that uses only 6.0E8 instructions and has an average CPI of 1.1. What is the speedup of using this new compiler versus using compiler A or B on the original processor?</text:p>
              </text:list-item>
              <text:list-item>
                <text:p><text:span text:style-name="T3">Answer (C): </text:span></text:p>
                <text:list>
                  <text:list-item>
                    <text:p>Now, we calculate the speedup for <text:span text:style-name="T119">Compiler</text:span><text:span text:style-name="T122">New</text:span> VS. <text:span text:style-name="T118">Compiler</text:span><text:span text:style-name="T123">A</text:span><text:span text:style-name="T121">:</text:span></text:p>
                    <text:list>
                      <text:list-item>
                        <text:p><text:span text:style-name="T8">In essence, we are dividing the two values because we are comparing the Execution Time</text:span></text:p>
                      </text:list-item>
                    </text:list>
                  </text:list-item>
                  <text:list-item>
                    <text:p><text:span text:style-name="T121">Setting up the equation:</text:span></text:p>
                    <text:list>
                      <text:list-header>
                        <text:p><text:span text:style-name="T119">(CPI × (Number Of Instructions))</text:span></text:p>
                        <text:p text:style-name="P6"><text:span text:style-name="T21">⸻⸻⸻⸻⸻</text:span></text:p>
                        <text:p><text:span text:style-name="T118">(CPI × (Number Of Instructions))</text:span></text:p>
                      </text:list-header>
                    </text:list>
                  </text:list-item>
                  <text:list-item>
                    <text:p><text:span text:style-name="T121">Substituting the values:</text:span></text:p>
                    <text:list>
                      <text:list-header>
                        <text:p><text:span text:style-name="T119">(1.1 × (6.0 × 10</text:span><text:span text:style-name="T124">8</text:span><text:span text:style-name="T119">))</text:span></text:p>
                        <text:p><text:span text:style-name="T121">⸻⸻⸻</text:span></text:p>
                        <text:p><text:span text:style-name="T118">(1.1 × (1.0 × 10</text:span><text:span text:style-name="T125">9</text:span><text:span text:style-name="T118">))</text:span></text:p>
                      </text:list-header>
                    </text:list>
                  </text:list-item>
                  <text:list-item>
                    <text:p><text:span text:style-name="T121">Performing arithmetic:</text:span></text:p>
                    <text:list>
                      <text:list-header>
                        <text:p><text:span text:style-name="T119">(6.6 × 10</text:span><text:span text:style-name="T124">8</text:span><text:span text:style-name="T119">)</text:span></text:p>
                        <text:p><text:span text:style-name="T121">⸻⸻</text:span></text:p>
                        <text:p><text:span text:style-name="T118">(1.1 × 10</text:span><text:span text:style-name="T125">9</text:span><text:span text:style-name="T118">)</text:span></text:p>
                      </text:list-header>
                    </text:list>
                    <text:p/>
                  </text:list-item>
                </text:list>
              </text:list-item>
            </text:list>
          </draw:text-box>
        </draw:frame>
        <presentation:notes draw:style-name="dp2" presentation:use-date-time-name="dtd1">
          <draw:page-thumbnail draw:style-name="gr1" draw:layer="layout" svg:width="12.292cm" svg:height="10.386cm" svg:x="4.352cm" svg:y="3.104cm" draw:page-number="29" presentation:class="page"/>
          <draw:frame presentation:style-name="pr6" draw:text-style-name="P4" draw:layer="layout" svg:width="15.199cm" svg:height="12.464cm" svg:x="2.9cm" svg:y="14.157cm" presentation:class="notes" presentation:placeholder="true">
            <draw:text-box/>
          </draw:frame>
        </presentation:notes>
      </draw:page>
      <draw:page draw:name="page3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C</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A new compiler is developed that uses only 6.0E8 instructions and has an average CPI of 1.1. What is the speedup of using this new compiler versus using compiler A or B on the original processor?</text:p>
              </text:list-item>
              <text:list-item>
                <text:p><text:span text:style-name="T3">Answer (C): </text:span></text:p>
                <text:list>
                  <text:list-item>
                    <text:p>After dividing the fraction, the answer is: <text:span text:style-name="T3">0.6</text:span></text:p>
                    <text:list>
                      <text:list-item>
                        <text:p><text:span text:style-name="T8">This means that</text:span> <text:span text:style-name="T118">CompilerA</text:span> <text:span text:style-name="T8">is 0.6x slower than</text:span> <text:span text:style-name="T119">CompilerNew</text:span></text:p>
                      </text:list-item>
                    </text:list>
                  </text:list-item>
                  <text:list-item>
                    <text:p>If we take the inverse of the answer, we get: <text:span text:style-name="T3">1.666666</text:span></text:p>
                    <text:list>
                      <text:list-item>
                        <text:p><text:span text:style-name="T8">This means that</text:span> <text:span text:style-name="T119">CompilerNew</text:span> <text:span text:style-name="T8">is 1.66 times faster than</text:span> <text:span text:style-name="T118">CompilerA</text:span></text:p>
                      </text:list-item>
                    </text:list>
                    <text:p/>
                  </text:list-item>
                </text:list>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6" draw:text-style-name="P4" draw:layer="layout" svg:width="15.199cm" svg:height="12.464cm" svg:x="2.9cm" svg:y="14.157cm" presentation:class="notes" presentation:placeholder="true">
            <draw:text-box/>
          </draw:frame>
        </presentation:notes>
      </draw:page>
      <draw:page draw:name="page3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C</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A new compiler is developed that uses only 6.0E8 instructions and has an average CPI of 1.1. What is the speedup of using this new compiler versus using compiler A or B on the original processor?</text:p>
              </text:list-item>
              <text:list-item>
                <text:p><text:span text:style-name="T3">Answer (C): </text:span></text:p>
                <text:list>
                  <text:list-item>
                    <text:p>Finally, we calculate the speedup for <text:span text:style-name="T119">Compiler</text:span><text:span text:style-name="T122">New</text:span> VS. <text:span text:style-name="T120">Compiler</text:span><text:span text:style-name="T126">B</text:span><text:span text:style-name="T121">, the math is identical from before:</text:span></text:p>
                    <text:list>
                      <text:list-item>
                        <text:p><text:span text:style-name="T8">In essence, we are dividing the two values because we are comparing the Execution Time</text:span></text:p>
                      </text:list-item>
                    </text:list>
                  </text:list-item>
                  <text:list-item>
                    <text:p><text:span text:style-name="T121">Setting up the equation:</text:span></text:p>
                    <text:list>
                      <text:list-header>
                        <text:p><text:span text:style-name="T119">(CPI × (Number Of Instructions))</text:span></text:p>
                        <text:p text:style-name="P6"><text:span text:style-name="T21">⸻⸻⸻⸻⸻</text:span></text:p>
                        <text:p><text:span text:style-name="T120">(CPI × (Number Of Instructions))</text:span></text:p>
                      </text:list-header>
                    </text:list>
                  </text:list-item>
                  <text:list-item>
                    <text:p><text:span text:style-name="T121">Substituting the values:</text:span></text:p>
                    <text:list>
                      <text:list-header>
                        <text:p><text:span text:style-name="T119">(1.1 × (6.0 × 10</text:span><text:span text:style-name="T124">8</text:span><text:span text:style-name="T119">))</text:span></text:p>
                        <text:p><text:span text:style-name="T121">⸻⸻⸻</text:span></text:p>
                        <text:p><text:span text:style-name="T120">(1.25 × (1.2 × 10</text:span><text:span text:style-name="T127">9</text:span><text:span text:style-name="T120">))</text:span></text:p>
                      </text:list-header>
                    </text:list>
                  </text:list-item>
                  <text:list-item>
                    <text:p><text:span text:style-name="T121">Performing arithmetic:</text:span></text:p>
                    <text:list>
                      <text:list-header>
                        <text:p><text:span text:style-name="T119">(6.6 × 10</text:span><text:span text:style-name="T124">8</text:span><text:span text:style-name="T119">)</text:span></text:p>
                        <text:p><text:span text:style-name="T121">⸻⸻</text:span></text:p>
                        <text:p><text:span text:style-name="T120">(1.5 × 10</text:span><text:span text:style-name="T127">9</text:span><text:span text:style-name="T120">)</text:span></text:p>
                      </text:list-header>
                    </text:list>
                    <text:p/>
                  </text:list-item>
                </text:list>
              </text:list-item>
            </text:list>
          </draw:text-box>
        </draw:frame>
        <presentation:notes draw:style-name="dp2" presentation:use-date-time-name="dtd1">
          <draw:page-thumbnail draw:style-name="gr1" draw:layer="layout" svg:width="12.292cm" svg:height="10.386cm" svg:x="4.352cm" svg:y="3.104cm" draw:page-number="31" presentation:class="page"/>
          <draw:frame presentation:style-name="pr6" draw:text-style-name="P4" draw:layer="layout" svg:width="15.199cm" svg:height="12.464cm" svg:x="2.9cm" svg:y="14.157cm" presentation:class="notes" presentation:placeholder="true">
            <draw:text-box/>
          </draw:frame>
        </presentation:notes>
      </draw:page>
      <draw:page draw:name="page3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2C</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A new compiler is developed that uses only 6.0E8 instructions and has an average CPI of 1.1. What is the speedup of using this new compiler versus using compiler A or B on the original processor?</text:p>
              </text:list-item>
              <text:list-item>
                <text:p><text:span text:style-name="T3">Answer (C): </text:span></text:p>
                <text:list>
                  <text:list-item>
                    <text:p>After dividing the fraction, the answer is: <text:span text:style-name="T3">0.44</text:span></text:p>
                    <text:list>
                      <text:list-item>
                        <text:p text:style-name="P6"><text:span text:style-name="T96">This means that</text:span><text:span text:style-name="T128"> </text:span><text:span text:style-name="T129">CompilerB</text:span><text:span text:style-name="T130"> </text:span><text:span text:style-name="T96">is 0.44x slower than</text:span><text:span text:style-name="T128"> </text:span><text:span text:style-name="T119">CompilerNew</text:span></text:p>
                      </text:list-item>
                    </text:list>
                  </text:list-item>
                  <text:list-item>
                    <text:p>If we take the inverse of the answer, we get: <text:span text:style-name="T3">2.2727272</text:span></text:p>
                    <text:list>
                      <text:list-item>
                        <text:p text:style-name="P6"><text:span text:style-name="T96">This means that</text:span><text:span text:style-name="T128"> </text:span><text:span text:style-name="T131">CompilerNew</text:span><text:span text:style-name="T130"> </text:span><text:span text:style-name="T96">is 2.27 times faster than</text:span><text:span text:style-name="T128"> </text:span><text:span text:style-name="T120">CompilerB</text:span></text:p>
                      </text:list-item>
                    </text:list>
                    <text:p/>
                  </text:list-item>
                </text:list>
              </text:list-item>
            </text:list>
          </draw:text-box>
        </draw:frame>
        <presentation:notes draw:style-name="dp2" presentation:use-date-time-name="dtd1">
          <draw:page-thumbnail draw:style-name="gr1" draw:layer="layout" svg:width="12.292cm" svg:height="10.386cm" svg:x="4.352cm" svg:y="3.104cm" draw:page-number="32" presentation:class="page"/>
          <draw:frame presentation:style-name="pr6" draw:text-style-name="P4" draw:layer="layout" svg:width="15.199cm" svg:height="12.464cm" svg:x="2.9cm" svg:y="14.157cm" presentation:class="notes" presentation:placeholder="true">
            <draw:text-box/>
          </draw:frame>
        </presentation:notes>
      </draw:page>
      <draw:page draw:name="page3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1.12.1] Find the CPI if the clock cycle time is 0.333 ns.</text:p>
                  </text:list-item>
                  <text:list-item>
                    <text:p>[1.12.2] Find the SPEC ratio.</text:p>
                  </text:list-item>
                  <text:list-item>
                    <text:p>[1.12.3] Find the increase in CPU time if the number of instructions of the benchmark is increased by 10% without affecting the CPI.</text:p>
                  </text:list-item>
                  <text:list-item>
                    <text:p>[1.12.4] Find the increase in CPU time if the number of instructions of the benchmark is increased by 10% and the CPI is increased by 5%.</text:p>
                  </text:list-item>
                  <text:list-item>
                    <text:p>[1.12.5] Find the change in the SPEC ratio for this change.</text:p>
                  </text:list-item>
                  <text:list-item>
                    <text:p>[1.12.6] Suppose that we are developing a new version of the AMD Barcelona processor with a 4 GHz clock rate. We have added some additional instructions to the instruction set in such a way that the number of instructions has been reduced by 15%. The execution time is reduced to 700 s and the new SPECratio is 13.7. Find the new CPI.</text:p>
                  </text:list-item>
                </text:list>
              </text:list-item>
            </text:list>
          </draw:text-box>
        </draw:frame>
        <presentation:notes draw:style-name="dp2" presentation:use-date-time-name="dtd1">
          <draw:page-thumbnail draw:style-name="gr1" draw:layer="layout" svg:width="12.292cm" svg:height="10.386cm" svg:x="4.352cm" svg:y="3.104cm" draw:page-number="33" presentation:class="page"/>
          <draw:frame presentation:style-name="pr6" draw:text-style-name="P4" draw:layer="layout" svg:width="15.199cm" svg:height="12.464cm" svg:x="2.9cm" svg:y="14.157cm" presentation:class="notes" presentation:placeholder="true">
            <draw:text-box/>
          </draw:frame>
        </presentation:notes>
      </draw:page>
      <draw:page draw:name="page3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32">Question:</text:span><text:span text:style-name="T83"> The results of the SPEC CPU2006 bzip2 benchmark running on an AMD Barcelona has an instruction count of 2.389E12, an execution time of 750 s, and a reference time of 9650 s.</text:span></text:p>
                <text:list>
                  <text:list-item>
                    <text:p>[1.12.7] This CPI value is larger than obtained in 1.12.1 as the clock rate was increased from 3 GHz to 4 GHz. Determine whether the increase in the CPI is similar to that of the clock rate. If they are dissimilar, why?</text:p>
                  </text:list-item>
                  <text:list-item>
                    <text:p>[1.12.8] By how much has the CPU time been reduced?</text:p>
                  </text:list-item>
                  <text:list-item>
                    <text:p>[1.12.9] For a second benchmark, libquantum, assume an execution time of 960 s, CPI of 1.61, and clock rate of 3 GHz. If the execution time is reduced by an additional 10% without affecting the CPI and with a clock rate of 4 GHz, determine the number of instructions.</text:p>
                  </text:list-item>
                  <text:list-item>
                    <text:p>[1.12.10] Determine the clock rate required to give a further 10% reduction in CPU time while maintaining the number of instructions and with the CPI unchanged.</text:p>
                  </text:list-item>
                </text:list>
              </text:list-item>
            </text:list>
          </draw:text-box>
        </draw:frame>
        <presentation:notes draw:style-name="dp2" presentation:use-date-time-name="dtd1">
          <draw:page-thumbnail draw:style-name="gr1" draw:layer="layout" svg:width="12.292cm" svg:height="10.386cm" svg:x="4.352cm" svg:y="3.104cm" draw:page-number="34" presentation:class="page"/>
          <draw:frame presentation:style-name="pr6" draw:text-style-name="P4" draw:layer="layout" svg:width="15.199cm" svg:height="12.464cm" svg:x="2.9cm" svg:y="14.157cm" presentation:class="notes" presentation:placeholder="true">
            <draw:text-box/>
          </draw:frame>
        </presentation:notes>
      </draw:page>
      <draw:page draw:name="page3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Precursor #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Precursor:</text:span> </text:p>
                <text:list>
                  <text:list-item>
                    <text:p><text:span text:style-name="T133"><text:a xlink:href="https://en.wikipedia.org/wiki/Standard_Performance_Evaluation_Corporation" xlink:type="simple">SPEC</text:a></text:span><text:s/>stands for Standard Performance Evaluation Corporation</text:p>
                    <text:list>
                      <text:list-item>
                        <text:p><text:span text:style-name="T8">The job of the SPEC is to create a standardized set of performance benchmarks for computers. </text:span></text:p>
                      </text:list-item>
                    </text:list>
                  </text:list-item>
                  <text:list-item>
                    <text:p><text:span text:style-name="T133"><text:a xlink:href="https://en.wikipedia.org/wiki/Bzip2" xlink:type="simple">bzip2</text:a></text:span><text:s/>is a file compression program</text:p>
                    <text:list>
                      <text:list-item>
                        <text:p><text:span text:style-name="T8">Similar to WinRAR, 7zip, etc.</text:span></text:p>
                      </text:list-item>
                    </text:list>
                  </text:list-item>
                  <text:list-item>
                    <text:p>Benchmarking is used to measure performance</text:p>
                    <text:list>
                      <text:list-item>
                        <text:p><text:span text:style-name="T8">i.e. How fast something is?</text:span></text:p>
                      </text:list-item>
                      <text:list-item>
                        <text:p><text:span text:style-name="T8">We use benchmarking to compare things with each other</text:span></text:p>
                        <text:list>
                          <text:list-item>
                            <text:p><text:span text:style-name="T9">Applies to all facets of life, not just computers</text:span></text:p>
                          </text:list-item>
                        </text:list>
                      </text:list-item>
                    </text:list>
                  </text:list-item>
                  <text:list-item>
                    <text:p><text:span text:style-name="T121">AMD Barcelona is a processor</text:span></text:p>
                    <text:list>
                      <text:list-item>
                        <text:p><text:span text:style-name="T8">The processor/CPU is the brain of the computer</text:span></text:p>
                        <text:list>
                          <text:list-item>
                            <text:p><text:span text:style-name="T9">The CPU is where computation/arithmetic occurs</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35" presentation:class="page"/>
          <draw:frame presentation:style-name="pr6" draw:text-style-name="P4" draw:layer="layout" svg:width="15.199cm" svg:height="12.464cm" svg:x="2.9cm" svg:y="14.157cm" presentation:class="notes" presentation:placeholder="true">
            <draw:text-box/>
          </draw:frame>
        </presentation:notes>
      </draw:page>
      <draw:page draw:name="page3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Precursor #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Precursor:</text:span> </text:p>
                <text:list>
                  <text:list-item>
                    <text:p><text:span text:style-name="T121">The SPEC benchmark results for running bzip2 (a program) on the AMD Barcelona (the processor) are:</text:span></text:p>
                    <text:list>
                      <text:list-item>
                        <text:p><text:span text:style-name="T8">Instruction Count = 2.389 </text:span><text:span text:style-name="T68">×</text:span><text:span text:style-name="T64"> 10</text:span><text:span text:style-name="T134">12</text:span></text:p>
                      </text:list-item>
                      <text:list-item>
                        <text:p><text:span text:style-name="T64">Execution Time = 750 s</text:span></text:p>
                      </text:list-item>
                      <text:list-item>
                        <text:p><text:span text:style-name="T64">Reference Time = 9650 s</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6" draw:text-style-name="P4" draw:layer="layout" svg:width="15.199cm" svg:height="12.464cm" svg:x="2.9cm" svg:y="14.157cm" presentation:class="notes" presentation:placeholder="true">
            <draw:text-box/>
          </draw:frame>
        </presentation:notes>
      </draw:page>
      <draw:page draw:name="page3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1.12.1] Find the CPI if the clock cycle time is 0.333 ns.</text:p>
                  </text:list-item>
                </text:list>
              </text:list-item>
              <text:list-item>
                <text:p><text:span text:style-name="T3">Answer: </text:span></text:p>
                <text:list>
                  <text:list-item>
                    <text:p>The CPI can be calculated via:</text:p>
                    <text:list>
                      <text:list-item>
                        <text:p><text:span text:style-name="T8">CPI = Clock Rate </text:span><text:span text:style-name="T68">×</text:span><text:span text:style-name="T64"> (CPU Time </text:span><text:span text:style-name="T68">÷</text:span><text:span text:style-name="T64"> Instruction Count)</text:span></text:p>
                      </text:list-item>
                    </text:list>
                  </text:list-item>
                  <text:list-item>
                    <text:p><text:span text:style-name="T61">The only thing we are missing is the Clock Rate, but we can calculate it via:</text:span></text:p>
                    <text:list>
                      <text:list-item>
                        <text:p text:style-name="P6"><text:span text:style-name="T26">Clock Rate = 1 </text:span><text:span text:style-name="T68">÷ Cycle Time</text:span></text:p>
                        <text:list>
                          <text:list-item>
                            <text:p><text:span text:style-name="T10">The answer will be in GHz</text:span></text:p>
                          </text:list-item>
                        </text:list>
                      </text:list-item>
                    </text:list>
                  </text:list-item>
                  <text:list-item>
                    <text:p><text:span text:style-name="T135">Next slide</text:span></text:p>
                  </text:list-item>
                </text:list>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6" draw:text-style-name="P4" draw:layer="layout" svg:width="15.199cm" svg:height="12.464cm" svg:x="2.9cm" svg:y="14.157cm" presentation:class="notes" presentation:placeholder="true">
            <draw:text-box/>
          </draw:frame>
        </presentation:notes>
      </draw:page>
      <draw:page draw:name="page3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1.12.1] Find the CPI if the clock cycle time is 0.333 ns.</text:p>
                  </text:list-item>
                </text:list>
              </text:list-item>
              <text:list-item>
                <text:p><text:span text:style-name="T3">Answer: </text:span></text:p>
                <text:list>
                  <text:list-item>
                    <text:p><text:span text:style-name="T19">Clock Rate calculation:</text:span></text:p>
                    <text:list>
                      <text:list-item>
                        <text:p><text:span text:style-name="T15">Clock Rate = (1 ÷ Cycle Time)</text:span></text:p>
                      </text:list-item>
                      <text:list-item>
                        <text:p text:style-name="P6"><text:span text:style-name="T27">Clock Rate = (1 </text:span><text:span text:style-name="T15">÷ 0.333333333)</text:span></text:p>
                      </text:list-item>
                      <text:list-item>
                        <text:p text:style-name="P6"><text:span text:style-name="T15">Clock Rate = 3 GHz</text:span></text:p>
                      </text:list-item>
                      <text:list-item>
                        <text:p text:style-name="P6"><text:span text:style-name="T136">Clock Rate = 3 </text:span><text:span text:style-name="T137">× 10</text:span><text:span text:style-name="T138">9</text:span><text:span text:style-name="T137"> MHz</text:span></text:p>
                      </text:list-item>
                    </text:list>
                  </text:list-item>
                  <text:list-item>
                    <text:p><text:span text:style-name="T19">CPI Calculation:</text:span></text:p>
                    <text:list>
                      <text:list-item>
                        <text:p><text:span text:style-name="T139">Next slid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38" presentation:class="page"/>
          <draw:frame presentation:style-name="pr6" draw:text-style-name="P4" draw:layer="layout" svg:width="15.199cm" svg:height="12.464cm" svg:x="2.9cm" svg:y="14.157cm" presentation:class="notes" presentation:placeholder="true">
            <draw:text-box/>
          </draw:frame>
        </presentation:notes>
      </draw:page>
      <draw:page draw:name="page3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1.12.1] Find the CPI if the clock cycle time is 0.333 ns.</text:p>
                  </text:list-item>
                </text:list>
              </text:list-item>
              <text:list-item>
                <text:p><text:span text:style-name="T3">Answer: </text:span></text:p>
                <text:list>
                  <text:list-item>
                    <text:p><text:span text:style-name="T19">CPI Calculation:</text:span></text:p>
                    <text:list>
                      <text:list-item>
                        <text:p><text:span text:style-name="T15">CPI = Clock Rate × (CPU Time ÷ Instruction Count)</text:span></text:p>
                      </text:list-item>
                      <text:list-item>
                        <text:p><text:span text:style-name="T15">CPI = (3 × 10</text:span><text:span text:style-name="T140">9</text:span><text:span text:style-name="T141">)</text:span><text:span text:style-name="T15"> × (750 ÷ (2.389 × 10</text:span><text:span text:style-name="T140">12</text:span><text:span text:style-name="T15">))</text:span></text:p>
                      </text:list-item>
                      <text:list-item>
                        <text:p text:style-name="P6"><text:span text:style-name="T27">CPI = (3 × 10</text:span><text:span text:style-name="T142">9</text:span><text:span text:style-name="T143">)</text:span><text:span text:style-name="T27"> × (3.139388866 </text:span><text:span text:style-name="T15">× 10</text:span><text:span text:style-name="T140">-10</text:span><text:span text:style-name="T15">)</text:span></text:p>
                      </text:list-item>
                      <text:list-item>
                        <text:p text:style-name="P6"><text:span text:style-name="T137">CPI = 0.941816659</text:span></text:p>
                      </text:list-item>
                    </text:list>
                  </text:list-item>
                  <text:list-item>
                    <text:p><text:span text:style-name="T144">The CPI for bzip2, if the clock cycle time is 0.333 ns is:</text:span><text:span text:style-name="T145"> 0.941816659</text:span></text:p>
                  </text:list-item>
                </text:list>
              </text:list-item>
            </text:list>
          </draw:text-box>
        </draw:frame>
        <presentation:notes draw:style-name="dp2" presentation:use-date-time-name="dtd1">
          <draw:page-thumbnail draw:style-name="gr1" draw:layer="layout" svg:width="12.292cm" svg:height="10.386cm" svg:x="4.352cm" svg:y="3.104cm" draw:page-number="39" presentation:class="page"/>
          <draw:frame presentation:style-name="pr6" draw:text-style-name="P4" draw:layer="layout" svg:width="15.199cm" svg:height="12.464cm" svg:x="2.9cm" svg:y="14.157cm" presentation:class="notes" presentation:placeholder="true">
            <draw:text-box/>
          </draw:frame>
        </presentation:notes>
      </draw:page>
      <draw:page draw:name="page4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2]</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1.12.2] Find the SPEC ratio.</text:p>
                  </text:list-item>
                </text:list>
              </text:list-item>
              <text:list-item>
                <text:p><text:span text:style-name="T3">Answer: </text:span></text:p>
                <text:list>
                  <text:list-item>
                    <text:p>The SPEC ratio can be calculated via the following formula:</text:p>
                    <text:list>
                      <text:list-item>
                        <text:p><text:span text:style-name="T8">SPEC</text:span><text:span text:style-name="T146">ratio</text:span><text:span text:style-name="T147"> = (Reference Time / Execution Time)</text:span></text:p>
                      </text:list-item>
                      <text:list-item>
                        <text:p text:style-name="P6"><text:span text:style-name="T147">SPEC</text:span><text:span text:style-name="T146">ratio</text:span><text:span text:style-name="T147"> = (9650s / 750s)</text:span></text:p>
                      </text:list-item>
                      <text:list-item>
                        <text:p text:style-name="P6"><text:span text:style-name="T148">SPEC</text:span><text:span text:style-name="T149">ratio</text:span><text:span text:style-name="T148"> = 12.866666666</text:span></text:p>
                      </text:list-item>
                    </text:list>
                  </text:list-item>
                  <text:list-item>
                    <text:p><text:span text:style-name="T150">The SPEC ratio for </text:span><text:span text:style-name="T151">bzip2</text:span><text:span text:style-name="T150"> is (roughly): </text:span><text:span text:style-name="T152">~12.86</text:span></text:p>
                  </text:list-item>
                </text:list>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6" draw:text-style-name="P4" draw:layer="layout" svg:width="15.199cm" svg:height="12.464cm" svg:x="2.9cm" svg:y="14.157cm" presentation:class="notes" presentation:placeholder="true">
            <draw:text-box/>
          </draw:frame>
        </presentation:notes>
      </draw:page>
      <draw:page draw:name="page4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text:span text:style-name="T153">execution time</text:span> of 750 s, and a reference time of 9650 s.</text:p>
                <text:list>
                  <text:list-item>
                    <text:p text:style-name="P5">[1.12.3] Find the increase in CPU time if the number of instructions of the benchmark is increased by 10% without affecting the CPI.</text:p>
                  </text:list-item>
                </text:list>
              </text:list-item>
              <text:list-item>
                <text:p><text:span text:style-name="T3">Answer: </text:span></text:p>
                <text:list>
                  <text:list-item>
                    <text:p>The answer is quite trivial. If the CPI and Clock Rate do not change, then the increase in CPU time is proportional to the increase in the number of instructions, which is 10%</text:p>
                    <text:list>
                      <text:list-item>
                        <text:p><text:span text:style-name="T8">Therefore, the </text:span><text:span text:style-name="T154">CPU time</text:span><text:span text:style-name="T8"> increases by 10%</text:span></text:p>
                        <text:list>
                          <text:list-item>
                            <text:p><text:span text:style-name="T155">Note: CPU time and Execution time are the same</text:span></text:p>
                          </text:list-item>
                        </text:list>
                      </text:list-item>
                    </text:list>
                  </text:list-item>
                  <text:list-item>
                    <text:p>Just for fun, let’s do the math</text:p>
                    <text:list>
                      <text:list-item>
                        <text:p><text:span text:style-name="T8">Next slid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1" presentation:class="page"/>
          <draw:frame presentation:style-name="pr6" draw:text-style-name="P4" draw:layer="layout" svg:width="15.199cm" svg:height="12.464cm" svg:x="2.9cm" svg:y="14.157cm" presentation:class="notes" presentation:placeholder="true">
            <draw:text-box/>
          </draw:frame>
        </presentation:notes>
      </draw:page>
      <draw:page draw:name="page4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 text:style-name="P5">[1.12.3] Find the increase in CPU time if the number of instructions of the benchmark is increased by 10% without affecting the CPI.</text:p>
                  </text:list-item>
                </text:list>
              </text:list-item>
              <text:list-item>
                <text:p><text:span text:style-name="T3">Answer: </text:span></text:p>
                <text:list>
                  <text:list-item>
                    <text:p>First of all, we take the equation from [1.12.1] and rearrange it for CPU Time:</text:p>
                    <text:list>
                      <text:list-item>
                        <text:p><text:span text:style-name="T5">CPI = Clock Rate × (CPU Time ÷ Instruction Count)</text:span></text:p>
                      </text:list-item>
                      <text:list-item>
                        <text:p text:style-name="P6"><text:span text:style-name="T95">(CPI ÷ Clock Rate) = </text:span><text:span text:style-name="T9">(CPU Time ÷ Instruction Count)</text:span></text:p>
                      </text:list-item>
                      <text:list-item>
                        <text:p text:style-name="P6"><text:span text:style-name="T95">(CPU Time) = ((CPI ÷ Clock Rate) ÷ Instruction Count)</text:span></text:p>
                      </text:list-item>
                      <text:list-item>
                        <text:p text:style-name="P6"><text:span text:style-name="T96">(CPU Time) = ((CPI × Instruction Count) ÷ Clock Rate)</text:span></text:p>
                      </text:list-item>
                    </text:list>
                  </text:list-item>
                  <text:list-item>
                    <text:p>Now, we take this equation and solve for CPU Time</text:p>
                    <text:list>
                      <text:list-item>
                        <text:p><text:span text:style-name="T8">Next slid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2" presentation:class="page"/>
          <draw:frame presentation:style-name="pr6" draw:text-style-name="P4" draw:layer="layout" svg:width="15.199cm" svg:height="12.464cm" svg:x="2.9cm" svg:y="14.157cm" presentation:class="notes" presentation:placeholder="true">
            <draw:text-box/>
          </draw:frame>
        </presentation:notes>
      </draw:page>
      <draw:page draw:name="page4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text:span text:style-name="T156">execution time of 750 s</text:span>, and a reference time of 9650 s.</text:p>
                <text:list>
                  <text:list-item>
                    <text:p text:style-name="P5">[1.12.3] Find the increase in CPU time if the <text:span text:style-name="T153">number of instructions of the benchmark is increased by </text:span><text:span text:style-name="T157">10%</text:span> without affecting the CPI.</text:p>
                  </text:list-item>
                </text:list>
              </text:list-item>
              <text:list-item>
                <text:p><text:span text:style-name="T3">Answer: </text:span></text:p>
                <text:list>
                  <text:list-item>
                    <text:p>Now, we take the equation and solve for <text:span text:style-name="T156">CPU/Execution Time</text:span>:</text:p>
                    <text:list>
                      <text:list-item>
                        <text:p><text:span text:style-name="T8">(CPU Time) = ((CPI × Instruction Count) ÷ Clock Rate)</text:span></text:p>
                      </text:list-item>
                      <text:list-item>
                        <text:p><text:span text:style-name="T96">(CPU Time) = ((0.941816659 × (</text:span><text:span text:style-name="T158">1.1</text:span><text:span text:style-name="T96"> × (2.389 × 10</text:span><text:span text:style-name="T159">12</text:span><text:span text:style-name="T96">))) ÷ (3 </text:span><text:span text:style-name="T8">× 10</text:span><text:span text:style-name="T160">9</text:span><text:span text:style-name="T147">)</text:span><text:span text:style-name="T8">)</text:span></text:p>
                        <text:list>
                          <text:list-item>
                            <text:p><text:span text:style-name="T155">Note: The CPU time is taken from [1.12.1]</text:span></text:p>
                          </text:list-item>
                        </text:list>
                      </text:list-item>
                      <text:list-item>
                        <text:p text:style-name="P6"><text:span text:style-name="T96">(CPU Time) = (2.474999998 × 10</text:span><text:span text:style-name="T159">12</text:span><text:span text:style-name="T96">) ÷ (3 </text:span><text:span text:style-name="T8">× 10</text:span><text:span text:style-name="T160">9</text:span><text:span text:style-name="T147">)</text:span></text:p>
                      </text:list-item>
                      <text:list-item>
                        <text:p text:style-name="P6"><text:span text:style-name="T161">(CPU Time) = 824.99999993 s</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3" presentation:class="page"/>
          <draw:frame presentation:style-name="pr6" draw:text-style-name="P4" draw:layer="layout" svg:width="15.199cm" svg:height="12.464cm" svg:x="2.9cm" svg:y="14.157cm" presentation:class="notes" presentation:placeholder="true">
            <draw:text-box/>
          </draw:frame>
        </presentation:notes>
      </draw:page>
      <draw:page draw:name="page4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text:span text:style-name="T72">n an AMD Barcelona has an instruction count of 2.389E12, an </text:span><text:span text:style-name="T153">execution time of 750 s</text:span><text:span text:style-name="T72">, and a reference time of 9650 s.</text:span></text:p>
                <text:list>
                  <text:list-item>
                    <text:p text:style-name="P5"><text:span text:style-name="T72">[1.12.3] Find the increase in CPU time if the </text:span><text:span text:style-name="T153">number of instructions of the benchmark is increased by </text:span><text:span text:style-name="T157">10%</text:span><text:span text:style-name="T72"> without affecting the CPI.</text:span></text:p>
                  </text:list-item>
                </text:list>
              </text:list-item>
              <text:list-item>
                <text:p><text:span text:style-name="T3">Answer: </text:span></text:p>
                <text:list>
                  <text:list-item>
                    <text:p><text:span text:style-name="T162">The new </text:span><text:span text:style-name="T163">CPU time</text:span><text:span text:style-name="T162"> is: </text:span><text:span text:style-name="T164">824.99999993 s</text:span></text:p>
                  </text:list-item>
                  <text:list-item>
                    <text:p><text:span text:style-name="T162">If we multiply </text:span><text:span text:style-name="T165">750 s</text:span><text:span text:style-name="T162"> by </text:span><text:span text:style-name="T165">1.1</text:span><text:span text:style-name="T162">, we get:</text:span></text:p>
                    <text:list>
                      <text:list-item>
                        <text:p text:style-name="P6"><text:span text:style-name="T166">750 × 1.1 = </text:span><text:span text:style-name="T161">825 s</text:span></text:p>
                      </text:list-item>
                    </text:list>
                  </text:list-item>
                  <text:list-item>
                    <text:p><text:span text:style-name="T162">Therefore, if the number of instructions of the benchmark is increased by </text:span><text:span text:style-name="T165">10%</text:span><text:span text:style-name="T162">, then the </text:span><text:span text:style-name="T165">CPU time</text:span><text:span text:style-name="T162"> will also increase by </text:span><text:span text:style-name="T165">10%</text:span><text:span text:style-name="T163">,</text:span><text:span text:style-name="T162"> assuming that CPI is unaffected.</text:span></text:p>
                    <text:list>
                      <text:list-item>
                        <text:p><text:span text:style-name="T166">Note: Clock Rate needs to remain the same as wel</text:span><text:span text:style-name="T162">l</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4" presentation:class="page"/>
          <draw:frame presentation:style-name="pr6" draw:text-style-name="P4" draw:layer="layout" svg:width="15.199cm" svg:height="12.464cm" svg:x="2.9cm" svg:y="14.157cm" presentation:class="notes" presentation:placeholder="true">
            <draw:text-box/>
          </draw:frame>
        </presentation:notes>
      </draw:page>
      <draw:page draw:name="page4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4]</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 text:style-name="P5">[1.12.4] Find the increase in CPU time if the <text:span text:style-name="T167">number of instructions of the benchmark is increased by 10%</text:span> and the <text:span text:style-name="T168">CPI is increased by 5%</text:span>.</text:p>
                  </text:list-item>
                </text:list>
              </text:list-item>
              <text:list-item>
                <text:p><text:span text:style-name="T3">Answer: </text:span></text:p>
                <text:list>
                  <text:list-item>
                    <text:p>The logic for this question [1.12.4] is the same as the previous question [1.12.3]</text:p>
                  </text:list-item>
                  <text:list-item>
                    <text:p>We need to use the following formula:</text:p>
                    <text:list>
                      <text:list-item>
                        <text:p><text:span text:style-name="T8">(CPU Time) = ((CPI × Instruction Count) ÷ Clock Rate)</text:span></text:p>
                      </text:list-item>
                    </text:list>
                  </text:list-item>
                  <text:list-item>
                    <text:p>We know that the number of instructions increases by 10% and the CPI is increased by 5%. The formula can be adjusted as follows:</text:p>
                    <text:list>
                      <text:list-item>
                        <text:p text:style-name="P6"><text:span text:style-name="T96">(CPU Time) = (((</text:span><text:span text:style-name="T169">1.05 × CPI</text:span><text:span text:style-name="T96">) × (</text:span><text:span text:style-name="T170">1.1 </text:span><text:span text:style-name="T171">× Instruction Count</text:span><text:span text:style-name="T8">)) ÷ Clock Rat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5" presentation:class="page"/>
          <draw:frame presentation:style-name="pr6" draw:text-style-name="P4" draw:layer="layout" svg:width="15.199cm" svg:height="12.464cm" svg:x="2.9cm" svg:y="14.157cm" presentation:class="notes" presentation:placeholder="true">
            <draw:text-box/>
          </draw:frame>
        </presentation:notes>
      </draw:page>
      <draw:page draw:name="page4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4]</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 text:style-name="P5">[1.12.4] Find the increase in CPU time if the <text:span text:style-name="T167">number of instructions of the benchmark is increased by 10%</text:span> and the <text:span text:style-name="T168">CPI is increased by 5%</text:span>.</text:p>
                  </text:list-item>
                </text:list>
              </text:list-item>
              <text:list-item>
                <text:p><text:span text:style-name="T3">Answer: </text:span></text:p>
                <text:list>
                  <text:list-item>
                    <text:p>Since multiplication is associative, we can skip doing the math and conclude the following:</text:p>
                    <text:list>
                      <text:list-item>
                        <text:p text:style-name="P6"><text:span text:style-name="T96">CPU Time increases by a factor of: (</text:span><text:span text:style-name="T169">1.05</text:span><text:span text:style-name="T96"> </text:span><text:span text:style-name="T8">× </text:span><text:span text:style-name="T171">1.1</text:span><text:span text:style-name="T8">) </text:span><text:span text:style-name="T172">= 1.155</text:span></text:p>
                      </text:list-item>
                    </text:list>
                  </text:list-item>
                  <text:list-item>
                    <text:p>We can show that the above statement holds true by doing the math; although it is not necessary</text:p>
                    <text:list>
                      <text:list-item>
                        <text:p text:style-name="P6"><text:span text:style-name="T96">(CPU Time) = (((</text:span><text:span text:style-name="T169">1.05 × CPI</text:span><text:span text:style-name="T96">) × (</text:span><text:span text:style-name="T170">1.1 </text:span><text:span text:style-name="T171">× Instruction Count</text:span><text:span text:style-name="T8">)) ÷ Clock Rate)</text:span></text:p>
                      </text:list-item>
                      <text:list-item>
                        <text:p text:style-name="P6"><text:span text:style-name="T173">(CPU Time) = (((</text:span><text:span text:style-name="T169">1.05</text:span><text:span text:style-name="T173"> × 0.941816659) × (</text:span><text:span text:style-name="T170">1.1</text:span><text:span text:style-name="T173"> × (2.389 × 10</text:span><text:span text:style-name="T174">12</text:span><text:span text:style-name="T173">))) ÷ (3 × 10</text:span><text:span text:style-name="T174">9</text:span><text:span text:style-name="T175">))</text:span></text:p>
                        <text:list>
                          <text:list-item>
                            <text:p><text:span text:style-name="T175">Note: The CPI and Clock Rate are from [1.12.1]</text:span></text:p>
                          </text:list-item>
                        </text:list>
                      </text:list-item>
                      <text:list-item>
                        <text:p text:style-name="P6"><text:span text:style-name="T173">(CPU Time) = ((0.988907492 × (2.6279 × 10</text:span><text:span text:style-name="T174">12</text:span><text:span text:style-name="T173">)) ÷ (3 × 10</text:span><text:span text:style-name="T174">9</text:span><text:span text:style-name="T175">))</text:span></text:p>
                      </text:list-item>
                      <text:list-item>
                        <text:p text:style-name="P6"><text:span text:style-name="T173">(CPU Time) = ((2.59875 × 10</text:span><text:span text:style-name="T174">12</text:span><text:span text:style-name="T173">) ÷ (3 × 10</text:span><text:span text:style-name="T174">9</text:span><text:span text:style-name="T175">))</text:span></text:p>
                      </text:list-item>
                      <text:list-item>
                        <text:p text:style-name="P6"><text:span text:style-name="T176">(CPU Time) = 866.2499994 s</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6" presentation:class="page"/>
          <draw:frame presentation:style-name="pr6" draw:text-style-name="P4" draw:layer="layout" svg:width="15.199cm" svg:height="12.464cm" svg:x="2.9cm" svg:y="14.157cm" presentation:class="notes" presentation:placeholder="true">
            <draw:text-box/>
          </draw:frame>
        </presentation:notes>
      </draw:page>
      <draw:page draw:name="page4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4]</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ext:span text:style-name="T72">tion count of 2.389E12, an execution time of 750 s, and a reference time of 9650 s.</text:span></text:p>
                <text:list>
                  <text:list-item>
                    <text:p text:style-name="P5"><text:span text:style-name="T72">[1.12.4] Find the increase in CPU time if the number of instructions of the benchmark is increased by 10% and the CPI is increased by 5%.</text:span></text:p>
                  </text:list-item>
                </text:list>
              </text:list-item>
              <text:list-item>
                <text:p><text:span text:style-name="T3">Answer: </text:span></text:p>
                <text:list>
                  <text:list-item>
                    <text:p>If we multiply 750 with 1.155 we get:</text:p>
                    <text:list>
                      <text:list-item>
                        <text:p><text:span text:style-name="T8">750 s × 1.155 = 866.25 s</text:span></text:p>
                      </text:list-item>
                    </text:list>
                  </text:list-item>
                  <text:list-item>
                    <text:p>Therefore, we can conclude that if the number of instructions of the benchmark is increased by 10%, and the CPI is increasd by 5%, then the <text:span text:style-name="T3">CPU time (or execution time) increases by a factor of 1.155</text:span></text:p>
                  </text:list-item>
                </text:list>
              </text:list-item>
            </text:list>
          </draw:text-box>
        </draw:frame>
        <presentation:notes draw:style-name="dp2" presentation:use-date-time-name="dtd1">
          <draw:page-thumbnail draw:style-name="gr1" draw:layer="layout" svg:width="12.292cm" svg:height="10.386cm" svg:x="4.352cm" svg:y="3.104cm" draw:page-number="47" presentation:class="page"/>
          <draw:frame presentation:style-name="pr6" draw:text-style-name="P4" draw:layer="layout" svg:width="15.199cm" svg:height="12.464cm" svg:x="2.9cm" svg:y="14.157cm" presentation:class="notes" presentation:placeholder="true">
            <draw:text-box/>
          </draw:frame>
        </presentation:notes>
      </draw:page>
      <draw:page draw:name="page4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5]</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 text:style-name="P5">[1.12.5] Find the change in the SPEC ratio for this change.</text:p>
                  </text:list-item>
                </text:list>
              </text:list-item>
              <text:list-item>
                <text:p><text:span text:style-name="T3">Answer: </text:span></text:p>
                <text:list>
                  <text:list-item>
                    <text:p>From [1.12.2] we know that the equation for SPEC<text:span text:style-name="T177">ratio</text:span> is:</text:p>
                    <text:list>
                      <text:list-item>
                        <text:p><text:span text:style-name="T8">SPEC</text:span><text:span text:style-name="T146">ratio</text:span><text:span text:style-name="T8"> = (Reference Time </text:span><text:span text:style-name="T68">÷</text:span><text:span text:style-name="T8"> Execution Time)</text:span></text:p>
                      </text:list-item>
                    </text:list>
                  </text:list-item>
                  <text:list-item>
                    <text:p>To find the change in SPEC<text:span text:style-name="T177">ratio</text:span>, we need to do:</text:p>
                    <text:list>
                      <text:list-item>
                        <text:p text:style-name="P6"><text:span text:style-name="T96">(New-SPEC</text:span><text:span text:style-name="T178">ratio</text:span><text:span text:style-name="T96">) </text:span><text:span text:style-name="T68">÷ (Old-SPEC</text:span><text:span text:style-name="T179">ratio</text:span><text:span text:style-name="T180">)</text:span></text:p>
                      </text:list-item>
                    </text:list>
                  </text:list-item>
                  <text:list-item>
                    <text:p><text:span text:style-name="T90">After substitution we get:</text:span></text:p>
                    <text:list>
                      <text:list-item>
                        <text:p text:style-name="P6"><text:span text:style-name="T181">(Reference Time </text:span><text:span text:style-name="T143">÷ Execution Time)</text:span><text:span text:style-name="T182">NEW</text:span><text:span text:style-name="T181"> </text:span><text:span text:style-name="T143">÷ </text:span><text:span text:style-name="T181">(Reference Time </text:span><text:span text:style-name="T143">÷ Execution Time)</text:span><text:span text:style-name="T182">OLD</text:span></text:p>
                      </text:list-item>
                    </text:list>
                  </text:list-item>
                  <text:list-item>
                    <text:p><text:span text:style-name="T51">Since the Reference Time is the same, we can cancel it out:</text:span></text:p>
                    <text:list>
                      <text:list-item>
                        <text:p text:style-name="P6"><text:span text:style-name="T181">(</text:span><text:span text:style-name="T143">Execution Time)</text:span><text:span text:style-name="T182">NEW</text:span><text:span text:style-name="T181"> </text:span><text:span text:style-name="T143">÷ </text:span><text:span text:style-name="T181">(</text:span><text:span text:style-name="T143">Execution Time)</text:span><text:span text:style-name="T182">OLD</text:span></text:p>
                      </text:list-item>
                    </text:list>
                  </text:list-item>
                  <text:list-item>
                    <text:p><text:span text:style-name="T183">Next slide</text:span></text:p>
                  </text:list-item>
                </text:list>
              </text:list-item>
            </text:list>
          </draw:text-box>
        </draw:frame>
        <presentation:notes draw:style-name="dp2" presentation:use-date-time-name="dtd1">
          <draw:page-thumbnail draw:style-name="gr1" draw:layer="layout" svg:width="12.292cm" svg:height="10.386cm" svg:x="4.352cm" svg:y="3.104cm" draw:page-number="48" presentation:class="page"/>
          <draw:frame presentation:style-name="pr6" draw:text-style-name="P4" draw:layer="layout" svg:width="15.199cm" svg:height="12.464cm" svg:x="2.9cm" svg:y="14.157cm" presentation:class="notes" presentation:placeholder="true">
            <draw:text-box/>
          </draw:frame>
        </presentation:notes>
      </draw:page>
      <draw:page draw:name="page4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5]</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 text:style-name="P5">[1.12.5] Find the change in the SPEC ratio for this change.</text:p>
                  </text:list-item>
                </text:list>
              </text:list-item>
              <text:list-item>
                <text:p><text:span text:style-name="T3">Answer: </text:span></text:p>
                <text:list>
                  <text:list-item>
                    <text:p><text:span text:style-name="T184">From [1.12.4] we know that the </text:span><text:span text:style-name="T185">New Execution Time</text:span><text:span text:style-name="T184"> is: 866.25 s</text:span></text:p>
                  </text:list-item>
                  <text:list-item>
                    <text:p><text:span text:style-name="T184">From the question, we know that the </text:span><text:span text:style-name="T185">Old Execution Time</text:span><text:span text:style-name="T184"> is: 750 s</text:span></text:p>
                  </text:list-item>
                  <text:list-item>
                    <text:p><text:span text:style-name="T184">Calculation</text:span></text:p>
                    <text:list>
                      <text:list-item>
                        <text:p text:style-name="P6"><text:span text:style-name="T181">(866.25</text:span><text:span text:style-name="T143">)</text:span><text:span text:style-name="T182">NEW</text:span><text:span text:style-name="T181"> </text:span><text:span text:style-name="T143">÷ </text:span><text:span text:style-name="T181">(750</text:span><text:span text:style-name="T143">)</text:span><text:span text:style-name="T182">OLD</text:span><text:span text:style-name="T143"> </text:span><text:span text:style-name="T186">= 1.155</text:span></text:p>
                      </text:list-item>
                    </text:list>
                  </text:list-item>
                  <text:list-item>
                    <text:p><text:span text:style-name="T184">The </text:span><text:span text:style-name="T185">new time</text:span><text:span text:style-name="T184"> is 1.155x slower than the </text:span><text:span text:style-name="T185">old time</text:span></text:p>
                    <text:list>
                      <text:list-item>
                        <text:p><text:span text:style-name="T143">If we take the inverse of 1.155, we get: 0.865800865 </text:span><text:span text:style-name="T187">(~0.86)</text:span></text:p>
                        <text:list>
                          <text:list-item>
                            <text:p><text:span text:style-name="T187">100 – 86 = 14%</text:span></text:p>
                          </text:list-item>
                        </text:list>
                      </text:list-item>
                    </text:list>
                  </text:list-item>
                  <text:list-item>
                    <text:p><text:span text:style-name="T184">Therefore, we can conclude that the SPEC</text:span><text:span text:style-name="T188">ratio</text:span><text:span text:style-name="T184"> decreasd by 14%.</text:span></text:p>
                  </text:list-item>
                </text:list>
              </text:list-item>
            </text:list>
          </draw:text-box>
        </draw:frame>
        <presentation:notes draw:style-name="dp2" presentation:use-date-time-name="dtd1">
          <draw:page-thumbnail draw:style-name="gr1" draw:layer="layout" svg:width="12.292cm" svg:height="10.386cm" svg:x="4.352cm" svg:y="3.104cm" draw:page-number="49" presentation:class="page"/>
          <draw:frame presentation:style-name="pr6" draw:text-style-name="P4" draw:layer="layout" svg:width="15.199cm" svg:height="12.464cm" svg:x="2.9cm" svg:y="14.157cm" presentation:class="notes" presentation:placeholder="true">
            <draw:text-box/>
          </draw:frame>
        </presentation:notes>
      </draw:page>
      <draw:page draw:name="page5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6]</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 text:style-name="P5">[1.12.6] Suppose that we are developing a new version of the AMD Barcelona processor with a 4 GHz clock rate. We have added some additional instructions to the instruction set in such a way that the number of instructions has been reduced by 15%. The execution time is reduced to 700 s and the new SPECratio is 13.7. Find the new CPI.</text:p>
                  </text:list-item>
                </text:list>
              </text:list-item>
              <text:list-item>
                <text:p><text:span text:style-name="T3">Answer: </text:span></text:p>
                <text:list>
                  <text:list-item>
                    <text:p>To calculate the CPI, we take the equation from [1.12.1] and plug the numbers in. The equation is:</text:p>
                    <text:list>
                      <text:list-item>
                        <text:p><text:span text:style-name="T8">CPI = ((Clock Rate × CPU Time) ÷ Instruction Count)</text:span></text:p>
                      </text:list-item>
                    </text:list>
                  </text:list-item>
                  <text:list-item>
                    <text:p>The numbers are:</text:p>
                    <text:list>
                      <text:list-item>
                        <text:p text:style-name="P6"><text:span text:style-name="T96">Clock Rate = 4 GHz </text:span><text:span text:style-name="T189">= 4 </text:span><text:span text:style-name="T172">× 10</text:span><text:span text:style-name="T190">9</text:span><text:span text:style-name="T172"> MHz</text:span></text:p>
                      </text:list-item>
                      <text:list-item>
                        <text:p text:style-name="P6"><text:span text:style-name="T8">CPU Time = 700 s</text:span></text:p>
                        <text:list>
                          <text:list-item>
                            <text:p><text:span text:style-name="T9">Note: CPU Time is the same as Execution Time</text:span></text:p>
                          </text:list-item>
                        </text:list>
                      </text:list-item>
                      <text:list-item>
                        <text:p text:style-name="P6"><text:span text:style-name="T96">Instruction Count = (0.85 × 2.389 </text:span><text:span text:style-name="T8">× 10</text:span><text:span text:style-name="T160">12</text:span><text:span text:style-name="T8">) </text:span><text:span text:style-name="T172">= (2.03065 × 10</text:span><text:span text:style-name="T190">12</text:span><text:span text:style-name="T172">)</text:span></text:p>
                      </text:list-item>
                    </text:list>
                  </text:list-item>
                  <text:list-item>
                    <text:p><text:span text:style-name="T191">Next slide</text:span></text:p>
                  </text:list-item>
                </text:list>
              </text:list-item>
            </text:list>
          </draw:text-box>
        </draw:frame>
        <presentation:notes draw:style-name="dp2" presentation:use-date-time-name="dtd1">
          <draw:page-thumbnail draw:style-name="gr1" draw:layer="layout" svg:width="12.292cm" svg:height="10.386cm" svg:x="4.352cm" svg:y="3.104cm" draw:page-number="50" presentation:class="page"/>
          <draw:frame presentation:style-name="pr6" draw:text-style-name="P4" draw:layer="layout" svg:width="15.199cm" svg:height="12.464cm" svg:x="2.9cm" svg:y="14.157cm" presentation:class="notes" presentation:placeholder="true">
            <draw:text-box/>
          </draw:frame>
        </presentation:notes>
      </draw:page>
      <draw:page draw:name="page5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6]</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The results of the SPEC CPU2006 bzip2 benchmark running on an AMD Barcelona has an instruction count of 2.389E12, an execution time of 750 s, and a reference time of 9650 s.</text:p>
                <text:list>
                  <text:list-item>
                    <text:p text:style-name="P5">[1.12.6] Suppose that we are developing a new version of the AMD Barcelona processor with a 4 GHz clock rate. We have added some additional instructions to the instruction set in such a way that the number of instructions has been reduced by 15%. The execution time is reduced to 700 s and the new SPECratio is 13.7. Find the new CPI.</text:p>
                  </text:list-item>
                </text:list>
              </text:list-item>
              <text:list-item>
                <text:p><text:span text:style-name="T3">Answer: </text:span></text:p>
                <text:list>
                  <text:list-item>
                    <text:p>We take the equation from before, and we plug in the values:</text:p>
                    <text:list>
                      <text:list-item>
                        <text:p><text:span text:style-name="T8">CPI = ((Clock Rate × CPU Time) ÷ Instruction Count)</text:span></text:p>
                      </text:list-item>
                      <text:list-item>
                        <text:p text:style-name="P6"><text:span text:style-name="T96">CPI = (((4 × 10</text:span><text:span text:style-name="T159">9</text:span><text:span text:style-name="T96">) × 700) ÷ </text:span><text:span text:style-name="T5">(2.03065 × 10</text:span><text:span text:style-name="T40">12</text:span><text:span text:style-name="T5">))</text:span></text:p>
                      </text:list-item>
                      <text:list-item>
                        <text:p text:style-name="P6"><text:span text:style-name="T96">CPI = ((2.8 × 10</text:span><text:span text:style-name="T159">12</text:span><text:span text:style-name="T96">) ÷ </text:span><text:span text:style-name="T5">(2.03065 × 10</text:span><text:span text:style-name="T40">12</text:span><text:span text:style-name="T5">))</text:span></text:p>
                      </text:list-item>
                      <text:list-item>
                        <text:p text:style-name="P6"><text:span text:style-name="T172">CPI = 1.378868835</text:span></text:p>
                      </text:list-item>
                    </text:list>
                  </text:list-item>
                  <text:list-item>
                    <text:p><text:span text:style-name="T39">Therefore, the CPI of the new version of the AMD Barcelona processor is: </text:span><text:span text:style-name="T192">1.378868835</text:span></text:p>
                  </text:list-item>
                </text:list>
              </text:list-item>
            </text:list>
          </draw:text-box>
        </draw:frame>
        <presentation:notes draw:style-name="dp2" presentation:use-date-time-name="dtd1">
          <draw:page-thumbnail draw:style-name="gr1" draw:layer="layout" svg:width="12.292cm" svg:height="10.386cm" svg:x="4.352cm" svg:y="3.104cm" draw:page-number="51" presentation:class="page"/>
          <draw:frame presentation:style-name="pr6" draw:text-style-name="P4" draw:layer="layout" svg:width="15.199cm" svg:height="12.464cm" svg:x="2.9cm" svg:y="14.157cm" presentation:class="notes" presentation:placeholder="true">
            <draw:text-box/>
          </draw:frame>
        </presentation:notes>
      </draw:page>
      <draw:page draw:name="page5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7]</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92">Question:</text:span><text:span text:style-name="T121"> The results of the SPEC CPU2006 bzip2 benchmark running on an AMD Barcelona has an instruction count of 2.389E12, an execution time of 750 s, and a reference time of 9650 s.</text:span></text:p>
                <text:list>
                  <text:list-item>
                    <text:p>[1.12.7] This CPI value is larger than obtained in 1.12.1 as the clock rate was increased from 3 GHz to 4 GHz. Determine whether the increase in the CPI is similar to that of the clock rate. If they are dissimilar, why?</text:p>
                  </text:list-item>
                </text:list>
              </text:list-item>
              <text:list-item>
                <text:p><text:span text:style-name="T3">Answer:</text:span></text:p>
                <text:list>
                  <text:list-item>
                    <text:p>For this question, we are comparing the ratio of Clock Rate and CPI to see if they are the same or not</text:p>
                  </text:list-item>
                  <text:list-item>
                    <text:p>Values from [1.12.1]</text:p>
                    <text:list>
                      <text:list-item>
                        <text:p text:style-name="P6"><text:span text:style-name="T8">Instruction Count = 2.389 × 10</text:span><text:span text:style-name="T160">9</text:span></text:p>
                      </text:list-item>
                      <text:list-item>
                        <text:p><text:span text:style-name="T8">Clock Rate = 3.0 GHz</text:span></text:p>
                      </text:list-item>
                      <text:list-item>
                        <text:p><text:span text:style-name="T8">CPI = 0.94</text:span></text:p>
                      </text:list-item>
                    </text:list>
                  </text:list-item>
                  <text:list-item>
                    <text:p>Values From [1.12.6]</text:p>
                    <text:list>
                      <text:list-item>
                        <text:p text:style-name="P6"><text:span text:style-name="T96">Instruction Count = 2.03065 </text:span><text:span text:style-name="T8">× 10</text:span><text:span text:style-name="T160">9</text:span></text:p>
                      </text:list-item>
                      <text:list-item>
                        <text:p><text:span text:style-name="T8">Clock Rate = 4.0 GHz</text:span></text:p>
                      </text:list-item>
                      <text:list-item>
                        <text:p><text:span text:style-name="T8">CPI = 1.37</text:span></text:p>
                      </text:list-item>
                    </text:list>
                  </text:list-item>
                  <text:list-item>
                    <text:p><text:span text:style-name="T191">Next slide</text:span></text:p>
                  </text:list-item>
                </text:list>
              </text:list-item>
            </text:list>
          </draw:text-box>
        </draw:frame>
        <presentation:notes draw:style-name="dp2" presentation:use-date-time-name="dtd1">
          <draw:page-thumbnail draw:style-name="gr1" draw:layer="layout" svg:width="12.292cm" svg:height="10.386cm" svg:x="4.352cm" svg:y="3.104cm" draw:page-number="52" presentation:class="page"/>
          <draw:frame presentation:style-name="pr6" draw:text-style-name="P4" draw:layer="layout" svg:width="15.199cm" svg:height="12.464cm" svg:x="2.9cm" svg:y="14.157cm" presentation:class="notes" presentation:placeholder="true">
            <draw:text-box/>
          </draw:frame>
        </presentation:notes>
      </draw:page>
      <draw:page draw:name="page5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7]</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92">Question:</text:span><text:span text:style-name="T121"> The results of the SPEC CPU2006 bzip2 benchmark running on an AMD Barcelona has an instruction count of 2.389E12, an execution time of 750 s, and a reference time of 9650 s.</text:span></text:p>
                <text:list>
                  <text:list-item>
                    <text:p>[1.12.7] This CPI value is larger than obtained in 1.12.1 as the clock rate was increased from 3 GHz to 4 GHz. Determine whether the increase in the CPI is similar to that of the clock rate. If they are dissimilar, why?</text:p>
                  </text:list-item>
                </text:list>
              </text:list-item>
              <text:list-item>
                <text:p><text:span text:style-name="T3">Answer:</text:span></text:p>
                <text:list>
                  <text:list-item>
                    <text:p>Divide Clock Rates:</text:p>
                    <text:list>
                      <text:list-item>
                        <text:p><text:span text:style-name="T8">(Clock Rate)</text:span><text:span text:style-name="T146">New</text:span><text:span text:style-name="T8"> ÷ (Clock Rate)</text:span><text:span text:style-name="T146">Old</text:span></text:p>
                      </text:list-item>
                      <text:list-item>
                        <text:p text:style-name="P6"><text:span text:style-name="T8">(4.0)</text:span><text:span text:style-name="T146">New</text:span><text:span text:style-name="T8"> ÷ (3.0)</text:span><text:span text:style-name="T146">Old</text:span></text:p>
                      </text:list-item>
                      <text:list-item>
                        <text:p><text:span text:style-name="T8">1.3333333333</text:span></text:p>
                      </text:list-item>
                    </text:list>
                  </text:list-item>
                  <text:list-item>
                    <text:p>Divide CPI<text:span text:style-name="T193">s</text:span>:</text:p>
                    <text:list>
                      <text:list-item>
                        <text:p text:style-name="P6"><text:span text:style-name="T8">(CPI)</text:span><text:span text:style-name="T146">New</text:span><text:span text:style-name="T8"> ÷ (CPI)</text:span><text:span text:style-name="T146">Old</text:span></text:p>
                      </text:list-item>
                      <text:list-item>
                        <text:p text:style-name="P6"><text:span text:style-name="T8">(1.37)</text:span><text:span text:style-name="T146">New</text:span><text:span text:style-name="T8"> ÷ (0.94)</text:span><text:span text:style-name="T146">Old</text:span></text:p>
                      </text:list-item>
                      <text:list-item>
                        <text:p><text:span text:style-name="T8">1.457446809</text:span></text:p>
                      </text:list-item>
                    </text:list>
                  </text:list-item>
                  <text:list-item>
                    <text:p><text:span text:style-name="T191">Next slide</text:span></text:p>
                  </text:list-item>
                </text:list>
              </text:list-item>
            </text:list>
          </draw:text-box>
        </draw:frame>
        <presentation:notes draw:style-name="dp2" presentation:use-date-time-name="dtd1">
          <draw:page-thumbnail draw:style-name="gr1" draw:layer="layout" svg:width="12.292cm" svg:height="10.386cm" svg:x="4.352cm" svg:y="3.104cm" draw:page-number="53" presentation:class="page"/>
          <draw:frame presentation:style-name="pr6" draw:text-style-name="P4" draw:layer="layout" svg:width="15.199cm" svg:height="12.464cm" svg:x="2.9cm" svg:y="14.157cm" presentation:class="notes" presentation:placeholder="true">
            <draw:text-box/>
          </draw:frame>
        </presentation:notes>
      </draw:page>
      <draw:page draw:name="page5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7]</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92">Question:</text:span><text:span text:style-name="T121"> The results of the SPEC CPU2006 bzip2 benchmark running on an AMD Barcelona has an instruction count of 2.389E12, an execution time of 750 s, and a reference time of 9650 s.</text:span></text:p>
                <text:list>
                  <text:list-item>
                    <text:p>[1.12.7] This CPI value is larger than obtained in 1.12.1 as the clock rate was increased from 3 GHz to 4 GHz. Determine whether the increase in the CPI is similar to that of the clock rate. If they are dissimilar, why?</text:p>
                  </text:list-item>
                </text:list>
              </text:list-item>
              <text:list-item>
                <text:p><text:span text:style-name="T3">Answer:</text:span></text:p>
                <text:list>
                  <text:list-item>
                    <text:p>When comparing the ratios, the increase in CPI is different from the Clock Rate because both instruction count and CPU time <text:span text:style-name="T8">(aka execution time)</text:span> have been reduced.</text:p>
                    <text:list>
                      <text:list-item>
                        <text:p><text:span text:style-name="T8">CPU time </text:span><text:span text:style-name="T9">(aka execution time)</text:span><text:span text:style-name="T8"> is reduced by a lower percentage than instruction count</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54" presentation:class="page"/>
          <draw:frame presentation:style-name="pr6" draw:text-style-name="P4" draw:layer="layout" svg:width="15.199cm" svg:height="12.464cm" svg:x="2.9cm" svg:y="14.157cm" presentation:class="notes" presentation:placeholder="true">
            <draw:text-box/>
          </draw:frame>
        </presentation:notes>
      </draw:page>
      <draw:page draw:name="page5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8]</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92">Question:</text:span><text:span text:style-name="T121"> The results of the SPEC CPU2006 bzip2 benchmark running on an AMD Barcelona has an instruction count of 2.389E12, an execution time of </text:span><text:span text:style-name="T194">750 s</text:span><text:span text:style-name="T121">, and a reference time of 9650 s.</text:span></text:p>
                <text:list>
                  <text:list-item>
                    <text:p text:style-name="P5">[1.12.8] By how much has the CPU time been reduced?</text:p>
                  </text:list-item>
                </text:list>
              </text:list-item>
              <text:list-item>
                <text:p><text:span text:style-name="T3">Answer:</text:span></text:p>
                <text:list>
                  <text:list-item>
                    <text:p>The old CPU time is: <text:span text:style-name="T153">750 s</text:span></text:p>
                  </text:list-item>
                  <text:list-item>
                    <text:p>The new CPU time is: 700 s</text:p>
                  </text:list-item>
                  <text:list-item>
                    <text:p>If we divide the new CPU time by the old CPU time, we get:</text:p>
                    <text:list>
                      <text:list-item>
                        <text:p><text:span text:style-name="T8">Ratio = (700) ÷ (750)</text:span></text:p>
                      </text:list-item>
                      <text:list-item>
                        <text:p text:style-name="P6"><text:span text:style-name="T8">Ratio = (0.9333333)</text:span></text:p>
                      </text:list-item>
                    </text:list>
                  </text:list-item>
                  <text:list-item>
                    <text:p>We can conclude that the CPU time reduction is: <text:span text:style-name="T192">~6.7%</text:span></text:p>
                    <text:list>
                      <text:list-item>
                        <text:p><text:span text:style-name="T5">100 – 93.3333333</text:span><text:span text:style-name="T172"> = 6.66666667%</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55" presentation:class="page"/>
          <draw:frame presentation:style-name="pr6" draw:text-style-name="P4" draw:layer="layout" svg:width="15.199cm" svg:height="12.464cm" svg:x="2.9cm" svg:y="14.157cm" presentation:class="notes" presentation:placeholder="true">
            <draw:text-box/>
          </draw:frame>
        </presentation:notes>
      </draw:page>
      <draw:page draw:name="page5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9]</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92">Question:</text:span><text:span text:style-name="T121"> The results of the SPEC CPU2006 bzip2 benchmark running on an AMD Barcelona has an instruction count of 2.389E12, an execution time of 750 s, and a reference time of 9650 s.</text:span></text:p>
                <text:list>
                  <text:list-item>
                    <text:p text:style-name="P5">[1.12.9] For a second benchmark, libquantum, assume an execution time of 960 s, CPI of 1.61, and clock rate of 3 GHz. If the execution time is reduced by an additional 10% without affecting the CPI and with a clock rate of 4 GHz, determine the number of instructions.</text:p>
                  </text:list-item>
                </text:list>
              </text:list-item>
              <text:list-item>
                <text:p><text:span text:style-name="T3">Answer:</text:span></text:p>
                <text:list>
                  <text:list-item>
                    <text:p><text:span text:style-name="T4">We take the equation we’ve been using all along, and rearrange it to solve for </text:span><text:span text:style-name="T195">instruction count</text:span><text:span text:style-name="T196">:</text:span></text:p>
                    <text:list>
                      <text:list-item>
                        <text:p><text:span text:style-name="T5">CPI = (Clock Rate) × (CPU Time ÷ Instruction Count)</text:span></text:p>
                      </text:list-item>
                      <text:list-item>
                        <text:p><text:span text:style-name="T5">CPI = (Clock Rate) × (CPU Time ÷ Instruction Count)</text:span></text:p>
                      </text:list-item>
                      <text:list-item>
                        <text:p text:style-name="P6"><text:span text:style-name="T96">(CPI ÷ Clock Rate) = </text:span><text:span text:style-name="T5">(CPU Time ÷ Instruction Count)</text:span></text:p>
                      </text:list-item>
                      <text:list-item>
                        <text:p text:style-name="P6"><text:span text:style-name="T96">(Clock Rate ÷ CPI) = </text:span><text:span text:style-name="T5">(Instruction Count ÷ CPU Time)</text:span></text:p>
                        <text:list>
                          <text:list-item>
                            <text:p><text:span text:style-name="T6">Note: In this step, we flipped the numerator and denominator on both sides</text:span></text:p>
                          </text:list-item>
                        </text:list>
                      </text:list-item>
                      <text:list-item>
                        <text:p text:style-name="P6"><text:span text:style-name="T96">(Instruction Count ÷ CPU Time) = (Clock Rate ÷ CPI)</text:span></text:p>
                      </text:list-item>
                      <text:list-item>
                        <text:p text:style-name="P6"><text:span text:style-name="T189">(Instruction Count) = ((CPU Time × Clock Rate) ÷ CPI)</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56" presentation:class="page"/>
          <draw:frame presentation:style-name="pr6" draw:text-style-name="P4" draw:layer="layout" svg:width="15.199cm" svg:height="12.464cm" svg:x="2.9cm" svg:y="14.157cm" presentation:class="notes" presentation:placeholder="true">
            <draw:text-box/>
          </draw:frame>
        </presentation:notes>
      </draw:page>
      <draw:page draw:name="page5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9]</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92">Question:</text:span><text:span text:style-name="T121"> The results of the SPEC CPU2006 bzip2 benchmark running on an AMD Barcelona has an instruction count of 2.389E12, an execution time of 750 s, and a reference time of 9650 s.</text:span></text:p>
                <text:list>
                  <text:list-item>
                    <text:p text:style-name="P5">[1.12.9] For a second benchmark, libquantum, assume an execution time of 960 s, CPI of 1.61, and clock rate of 3 GHz. If the execution time is reduced by an additional 10% without affecting the CPI and with a clock rate of 4 GHz, determine the number of instructions.</text:p>
                  </text:list-item>
                </text:list>
              </text:list-item>
              <text:list-item>
                <text:p><text:span text:style-name="T3">Answer:</text:span></text:p>
                <text:list>
                  <text:list-item>
                    <text:p><text:span text:style-name="T4">With our rearranged equation, we can calculate the new instruction count:</text:span></text:p>
                    <text:list>
                      <text:list-item>
                        <text:p><text:span text:style-name="T5">The values we will use are:</text:span></text:p>
                        <text:list>
                          <text:list-item>
                            <text:p><text:span text:style-name="T95">CPU Time = 0.9 × 960 </text:span><text:span text:style-name="T197">= 864</text:span></text:p>
                          </text:list-item>
                          <text:list-item>
                            <text:p><text:span text:style-name="T95">Clock Rate = 4 GHz </text:span><text:span text:style-name="T197">= 4.0 × 10</text:span><text:span text:style-name="T198">9</text:span><text:span text:style-name="T197"> MHz</text:span></text:p>
                          </text:list-item>
                          <text:list-item>
                            <text:p><text:span text:style-name="T95">CPI = 1.61</text:span></text:p>
                          </text:list-item>
                        </text:list>
                      </text:list-item>
                    </text:list>
                  </text:list-item>
                  <text:list-item>
                    <text:p text:style-name="P5"><text:span text:style-name="T199">Calculation:</text:span></text:p>
                    <text:list>
                      <text:list-item>
                        <text:p><text:span text:style-name="T200">We will use the following formula:</text:span></text:p>
                        <text:list>
                          <text:list-item>
                            <text:p><text:span text:style-name="T95">(Instruction Count) = ((CPU Time × Clock Rate) ÷ CPI)</text:span></text:p>
                          </text:list-item>
                        </text:list>
                      </text:list-item>
                      <text:list-item>
                        <text:p><text:span text:style-name="T201">Next slid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57" presentation:class="page"/>
          <draw:frame presentation:style-name="pr6" draw:text-style-name="P4" draw:layer="layout" svg:width="15.199cm" svg:height="12.464cm" svg:x="2.9cm" svg:y="14.157cm" presentation:class="notes" presentation:placeholder="true">
            <draw:text-box/>
          </draw:frame>
        </presentation:notes>
      </draw:page>
      <draw:page draw:name="page5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9]</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92">Question:</text:span><text:span text:style-name="T121"> The results of the SPEC CPU2006 bzip2 benchmark running on an AMD Barcelona has an instruction count of 2.389E12, an execution time of 750 s, and a reference time of 9650 s.</text:span></text:p>
                <text:list>
                  <text:list-item>
                    <text:p text:style-name="P5">[1.12.9] For a second benchmark, libquantum, assume an execution time of 960 s, CPI of 1.61, and clock rate of 3 GHz. If the execution time is reduced by an additional 10% without affecting the CPI and with a clock rate of 4 GHz, determine the number of instructions.</text:p>
                  </text:list-item>
                </text:list>
              </text:list-item>
              <text:list-item>
                <text:p><text:span text:style-name="T3">Answer:</text:span></text:p>
                <text:list>
                  <text:list-item>
                    <text:p text:style-name="P5"><text:span text:style-name="T199">Calculation:</text:span></text:p>
                    <text:list>
                      <text:list-item>
                        <text:p><text:span text:style-name="T96">(Instruction Count) = ((CPU Time × Clock Rate) ÷ CPI)</text:span></text:p>
                      </text:list-item>
                      <text:list-item>
                        <text:p text:style-name="P6"><text:span text:style-name="T96">(Instruction Count) = ((864 × (4.0 × 10</text:span><text:span text:style-name="T159">9</text:span><text:span text:style-name="T166">)</text:span><text:span text:style-name="T96">) ÷ 1.61)</text:span></text:p>
                      </text:list-item>
                      <text:list-item>
                        <text:p text:style-name="P6"><text:span text:style-name="T96">(Instruction Count) = ((3.456 × 10</text:span><text:span text:style-name="T159">12</text:span><text:span text:style-name="T96">) ÷ 1.61)</text:span></text:p>
                      </text:list-item>
                      <text:list-item>
                        <text:p text:style-name="P6"><text:span text:style-name="T189">(Instruction Count) = (2.1465 × 10</text:span><text:span text:style-name="T202">12</text:span><text:span text:style-name="T189">)</text:span></text:p>
                      </text:list-item>
                    </text:list>
                  </text:list-item>
                  <text:list-item>
                    <text:p><text:span text:style-name="T96">Therefore, the instruction count is: </text:span><text:span text:style-name="T189">2.1465 × 10</text:span><text:span text:style-name="T202">12</text:span></text:p>
                  </text:list-item>
                </text:list>
              </text:list-item>
            </text:list>
          </draw:text-box>
        </draw:frame>
        <presentation:notes draw:style-name="dp2" presentation:use-date-time-name="dtd1">
          <draw:page-thumbnail draw:style-name="gr1" draw:layer="layout" svg:width="12.292cm" svg:height="10.386cm" svg:x="4.352cm" svg:y="3.104cm" draw:page-number="58" presentation:class="page"/>
          <draw:frame presentation:style-name="pr6" draw:text-style-name="P4" draw:layer="layout" svg:width="15.199cm" svg:height="12.464cm" svg:x="2.9cm" svg:y="14.157cm" presentation:class="notes" presentation:placeholder="true">
            <draw:text-box/>
          </draw:frame>
        </presentation:notes>
      </draw:page>
      <draw:page draw:name="page5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10]</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92">Question:</text:span><text:span text:style-name="T121"> The results of the SPEC CPU2006 bzip2 benchmark running on an AMD Barcelona has an instruction count of 2.389E12, an execution time of 750 s, and a reference time of 9650 s.</text:span></text:p>
                <text:list>
                  <text:list-item>
                    <text:p text:style-name="P5">[1.12.10] Determine the clock rate required to give a further 10% reduction in CPU time while maintaining the number of instructions and with the CPI unchanged.</text:p>
                  </text:list-item>
                </text:list>
              </text:list-item>
              <text:list-item>
                <text:p><text:span text:style-name="T3">Answer:</text:span></text:p>
                <text:list>
                  <text:list-item>
                    <text:p text:style-name="P5">We take the formula we’ve been using all along, and rearrage it to solve for Clock Rate:</text:p>
                    <text:list>
                      <text:list-item>
                        <text:p text:style-name="P6"><text:span text:style-name="T8">CPI = (Clock Rate) × (CPU Time ÷ Instruction Count)</text:span></text:p>
                      </text:list-item>
                      <text:list-item>
                        <text:p text:style-name="P6"><text:span text:style-name="T96">(CPI ÷ Clock Rate) = </text:span><text:span text:style-name="T8">(CPU Time ÷ Instruction Count)</text:span></text:p>
                      </text:list-item>
                      <text:list-item>
                        <text:p text:style-name="P6"><text:span text:style-name="T96">(Clock Rate ÷ CPI) = (Instruction Count ÷ CPU Time)</text:span></text:p>
                      </text:list-item>
                      <text:list-item>
                        <text:p text:style-name="P6"><text:span text:style-name="T189">(Clock Rate) = ((Instruction Count ÷ CPU Time) × CPI)</text:span></text:p>
                      </text:list-item>
                    </text:list>
                  </text:list-item>
                  <text:list-item>
                    <text:p>Calculation</text:p>
                    <text:list>
                      <text:list-item>
                        <text:p><text:span text:style-name="T81">Next slid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59" presentation:class="page"/>
          <draw:frame presentation:style-name="pr6" draw:text-style-name="P4" draw:layer="layout" svg:width="15.199cm" svg:height="12.464cm" svg:x="2.9cm" svg:y="14.157cm" presentation:class="notes" presentation:placeholder="true">
            <draw:text-box/>
          </draw:frame>
        </presentation:notes>
      </draw:page>
      <draw:page draw:name="page6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utorial Question #3 [1.12.10]</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92">Question:</text:span><text:span text:style-name="T121"> The results of the SPEC CPU2006 bzip2 benchmark running on an AMD Barcelona has an instruction count of 2.389E12, an execution time of 750 s, and a reference time of 9650 s.</text:span></text:p>
                <text:list>
                  <text:list-item>
                    <text:p text:style-name="P5">[1.12.10] Determine the clock rate required to give a further 10% reduction in CPU time while maintaining the number of instructions and with the CPI unchanged.</text:p>
                  </text:list-item>
                </text:list>
              </text:list-item>
              <text:list-item>
                <text:p><text:span text:style-name="T3">Answer:</text:span></text:p>
                <text:list>
                  <text:list-item>
                    <text:p text:style-name="P5">Calculation:</text:p>
                    <text:list>
                      <text:list-item>
                        <text:p><text:span text:style-name="T96">(Clock Rate) = ((Instruction Count ÷ CPU Time) × CPI)</text:span></text:p>
                      </text:list-item>
                      <text:list-item>
                        <text:p><text:span text:style-name="T96">(Clock Rate) = ((2.1465 × 10</text:span><text:span text:style-name="T159">12</text:span><text:span text:style-name="T96"> ÷ (0.9 ×960)) × 1.61)</text:span></text:p>
                      </text:list-item>
                      <text:list-item>
                        <text:p><text:span text:style-name="T96">(Clock Rate) = ((2.1465 × 10</text:span><text:span text:style-name="T159">12</text:span><text:span text:style-name="T96"> ÷ (864)) × 1.61)</text:span></text:p>
                      </text:list-item>
                      <text:list-item>
                        <text:p><text:span text:style-name="T96">(Clock Rate) = ((2.484375 × 10</text:span><text:span text:style-name="T159">9</text:span><text:span text:style-name="T96">) × 1.61)</text:span></text:p>
                      </text:list-item>
                      <text:list-item>
                        <text:p><text:span text:style-name="T96">(Clock Rate) = (3.999843 × 10</text:span><text:span text:style-name="T159">9</text:span><text:span text:style-name="T96">) MHz</text:span></text:p>
                      </text:list-item>
                      <text:list-item>
                        <text:p><text:span text:style-name="T189">(Clock Rate) ~ (4.0 GHz)</text:span></text:p>
                      </text:list-item>
                    </text:list>
                  </text:list-item>
                  <text:list-item>
                    <text:p>Therefore, we need a clock rate of about 4 GHz to achieve a 10% reduction in CPU time (or execution time), without affecting the number of instructions or CPI</text:p>
                  </text:list-item>
                </text:list>
              </text:list-item>
            </text:list>
          </draw:text-box>
        </draw:frame>
        <presentation:notes draw:style-name="dp2" presentation:use-date-time-name="dtd1">
          <draw:page-thumbnail draw:style-name="gr1" draw:layer="layout" svg:width="12.292cm" svg:height="10.386cm" svg:x="4.352cm" svg:y="3.104cm" draw:page-number="60" presentation:class="page"/>
          <draw:frame presentation:style-name="pr6" draw:text-style-name="P4" draw:layer="layout" svg:width="15.199cm" svg:height="12.464cm" svg:x="2.9cm" svg:y="14.157cm" presentation:class="notes" presentation:placeholder="true">
            <draw:text-box/>
          </draw:frame>
        </presentation:notes>
      </draw:page>
      <draw:page draw:name="page61" draw:style-name="dp3" draw:master-page-name="Vivid2" presentation:presentation-page-layout-name="AL3T32" presentation:use-date-time-name="dtd1">
        <office:forms form:automatic-focus="false" form:apply-design-mode="false"/>
        <draw:frame presentation:style-name="pr7" draw:text-style-name="P10" draw:layer="layout" svg:width="25cm" svg:height="19cm" svg:x="1.5cm" svg:y="1cm" presentation:class="subtitle" presentation:user-transformed="true">
          <draw:text-box>
            <text:p><text:span text:style-name="T203">THE END</text:span></text:p>
          </draw:text-box>
        </draw:frame>
        <presentation:notes draw:style-name="dp2" presentation:use-date-time-name="dtd1">
          <draw:page-thumbnail draw:style-name="gr1" draw:layer="layout" svg:width="12.292cm" svg:height="10.386cm" svg:x="4.352cm" svg:y="3.104cm" draw:page-number="61" presentation:class="page"/>
          <draw:frame presentation:style-name="pr8"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Sans Pro" svg:font-family="'Source Sans Pro'" style:font-family-generic="swiss" style:font-pitch="variable"/>
    <style:font-face style:name="Source Sans Pro Black" svg:font-family="'Source Sans Pro Black'" style:font-adornments="Negra" style:font-pitch="variable"/>
    <style:font-face style:name="Source Sans Pro Black1" svg:font-family="'Source Sans Pro Black'" style:font-family-generic="system" style:font-pitch="variable"/>
    <style:font-face style:name="Source Sans Pro Black2" svg:font-family="'Source Sans Pro Black'" style:font-adornments="Negra" style:font-family-generic="system" style:font-pitch="variable"/>
    <style:font-face style:name="Source Sans Pro Light" svg:font-family="'Source Sans Pro Light'" style:font-adornments="Ligera" style:font-pitch="variable"/>
    <style:font-face style:name="Source Sans Pro Light1" svg:font-family="'Source Sans Pro Light'" style:font-adornments="Ligera" style:font-family-generic="system" style:font-pitch="variable"/>
    <style:font-face style:name="Source Sans Pro Light2" svg:font-family="'Source Sans Pro Light'" style:font-family-generic="system" style:font-pitch="variable"/>
    <style:font-face style:name="Source Sans Pro1" svg:font-family="'Source Sans Pro'" style:font-family-generic="swiss"/>
    <style:font-face style:name="Source Sans Pro2" svg:font-family="'Source Sans Pro'" style:font-pitch="variable"/>
    <style:font-face style:name="Source Sans Pro3" svg:font-family="'Source Sans Pro'" style:font-family-generic="system" style:font-pitch="variable"/>
    <style:font-face style:name="Tahoma" svg:font-family="Tahoma" style:font-family-generic="system" style:font-pitch="variable"/>
    <style:font-face style:name="Tahoma1"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Regular"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2"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2"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4cm" fo:text-indent="0cm"/>
      <style:text-properties fo:color="#dbf5f9" loext:opacity="100%" style:text-outline="false" style:text-line-through-style="none" style:text-line-through-type="none" style:font-name="Source Sans Pro2" fo:font-family="'Source Sans Pro'"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298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198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098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098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098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098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098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2"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2"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495cm" fo:text-indent="0cm"/>
      <style:text-properties style:use-window-font-color="true" loext:opacity="0%" style:text-outline="false" style:text-line-through-style="none" style:text-line-through-type="none" style:font-name="Source Sans Pro2"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298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198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098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098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098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098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098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2"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2"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style:text-outline="false" style:text-line-through-style="none" style:text-line-through-type="none" style:font-name="Source Sans Pro2"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298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198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098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098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098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098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098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6.8cm" fo:min-width="27.8cm" draw:shadow-offset-y="-0.05cm"/>
    </style:style>
    <style:style style:name="Mgr4" style:family="graphic" style:parent-style-name="Accent_20_1">
      <style:graphic-properties fo:min-height="3.8cm" fo:min-width="27.8cm"/>
    </style:style>
    <style:style style:name="Mgr5" style:family="graphic" style:parent-style-name="Accent_20_1">
      <style:graphic-properties fo:min-height="0.467cm" fo:min-width="27.8cm"/>
    </style:style>
    <style:style style:name="Mgr6" style:family="graphic" style:parent-style-name="Accent_20_1">
      <style:graphic-properties draw:fill="hatch" draw:fill-color="#009eda" draw:fill-hatch-name="Hatching_20_6" draw:fill-hatch-solid="true" fo:min-height="0.133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draw:custom-shape draw:style-name="Mgr3" draw:text-style-name="MP5" draw:layer="backgroundobjects" svg:width="28cm" svg:height="7cm" svg:x="0cm" svg:y="13.999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667cm" svg:x="1.25cm" svg:y="18.999cm" presentation:class="date-time">
        <draw:text-box>
          <text:p text:style-name="MP6"><presentation:date-time/><text:s/></text:p>
        </draw:text-box>
      </draw:frame>
      <draw:frame presentation:style-name="Mpr1" draw:text-style-name="MP7" draw:layer="backgroundobjects" svg:width="9cm" svg:height="1.667cm" svg:x="9.5cm" svg:y="18.999cm" presentation:class="footer">
        <draw:text-box>
          <text:p text:style-name="MP7"><presentation:footer/><text:s/></text:p>
        </draw:text-box>
      </draw:frame>
      <draw:frame presentation:style-name="Mpr1" draw:text-style-name="MP8" draw:layer="backgroundobjects" svg:width="6.5cm" svg:height="1.667cm" svg:x="20cm" svg:y="18.999cm" presentation:class="page-number">
        <draw:text-box>
          <text:p text:style-name="MP8"><text:page-number>&lt;number&gt;</text:page-number><text:s/></text:p>
        </draw:text-box>
      </draw:frame>
      <draw:frame presentation:style-name="Vivid-title" draw:layer="backgroundobjects" svg:width="25cm" svg:height="12cm" svg:x="1.25cm" svg:y="1cm" presentation:class="title" presentation:placeholder="true">
        <draw:text-box/>
      </draw:frame>
      <draw:frame presentation:style-name="Vivid-outline1" draw:layer="backgroundobjects" svg:width="25cm" svg:height="4.333cm" svg:x="1.25cm" svg:y="14.333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4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3.667cm" svg:x="1.5cm" svg:y="0.333cm" presentation:class="title" presentation:placeholder="true">
        <draw:text-box/>
      </draw:frame>
      <draw:frame presentation:style-name="Vivid1-outline1" draw:layer="backgroundobjects" svg:width="25cm" svg:height="13cm" svg:x="1.5cm" svg:y="5.333cm" presentation:class="outline" presentation:placeholder="true">
        <draw:text-box/>
      </draw:frame>
      <draw:frame presentation:style-name="Mpr4" draw:text-style-name="MP6" draw:layer="backgroundobjects" svg:width="6.5cm" svg:height="1.667cm" svg:x="1.5cm" svg:y="19cm" presentation:class="date-time">
        <draw:text-box>
          <text:p text:style-name="MP6"><presentation:date-time/><text:s/></text:p>
        </draw:text-box>
      </draw:frame>
      <draw:frame presentation:style-name="Mpr4" draw:text-style-name="MP7" draw:layer="backgroundobjects" svg:width="9cm" svg:height="1.667cm" svg:x="9.5cm" svg:y="19cm" presentation:class="footer">
        <draw:text-box>
          <text:p text:style-name="MP7"><presentation:footer/><text:s/></text:p>
        </draw:text-box>
      </draw:frame>
      <draw:frame presentation:style-name="Mpr4" draw:text-style-name="MP8" draw:layer="backgroundobjects" svg:width="6.5cm" svg:height="1.667cm" svg:x="20cm" svg:y="19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667cm" svg:x="0cm" svg:y="-0.013cm">
        <text:p/>
        <draw:enhanced-geometry svg:viewBox="0 0 21600 21600" draw:mirror-vertical="true" draw:type="rectangle" draw:enhanced-path="M 0 0 L 21600 0 21600 21600 0 21600 0 0 Z N"/>
      </draw:custom-shape>
      <draw:frame presentation:style-name="Vivid2-title" draw:layer="backgroundobjects" svg:width="25cm" svg:height="3.667cm" svg:x="1.5cm" svg:y="1cm" presentation:class="title" presentation:placeholder="true">
        <draw:text-box/>
      </draw:frame>
      <draw:frame presentation:style-name="Vivid2-outline1" draw:layer="backgroundobjects" svg:width="25cm" svg:height="15cm" svg:x="1.5cm" svg:y="5.333cm" presentation:class="outline" presentation:placeholder="true">
        <draw:text-box/>
      </draw:frame>
      <draw:frame presentation:style-name="Mpr7" draw:text-style-name="MP6" draw:layer="backgroundobjects" svg:width="6.5cm" svg:height="1.667cm" svg:x="1.5cm" svg:y="19cm" presentation:class="date-time">
        <draw:text-box>
          <text:p text:style-name="MP6"><presentation:date-time/><text:s/></text:p>
        </draw:text-box>
      </draw:frame>
      <draw:frame presentation:style-name="Mpr7" draw:text-style-name="MP7" draw:layer="backgroundobjects" svg:width="9cm" svg:height="1.667cm" svg:x="9.5cm" svg:y="18.96cm" presentation:class="footer">
        <draw:text-box>
          <text:p text:style-name="MP7"><presentation:footer/><text:s/></text:p>
        </draw:text-box>
      </draw:frame>
      <draw:frame presentation:style-name="Mpr7" draw:text-style-name="MP8" draw:layer="backgroundobjects" svg:width="5.25cm" svg:height="1.667cm" svg:x="21.25cm" svg:y="19cm" presentation:class="page-number">
        <draw:text-box>
          <text:p text:style-name="MP8"><text:page-number>&lt;number&gt;</text:page-number><text:s/></text:p>
        </draw:text-box>
      </draw:frame>
      <draw:custom-shape draw:style-name="Mgr6" draw:text-style-name="MP9" draw:layer="backgroundobjects" svg:width="28cm" svg:height="0.333cm" svg:x="0cm" svg:y="20.666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1-09-23T16:27:21.154315304</meta:creation-date>
    <meta:editing-duration>PT16H3M29S</meta:editing-duration>
    <meta:editing-cycles>413</meta:editing-cycles>
    <meta:generator>LibreOffice/7.2.1.2$MacOSX_X86_64 LibreOffice_project/87b77fad49947c1441b67c559c339af8f3517e22</meta:generator>
    <dc:title>Vivid</dc:title>
    <dc:date>2021-12-19T05:26:37.401659413</dc:date>
    <meta:document-statistic meta:object-count="287"/>
  </office:meta>
</office:document-meta>
</file>